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/>
    <style:font-face style:name="맑은 고딕" svg:font-family="'맑은 고딕'" style:font-family-generic="modern"/>
    <style:font-face style:name="나눔고딕" svg:font-family="나눔고딕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mm"/>
    </style:style>
    <style:style style:name="co2" style:family="table-column">
      <style:table-column-properties fo:break-before="auto" style:column-width="14.82mm"/>
    </style:style>
    <style:style style:name="co3" style:family="table-column">
      <style:table-column-properties fo:break-before="auto" style:column-width="46.04mm"/>
    </style:style>
    <style:style style:name="co4" style:family="table-column">
      <style:table-column-properties fo:break-before="auto" style:column-width="91.55mm"/>
    </style:style>
    <style:style style:name="co5" style:family="table-column">
      <style:table-column-properties fo:break-before="auto" style:column-width="123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7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50.89mm"/>
    </style:style>
    <style:style style:name="co10" style:family="table-column">
      <style:table-column-properties fo:break-before="page" style:column-width="50.89mm"/>
    </style:style>
    <style:style style:name="co11" style:family="table-column">
      <style:table-column-properties fo:break-before="auto" style:column-width="23.02mm"/>
    </style:style>
    <style:style style:name="ro1" style:family="table-row">
      <style:table-row-properties style:row-height="24.87mm" fo:break-before="auto" style:use-optimal-row-height="false"/>
    </style:style>
    <style:style style:name="ro2" style:family="table-row">
      <style:table-row-properties style:row-height="5.1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1.1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e-로봇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e46c0a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26pt" fo:font-style="normal" fo:text-shadow="none" style:text-underline-style="none" fo:font-weight="bold" style:font-name-asian="나눔고딕" style:font-size-asian="26pt" style:font-style-asian="normal" style:font-weight-asian="bold" style:font-size-complex="26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나눔고딕" fo:font-size="18pt" fo:font-style="normal" fo:text-shadow="none" style:text-underline-style="none" fo:font-weight="bold" style:font-name-asian="나눔고딕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26pt" fo:font-style="normal" fo:text-shadow="none" style:text-underline-style="none" fo:font-weight="bold" style:font-name-asian="나눔고딕" style:font-size-asian="26pt" style:font-style-asian="normal" style:font-weight-asian="bold" style:font-size-complex="26pt" style:font-style-complex="normal" style:font-weight-complex="bold"/>
    </style:style>
    <style:style style:name="ce28" style:family="table-cell" style:parent-style-name="Default" style:data-style-name="N84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나눔고딕" fo:font-size="18pt" fo:font-style="normal" fo:text-shadow="none" style:text-underline-style="none" fo:font-weight="bold" style:font-name-asian="나눔고딕" style:font-size-asian="18pt" style:font-style-asian="normal" style:font-weight-asian="bold" style:font-size-complex="18pt" style:font-style-complex="normal" style:font-weight-complex="bold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0" style:family="table-cell" style:parent-style-name="Default" style:data-style-name="N15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size-asian="12pt" style:font-style-asian="normal" style:font-weight-asian="normal" style:font-name-complex="맑은 고딕" style:font-size-complex="12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fo:border-bottom="none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54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54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 style:data-style-name="N154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9" style:family="table-cell" style:parent-style-name="Default" style:data-style-name="N154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0" style:family="table-cell" style:parent-style-name="Default" style:data-style-name="N154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1" style:family="table-cell" style:parent-style-name="Default" style:data-style-name="N15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2" style:family="table-cell" style:parent-style-name="Default" style:data-style-name="N15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3" style:family="table-cell" style:parent-style-name="Default" style:data-style-name="N15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5" style:family="table-cell" style:parent-style-name="Default" style:data-style-name="N154">
      <style:table-cell-properties fo:border-bottom="0.74pt solid #000000" fo:background-color="#37609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6" style:family="table-cell" style:parent-style-name="Default" style:data-style-name="N15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7" style:family="table-cell" style:parent-style-name="Default" style:data-style-name="N15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8" style:family="table-cell" style:parent-style-name="Default" style:data-style-name="N15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9" style:family="table-cell" style:parent-style-name="Default" style:data-style-name="N15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0" style:family="table-cell" style:parent-style-name="Default" style:data-style-name="N15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1" style:family="table-cell" style:parent-style-name="Default" style:data-style-name="N15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2" style:family="table-cell" style:parent-style-name="Default" style:data-style-name="N15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3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1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0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8" style:family="table-cell" style:parent-style-name="Default" style:data-style-name="N10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9" style:family="table-cell" style:parent-style-name="Default" style:data-style-name="N10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0" style:family="table-cell" style:parent-style-name="Default" style:data-style-name="N10">
      <style:table-cell-properties fo:border-bottom="0.06pt solid #000000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1" style:family="table-cell" style:parent-style-name="Default" style:data-style-name="N10">
      <style:table-cell-properties fo:border-bottom="0.06pt solid #000000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2" style:family="table-cell" style:parent-style-name="Default" style:data-style-name="N10">
      <style:table-cell-properties fo:border-bottom="0.06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3" style:family="table-cell" style:parent-style-name="Default" style:data-style-name="N10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4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5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6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7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8" style:family="table-cell" style:parent-style-name="Default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9" style:family="table-cell" style:parent-style-name="Default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0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1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4" style:family="table-cell" style:parent-style-name="Default" style:data-style-name="N154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5" style:family="table-cell" style:parent-style-name="Default" style:data-style-name="N154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6" style:family="table-cell" style:parent-style-name="Default" style:data-style-name="N154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7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8" style:family="table-cell" style:parent-style-name="Default" style:data-style-name="N154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9" style:family="table-cell" style:parent-style-name="Default" style:data-style-name="N154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0" style:family="table-cell" style:parent-style-name="Default" style:data-style-name="N154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1" style:family="table-cell" style:parent-style-name="Default" style:data-style-name="N154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2" style:family="table-cell" style:parent-style-name="Default" style:data-style-name="N154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3" style:family="table-cell" style:parent-style-name="Default" style:data-style-name="N156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56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5" style:family="table-cell" style:parent-style-name="Default" style:data-style-name="N156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6" style:family="table-cell" style:parent-style-name="Default" style:data-style-name="N156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7" style:family="table-cell" style:parent-style-name="Default" style:data-style-name="N156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8" style:family="table-cell" style:parent-style-name="Default" style:data-style-name="N156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9" style:family="table-cell" style:parent-style-name="Default" style:data-style-name="N156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0" style:family="table-cell" style:parent-style-name="Default" style:data-style-name="N156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1" style:family="table-cell" style:parent-style-name="Default" style:data-style-name="N156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2" style:family="table-cell" style:parent-style-name="Default" style:data-style-name="N156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3" style:family="table-cell" style:parent-style-name="Default" style:data-style-name="N156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4" style:family="table-cell" style:parent-style-name="Default" style:data-style-name="N156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5" style:family="table-cell" style:parent-style-name="Default" style:data-style-name="N156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6" style:family="table-cell" style:parent-style-name="Default" style:data-style-name="N156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7" style:family="table-cell" style:parent-style-name="Default" style:data-style-name="N156">
      <style:table-cell-properties fo:border-bottom="none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8" style:family="table-cell" style:parent-style-name="Default" style:data-style-name="N156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9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0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1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2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3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4" style:family="table-cell" style:parent-style-name="Default" style:data-style-name="N156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5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6" style:family="table-cell" style:parent-style-name="Default" style:data-style-name="N156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7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8" style:family="table-cell" style:parent-style-name="Default" style:data-style-name="N156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9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0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81" style:family="table-cell" style:parent-style-name="Default" style:data-style-name="N156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2" style:family="table-cell" style:parent-style-name="Default" style:data-style-name="N15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 style:data-style-name="N84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6" style:family="table-cell" style:parent-style-name="Default" style:data-style-name="N84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89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91" style:family="table-cell" style:parent-style-name="Default" style:data-style-name="N8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2" style:family="table-cell" style:parent-style-name="Default" style:data-style-name="N84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93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94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95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6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97" style:family="table-cell" style:parent-style-name="Default" style:data-style-name="N8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8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0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1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4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5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6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7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8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09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27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28" style:family="table-cell" style:parent-style-name="Default" style:data-style-name="N157">
      <style:table-cell-properties fo:border-bottom="1.76pt solid #000000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29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30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d7e4bd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Excel_20_Built-in_20_Explanatory_20_Text">
      <style:table-cell-properties fo:border-bottom="0.06pt solid #000000" fo:background-color="#ebf1d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4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56" style:family="table-cell" style:parent-style-name="Default" style:data-style-name="N157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57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fo:background-color="#77933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>
      <style:table-cell-properties fo:background-color="#77933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 style:data-style-name="N157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79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17375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80" style:family="table-cell" style:parent-style-name="Default">
      <style:table-cell-properties fo:border-bottom="0.06pt solid #000000" fo:background-color="#c3d69b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91" style:family="table-cell" style:parent-style-name="Default" style:data-style-name="N157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92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>
      <style:table-cell-properties fo:border-bottom="0.06pt solid #000000" fo:background-color="#c3d69b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05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0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>
      <style:table-cell-properties fo:border-bottom="0.06pt solid #000000" fo:background-color="#99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18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d7e4bd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fo:border-bottom="0.06pt solid #000000" fo:background-color="#c3d69b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31" style:family="table-cell" style:parent-style-name="Default">
      <style:table-cell-properties fo:border-bottom="0.06pt solid #000000" fo:background-color="#ff808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fo:background-color="#77933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fo:background-color="#d7e4b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>
      <style:table-cell-properties fo:border-bottom="0.06pt solid #000000" fo:background-color="#99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46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48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fo:background-color="#c3d69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5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5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3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7375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9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0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1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78" style:family="table-cell" style:parent-style-name="Default" style:data-style-name="N157">
      <style:table-cell-properties fo:border-bottom="1.76pt solid #000000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79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87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96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2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4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405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8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4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1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41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20" style:family="table-cell" style:parent-style-name="Default">
      <style:table-cell-properties fo:background-color="#ffd3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421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422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2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24" style:family="table-cell" style:parent-style-name="Default" style:data-style-name="N157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25" style:family="table-cell" style:parent-style-name="Default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26" style:family="table-cell" style:parent-style-name="Default">
      <style:table-cell-properties fo:border-bottom="0.74pt solid #000080" fo:background-color="#4f6228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1.76pt solid #000080" style:vertical-align="middle" loext:vertical-justify="auto"/>
      <style:paragraph-properties css3t:text-justify="auto" fo:margin-left="0mm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7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8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Excel_20_Built-in_20_Explanatory_20_Text">
      <style:table-cell-properties fo:border-bottom="0.06pt solid #000080" style:cell-protect="protected" style:print-content="true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>
      <style:table-cell-properties fo:border-bottom="0.06pt solid #000080" fo:background-color="#ebf1de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fo:border-bottom="0.74pt solid #000080" fo:background-color="#ebf1de" style:diagonal-bl-tr="none" style:diagonal-tl-br="none" style:text-align-source="fix" style:repeat-content="false" fo:wrap-option="wrap" fo:border-left="0.06pt solid #000080" style:direction="ltr" fo:border-right="1.76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mm" style:writing-mode="page"/>
      <style:text-properties fo:color="#17375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37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0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4" style:family="table-cell" style:parent-style-name="Default">
      <style:table-cell-properties fo:border-bottom="0.06pt solid #000080" fo:background-color="#ccffcc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fo:border-bottom="0.74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7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8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9" style:family="table-cell" style:parent-style-name="Default">
      <style:table-cell-properties fo:border-bottom="0.06pt solid #000080" fo:background-color="#ffff99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4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52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53" style:family="table-cell" style:parent-style-name="Default" style:data-style-name="N157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54" style:family="table-cell" style:parent-style-name="Default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55" style:family="table-cell" style:parent-style-name="Default">
      <style:table-cell-properties fo:border-bottom="0.74pt solid #000080" fo:background-color="#4f6228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css3t:text-justify="auto" fo:margin-left="0mm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6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7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Excel_20_Built-in_20_Explanatory_20_Text">
      <style:table-cell-properties fo:border-bottom="0.06pt solid #000080" style:cell-protect="protected" style:print-content="true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0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80" fo:background-color="#ebf1de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fo:border-bottom="0.74pt solid #000080" fo:background-color="#ebf1de" style:diagonal-bl-tr="none" style:diagonal-tl-br="none" style:text-align-source="fix" style:repeat-content="false" fo:wrap-option="wrap" fo:border-left="0.06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mm" style:writing-mode="page"/>
      <style:text-properties fo:color="#17375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66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7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70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73" style:family="table-cell" style:parent-style-name="Default">
      <style:table-cell-properties fo:border-bottom="0.06pt solid #000080" fo:background-color="#ccffcc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74" style:family="table-cell" style:parent-style-name="Default">
      <style:table-cell-properties fo:border-bottom="0.74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75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76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mm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나눔고딕"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name-asian="나눔고딕" style:font-size-asian="10pt" style:font-size-complex="10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text-position="0%" style:font-name="맑은 고딕" style:font-name-complex="맑은 고딕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text-position="0%" style:font-name="나눔고딕" style:font-name-asian="나눔고딕"/>
    </style:style>
    <style:style style:name="T4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name-asian="나눔고딕" style:font-size-asian="10pt" style:font-size-complex="10pt" style:font-weight-asian="normal" style:font-weight-complex="normal" style:font-style-asian="normal" style:font-name="나눔고딕"/>
    </style:style>
    <style:style style:name="T5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맑은 고딕" style:font-name-complex="맑은 고딕"/>
    </style:style>
    <style:style style:name="T6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나눔고딕" style:font-name-asian="나눔고딕"/>
    </style:style>
    <style:style style:name="T7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name-asian="나눔고딕" style:font-size-asian="10pt" style:font-size-complex="10pt" style:font-weight-asian="bold" style:font-weight-complex="bold" style:font-style-asian="normal" style:font-name="나눔고딕"/>
    </style:style>
    <style:style style:name="T8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name="맑은 고딕" style:font-name-complex="맑은 고딕"/>
    </style:style>
    <style:style style:name="T9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name="나눔고딕" style:font-name-asian="나눔고딕"/>
    </style:style>
    <style:style style:name="T10" style:family="text">
      <style:text-properties style:text-position="0%" style:font-name="나눔고딕" fo:font-size="10pt" fo:font-weight="bold" style:text-underline-style="none" style:text-underline-color="font-color" style:text-line-through-type="none" fo:font-style="normal" style:text-outline="false" fo:color="#376092" fo:text-shadow="none" style:font-name-asian="나눔고딕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style-complex="normal" style:font-name="맑은 고딕" style:font-name-complex="맑은 고딕"/>
    </style:style>
    <style:style style:name="T12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style-complex="normal" style:font-name="나눔고딕" style:font-name-asian="나눔고딕"/>
    </style:style>
    <style:style style:name="T13" style:family="text">
      <style:text-properties style:text-position="0%" style:font-name="나눔고딕" fo:font-size="10pt" fo:font-weight="normal" style:text-underline-style="none" style:text-underline-color="font-color" style:text-line-through-type="none" fo:font-style="normal" style:text-outline="false" fo:color="#000000" fo:text-shadow="none" style:font-name-asian="나눔고딕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맑은 고딕" style:font-name-complex="맑은 고딕"/>
    </style:style>
    <style:style style:name="T15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나눔고딕" style:font-name-asian="나눔고딕"/>
    </style:style>
    <style:style style:name="T16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name-complex="맑은 고딕" style:font-size-asian="10pt" style:font-size-complex="10pt" style:font-weight-asian="normal" style:font-weight-complex="normal" style:font-style-asian="normal" style:font-name="맑은 고딕"/>
    </style:style>
    <style:style style:name="T17" style:family="text">
      <style:text-properties style:font-style-complex="normal" style:font-name="나눔고딕" fo:font-weight="bold" style:text-underline-style="none" style:text-underline-color="font-color" style:text-line-through-type="none" fo:font-style="normal" style:text-outline="false" fo:text-shadow="none" style:text-position="0%" style:font-name-asian="나눔고딕" style:font-size-asian="10pt" style:font-size-complex="10pt" style:font-weight-asian="bold" style:font-weight-complex="bold" style:font-style-asian="normal" fo:font-size="10pt"/>
    </style:style>
    <style:style style:name="T18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fo:font-size="10pt" style:font-name="맑은 고딕" style:font-name-complex="맑은 고딕"/>
    </style:style>
    <style:style style:name="T19" style:family="text">
      <style:text-properties style:font-style-complex="normal" style:font-name="맑은 고딕" style:font-style-asian="normal" style:font-weight-complex="bold" style:font-weight-asian="bold" style:font-size-complex="10pt" style:font-size-asian="10pt" style:font-name-complex="맑은 고딕" style:text-position="0%" fo:text-shadow="none" style:text-outline="false" fo:font-style="normal" style:text-line-through-type="none" style:text-underline-style="none" style:text-underline-color="font-color" fo:font-weight="bold" fo:font-size="10pt"/>
    </style:style>
    <style:style style:name="T20" style:family="text">
      <style:text-properties style:font-style-complex="normal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fo:font-size="10pt" style:font-name="나눔고딕" style:font-name-asian="나눔고딕"/>
    </style:style>
    <style:style style:name="T21" style:family="text">
      <style:text-properties style:font-style-complex="normal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fo:font-size="10pt" style:font-name="맑은 고딕" style:font-name-complex="맑은 고딕"/>
    </style:style>
    <style:style style:name="T22" style:family="text">
      <style:text-properties style:font-name="나눔고딕" fo:font-size="10pt" fo:font-weight="bold" style:text-underline-style="none" style:text-underline-color="font-color" style:text-line-through-type="none" fo:font-style="normal" style:text-outline="false" fo:text-shadow="none" style:text-position="0%" style:font-name-asian="나눔고딕" style:font-size-asian="10pt" style:font-size-complex="10pt" style:font-weight-asian="bold" style:font-weight-complex="bold" style:font-style-asian="normal" style:font-style-complex="normal"/>
    </style:style>
    <style:style style:name="T23" style:family="text">
      <style:text-properties style:font-style-complex="normal" style:font-name="나눔고딕" style:font-style-asian="normal" style:font-weight-complex="normal" style:font-weight-asian="normal" style:font-size-complex="10pt" style:font-size-asian="10pt" style:font-name-asian="나눔고딕" style:text-position="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name="맑은 고딕" style:font-name-complex="맑은 고딕"/>
    </style:style>
    <style:style style:name="T25" style:family="text">
      <style:text-properties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name="나눔고딕" style:font-name-asian="나눔고딕"/>
    </style:style>
    <style:style style:name="T26" style:family="text">
      <style:text-properties style:font-style-complex="normal" style:font-name="나눔고딕" fo:font-weight="normal" style:text-underline-style="none" style:text-underline-color="font-color" style:text-line-through-type="none" fo:font-style="normal" style:text-outline="false" fo:text-shadow="none" style:text-position="0%" style:font-name-asian="나눔고딕" style:font-size-asian="10pt" style:font-size-complex="10pt" style:font-weight-asian="normal" style:font-weight-complex="normal" style:font-style-asian="normal" fo:font-size="10pt"/>
    </style:style>
    <style:style style:name="T27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name="맑은 고딕" style:font-name-complex="맑은 고딕"/>
    </style:style>
    <style:style style:name="T28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name="나눔고딕" style:font-name-asian="나눔고딕"/>
    </style:style>
    <style:style style:name="T29" style:family="text">
      <style:text-properties style:font-weight-complex="normal" fo:font-weight="normal" style:font-weight-asian="normal" style:font-size-complex="10pt" style:font-size-asian="10pt" style:font-name-asian="나눔고딕" style:text-position="0%" fo:font-size="10pt" style:font-name="나눔고딕" style:font-style-complex="normal" fo:text-shadow="none" style:text-outline="false" fo:font-style="normal" style:text-line-through-type="none" style:text-underline-style="none" style:text-underline-color="font-color" style:font-style-asian="normal"/>
    </style:style>
    <style:style style:name="T30" style:family="text">
      <style:text-properties style:font-weight-complex="normal" fo:font-weight="normal" style:font-weight-asian="normal" style:font-size-complex="10pt" style:font-size-asian="10pt" style:text-position="0%" fo:font-size="10pt" style:font-style-complex="normal" fo:text-shadow="none" style:text-outline="false" fo:font-style="normal" style:text-line-through-type="none" style:text-underline-style="none" style:text-underline-color="font-color" style:font-style-asian="normal" style:font-name-complex="맑은 고딕" style:font-name="맑은 고딕"/>
    </style:style>
    <style:style style:name="T31" style:family="text">
      <style:text-properties style:font-weight-complex="normal" fo:font-weight="normal" style:font-weight-asian="normal" style:font-size-complex="10pt" style:font-size-asian="10pt" style:text-position="0%" fo:font-size="10pt" style:font-style-complex="normal" fo:text-shadow="none" style:text-outline="false" fo:font-style="normal" style:text-line-through-type="none" style:text-underline-style="none" style:text-underline-color="font-color" style:font-style-asian="normal" style:font-name="나눔고딕" style:font-name-asian="나눔고딕"/>
    </style:style>
    <style:style style:name="T32" style:family="text">
      <style:text-properties style:font-weight-complex="normal" fo:font-weight="normal" style:font-weight-asian="normal" style:font-size-complex="10pt" style:font-size-asian="10pt" style:text-position="0%" fo:font-size="10pt" style:font-style-complex="normal" fo:text-shadow="none" style:text-outline="false" fo:font-style="normal" style:text-line-through-type="none" style:text-underline-style="none" style:text-underline-color="font-color" style:font-style-asian="normal" style:font-name="맑은 고딕" style:font-name-complex="맑은 고딕"/>
    </style:style>
    <style:style style:name="T33" style:family="text">
      <style:text-properties style:font-style-complex="normal" style:font-name="맑은 고딕" fo:font-weight="normal" style:text-underline-style="none" style:text-underline-color="font-color" style:text-line-through-type="none" fo:font-style="normal" style:text-outline="false" fo:text-shadow="none" style:text-position="0%" style:font-name-complex="맑은 고딕" style:font-size-asian="10pt" style:font-size-complex="10pt" style:font-weight-asian="normal" style:font-weight-complex="normal" style:font-style-asian="normal" fo:font-size="10pt"/>
    </style:style>
    <style:style style:name="T34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-로봇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"/>
        <table:table-column table:style-name="co3" table:default-cell-style-name="ce2"/>
        <table:table-column table:style-name="co4" table:default-cell-style-name="ce57"/>
        <table:table-column table:style-name="co5" table:default-cell-style-name="ce57"/>
        <table:table-column table:style-name="co6" table:visibility="collapse" table:default-cell-style-name="ce87"/>
        <table:table-column table:style-name="co7" table:default-cell-style-name="ce87"/>
        <table:table-column table:style-name="co7" table:default-cell-style-name="ce123"/>
        <table:table-column table:style-name="co6" table:visibility="collapse" table:default-cell-style-name="ce123"/>
        <table:table-column table:style-name="co6" table:visibility="collapse" table:default-cell-style-name="ce142"/>
        <table:table-column table:style-name="co6" table:visibility="collapse" table:number-columns-repeated="2" table:default-cell-style-name="ce123"/>
        <table:table-column table:style-name="co6" table:visibility="collapse" table:default-cell-style-name="ce182"/>
        <table:table-column table:style-name="co8" table:number-columns-repeated="2" table:default-cell-style-name="ce202"/>
        <table:table-column table:style-name="co6" table:visibility="collapse" table:default-cell-style-name="ce57"/>
        <table:table-column table:style-name="co9" table:number-columns-repeated="9" table:default-cell-style-name="ce10"/>
        <table:table-column table:style-name="co10" table:default-cell-style-name="ce10"/>
        <table:table-column table:style-name="co9" table:number-columns-repeated="15" table:default-cell-style-name="ce10"/>
        <table:table-column table:style-name="co11" table:number-columns-repeated="975" table:default-cell-style-name="ce10"/>
        <table:table-column table:style-name="co11" table:number-columns-repeated="8" table:default-cell-style-name="Default"/>
        <table:table-header-rows>
          <table:table-row table:style-name="ro1">
            <table:table-cell table:style-name="ce1"/>
            <table:table-cell table:style-name="ce11" office:value-type="string" calcext:value-type="string" table:number-columns-spanned="38" table:number-rows-spanned="1">
              <text:p>넥스트 IT "April" WBS (2018.08.27 ~2018.10.4)</text:p>
            </table:table-cell>
            <table:covered-table-cell table:number-columns-repeated="37" table:style-name="ce27"/>
            <table:table-cell table:style-name="ce1" table:number-columns-repeated="977"/>
            <table:table-cell table:number-columns-repeated="8"/>
          </table:table-row>
          <table:table-row table:style-name="ro2" table:visibility="collapse">
            <table:table-cell table:style-name="ce1"/>
            <table:table-cell table:style-name="ce12" office:value-type="string" calcext:value-type="string">
              <text:p>기준일</text:p>
            </table:table-cell>
            <table:table-cell table:style-name="ce28" office:value-type="date" office:date-value="2015-05-30" calcext:value-type="date">
              <text:p>2015-05-30</text:p>
            </table:table-cell>
            <table:table-cell table:style-name="ce28" table:number-columns-repeated="13"/>
            <table:table-cell table:style-name="ce225" table:number-columns-repeated="23"/>
            <table:table-cell table:style-name="ce3" table:number-columns-repeated="977"/>
            <table:table-cell table:number-columns-repeated="8"/>
          </table:table-row>
          <table:table-row table:style-name="ro3">
            <table:table-cell table:style-name="ce1"/>
            <table:table-cell table:style-name="ce13" office:value-type="string" calcext:value-type="string" table:number-columns-spanned="1" table:number-rows-spanned="3">
              <text:p>Level1</text:p>
            </table:table-cell>
            <table:table-cell table:style-name="ce29" office:value-type="string" calcext:value-type="string" table:number-columns-spanned="1" table:number-rows-spanned="3">
              <text:p>Level2</text:p>
            </table:table-cell>
            <table:table-cell table:style-name="ce29" office:value-type="string" calcext:value-type="string" table:number-columns-spanned="1" table:number-rows-spanned="3">
              <text:p>Level3</text:p>
            </table:table-cell>
            <table:table-cell table:style-name="ce29" office:value-type="string" calcext:value-type="string" table:number-columns-spanned="1" table:number-rows-spanned="3">
              <text:p>Level4</text:p>
            </table:table-cell>
            <table:table-cell table:style-name="ce71" office:value-type="string" calcext:value-type="string" table:number-columns-spanned="1" table:number-rows-spanned="3">
              <text:p>Level5</text:p>
            </table:table-cell>
            <table:table-cell table:style-name="ce88"/>
            <table:table-cell table:style-name="ce106" office:value-type="string" calcext:value-type="string" table:number-columns-spanned="1" table:number-rows-spanned="3">
              <text:p><text:span text:style-name="T17">계획율</text:span><text:span text:style-name="T18">(%)</text:span></text:p>
            </table:table-cell>
            <table:table-cell table:style-name="ce124" table:number-columns-repeated="5"/>
            <table:table-cell table:style-name="ce183" office:value-type="string" calcext:value-type="string" table:number-columns-spanned="1" table:number-rows-spanned="3">
              <text:p>계획 시작일</text:p>
            </table:table-cell>
            <table:table-cell table:style-name="ce183" office:value-type="string" calcext:value-type="string" table:number-columns-spanned="1" table:number-rows-spanned="3">
              <text:p>계획 종료일</text:p>
            </table:table-cell>
            <table:table-cell table:style-name="ce209" office:value-type="string" calcext:value-type="string" table:number-columns-spanned="1" table:number-rows-spanned="3">
              <text:p>산출물</text:p>
            </table:table-cell>
            <table:table-cell table:style-name="ce226" office:value-type="string" calcext:value-type="string">
              <text:p>월</text:p>
            </table:table-cell>
            <table:table-cell table:style-name="ce226" office:value-type="string" calcext:value-type="string">
              <text:p>화</text:p>
            </table:table-cell>
            <table:table-cell table:style-name="ce226" office:value-type="string" calcext:value-type="string">
              <text:p>수</text:p>
            </table:table-cell>
            <table:table-cell table:style-name="ce226" office:value-type="string" calcext:value-type="string">
              <text:p>목</text:p>
            </table:table-cell>
            <table:table-cell table:style-name="ce317" office:value-type="string" calcext:value-type="string">
              <text:p>금</text:p>
            </table:table-cell>
            <table:table-cell table:style-name="ce317" office:value-type="string" calcext:value-type="string">
              <text:p>월</text:p>
            </table:table-cell>
            <table:table-cell table:style-name="ce226" office:value-type="string" calcext:value-type="string">
              <text:p>화</text:p>
            </table:table-cell>
            <table:table-cell table:style-name="ce226" office:value-type="string" calcext:value-type="string">
              <text:p>수</text:p>
            </table:table-cell>
            <table:table-cell table:style-name="ce226" office:value-type="string" calcext:value-type="string">
              <text:p>목</text:p>
            </table:table-cell>
            <table:table-cell table:style-name="ce317" office:value-type="string" calcext:value-type="string">
              <text:p>금</text:p>
            </table:table-cell>
            <table:table-cell table:style-name="ce226" office:value-type="string" calcext:value-type="string">
              <text:p>월</text:p>
            </table:table-cell>
            <table:table-cell table:style-name="ce226" office:value-type="string" calcext:value-type="string">
              <text:p>화</text:p>
            </table:table-cell>
            <table:table-cell table:style-name="ce226" office:value-type="string" calcext:value-type="string">
              <text:p>수</text:p>
            </table:table-cell>
            <table:table-cell table:style-name="ce226" office:value-type="string" calcext:value-type="string">
              <text:p>목</text:p>
            </table:table-cell>
            <table:table-cell table:style-name="ce317" office:value-type="string" calcext:value-type="string">
              <text:p>금</text:p>
            </table:table-cell>
            <table:table-cell table:style-name="ce317" office:value-type="string" calcext:value-type="string">
              <text:p>월</text:p>
            </table:table-cell>
            <table:table-cell table:style-name="ce226" office:value-type="string" calcext:value-type="string">
              <text:p>화</text:p>
            </table:table-cell>
            <table:table-cell table:style-name="ce226" office:value-type="string" calcext:value-type="string">
              <text:p>수</text:p>
            </table:table-cell>
            <table:table-cell table:style-name="ce226" office:value-type="string" calcext:value-type="string">
              <text:p>목</text:p>
            </table:table-cell>
            <table:table-cell table:style-name="ce317" office:value-type="string" calcext:value-type="string">
              <text:p>금</text:p>
            </table:table-cell>
            <table:table-cell table:style-name="ce419" office:value-type="string" calcext:value-type="string">
              <text:p>목</text:p>
            </table:table-cell>
            <table:table-cell table:style-name="ce419" office:value-type="string" calcext:value-type="string">
              <text:p>금</text:p>
            </table:table-cell>
            <table:table-cell table:style-name="ce422" office:value-type="string" calcext:value-type="string">
              <text:p>월</text:p>
            </table:table-cell>
            <table:table-cell table:style-name="ce419" office:value-type="string" calcext:value-type="string">
              <text:p>화</text:p>
            </table:table-cell>
            <table:table-cell table:style-name="ce451" office:value-type="string" calcext:value-type="string">
              <text:p>목</text:p>
            </table:table-cell>
            <table:table-cell table:style-name="ce3" table:number-columns-repeated="975"/>
            <table:table-cell table:number-columns-repeated="8"/>
          </table:table-row>
          <table:table-row table:style-name="ro4">
            <table:table-cell table:style-name="ce1"/>
            <table:covered-table-cell table:style-name="ce14"/>
            <table:covered-table-cell table:number-columns-repeated="3" table:style-name="ce30"/>
            <table:covered-table-cell table:style-name="ce72"/>
            <table:table-cell table:style-name="ce89"/>
            <table:covered-table-cell table:style-name="ce107"/>
            <table:table-cell table:style-name="ce125" table:number-columns-repeated="5"/>
            <table:covered-table-cell table:number-columns-repeated="2" table:style-name="ce184"/>
            <table:covered-table-cell table:style-name="ce210"/>
            <table:table-cell table:style-name="ce227"/>
            <table:table-cell table:style-name="ce255" table:number-columns-repeated="2"/>
            <table:table-cell table:style-name="ce290"/>
            <table:table-cell table:style-name="ce255" table:number-columns-repeated="5"/>
            <table:table-cell table:style-name="ce377"/>
            <table:table-cell table:style-name="ce255" table:number-columns-repeated="2"/>
            <table:table-cell table:style-name="ce290"/>
            <table:table-cell table:style-name="ce255" table:number-columns-repeated="5"/>
            <table:table-cell table:style-name="ce377"/>
            <table:table-cell table:style-name="ce255" table:number-columns-repeated="2"/>
            <table:table-cell table:style-name="ce290"/>
            <table:table-cell table:style-name="ce423"/>
            <table:table-cell table:style-name="ce290"/>
            <table:table-cell table:style-name="ce452"/>
            <table:table-cell table:style-name="ce3" table:number-columns-repeated="975"/>
            <table:table-cell table:number-columns-repeated="8"/>
          </table:table-row>
          <table:table-row table:style-name="ro5">
            <table:table-cell table:style-name="ce2"/>
            <table:covered-table-cell table:style-name="ce14"/>
            <table:covered-table-cell table:number-columns-repeated="3" table:style-name="ce30"/>
            <table:covered-table-cell table:style-name="ce72"/>
            <table:table-cell table:style-name="ce90" office:value-type="string" calcext:value-type="string">
              <text:p>담당자</text:p>
            </table:table-cell>
            <table:covered-table-cell table:style-name="ce107"/>
            <table:table-cell table:style-name="ce107" office:value-type="string" calcext:value-type="string">
              <text:p>가중치</text:p>
            </table:table-cell>
            <table:table-cell table:style-name="ce126" office:value-type="string" calcext:value-type="string">
              <text:p><text:span text:style-name="T17">완료율</text:span><text:span text:style-name="T18">(%)</text:span></text:p>
              <text:p><text:span text:style-name="T19">(</text:span><text:span text:style-name="T20">누계실적</text:span><text:span text:style-name="T21">)</text:span></text:p>
            </table:table-cell>
            <table:table-cell table:style-name="ce107" office:value-type="string" calcext:value-type="string">
              <text:p>진행</text:p>
              <text:p>계획율</text:p>
            </table:table-cell>
            <table:table-cell table:style-name="ce107" office:value-type="string" calcext:value-type="string">
              <text:p>진척율</text:p>
            </table:table-cell>
            <table:table-cell table:style-name="ce153" office:value-type="string" calcext:value-type="string">
              <text:p><text:span text:style-name="T22">상태</text:span></text:p>
              <text:p><text:span text:style-name="T19">(</text:span><text:span text:style-name="T20">계획대비실적</text:span><text:span text:style-name="T21">)</text:span></text:p>
            </table:table-cell>
            <table:covered-table-cell table:number-columns-repeated="2" table:style-name="ce184"/>
            <table:covered-table-cell table:style-name="ce210"/>
            <table:table-cell table:style-name="ce228" office:value-type="string" calcext:value-type="string">
              <text:p>2018.8.27</text:p>
            </table:table-cell>
            <table:table-cell table:style-name="ce256" office:value-type="string" calcext:value-type="string">
              <text:p>2018.8.28</text:p>
            </table:table-cell>
            <table:table-cell table:style-name="ce278" office:value-type="string" calcext:value-type="string">
              <text:p>2018.8.29</text:p>
            </table:table-cell>
            <table:table-cell table:style-name="ce291" office:value-type="string" calcext:value-type="string">
              <text:p>2018.8.30</text:p>
            </table:table-cell>
            <table:table-cell table:style-name="ce278" office:value-type="string" calcext:value-type="string">
              <text:p>2018.8.31</text:p>
            </table:table-cell>
            <table:table-cell table:style-name="ce256" office:value-type="string" calcext:value-type="string">
              <text:p>2018.9.3</text:p>
            </table:table-cell>
            <table:table-cell table:style-name="ce278" office:value-type="string" calcext:value-type="string">
              <text:p>2018.9.4</text:p>
            </table:table-cell>
            <table:table-cell table:style-name="ce278" office:value-type="string" calcext:value-type="string">
              <text:p>2018.9.5</text:p>
            </table:table-cell>
            <table:table-cell table:style-name="ce278" office:value-type="string" calcext:value-type="string">
              <text:p>2018.9.6</text:p>
            </table:table-cell>
            <table:table-cell table:style-name="ce378" office:value-type="string" calcext:value-type="string">
              <text:p>2018.9.7</text:p>
            </table:table-cell>
            <table:table-cell table:style-name="ce278" office:value-type="string" calcext:value-type="string">
              <text:p>2018.9.10</text:p>
            </table:table-cell>
            <table:table-cell table:style-name="ce278" office:value-type="string" calcext:value-type="string">
              <text:p>2018.9.11</text:p>
            </table:table-cell>
            <table:table-cell table:style-name="ce291" office:value-type="string" calcext:value-type="string">
              <text:p>2018.9.12</text:p>
            </table:table-cell>
            <table:table-cell table:style-name="ce278" office:value-type="string" calcext:value-type="string">
              <text:p>2018.9.13</text:p>
            </table:table-cell>
            <table:table-cell table:style-name="ce278" office:value-type="string" calcext:value-type="string">
              <text:p>2018.9.14</text:p>
            </table:table-cell>
            <table:table-cell table:style-name="ce278" office:value-type="string" calcext:value-type="string">
              <text:p>2018.9.17</text:p>
            </table:table-cell>
            <table:table-cell table:style-name="ce278" office:value-type="string" calcext:value-type="string">
              <text:p>2018.9.18</text:p>
            </table:table-cell>
            <table:table-cell table:style-name="ce278" office:value-type="string" calcext:value-type="string">
              <text:p>2018.9.19</text:p>
            </table:table-cell>
            <table:table-cell table:style-name="ce378" office:value-type="string" calcext:value-type="string">
              <text:p>2018.9.20</text:p>
            </table:table-cell>
            <table:table-cell table:style-name="ce278" office:value-type="string" calcext:value-type="string">
              <text:p>2018.9.21</text:p>
            </table:table-cell>
            <table:table-cell table:style-name="ce278" office:value-type="string" calcext:value-type="string">
              <text:p>2018.9.27</text:p>
            </table:table-cell>
            <table:table-cell table:style-name="ce291" office:value-type="string" calcext:value-type="string">
              <text:p>2018.9.28</text:p>
            </table:table-cell>
            <table:table-cell table:style-name="ce424" office:value-type="string" calcext:value-type="string">
              <text:p>2018.10.1</text:p>
            </table:table-cell>
            <table:table-cell table:style-name="ce291" office:value-type="string" calcext:value-type="string">
              <text:p>2018.10.2</text:p>
            </table:table-cell>
            <table:table-cell table:style-name="ce453" office:value-type="string" calcext:value-type="string">
              <text:p>2018.10.4</text:p>
            </table:table-cell>
            <table:table-cell table:style-name="ce2" table:number-columns-repeated="975"/>
            <table:table-cell table:number-columns-repeated="8"/>
          </table:table-row>
          <table:table-row table:style-name="ro3" table:visibility="collapse">
            <table:table-cell table:style-name="ce3"/>
            <table:table-cell table:style-name="ce15" office:value-type="string" calcext:value-type="string" table:number-columns-spanned="5" table:number-rows-spanned="1">
              <text:p>프 로 젝 트 전 체 <text:s text:c="2"/>공 정 율</text:p>
            </table:table-cell>
            <table:covered-table-cell table:number-columns-repeated="4" table:style-name="ce31"/>
            <table:table-cell table:style-name="ce91"/>
            <table:table-cell table:style-name="ce108" table:formula="of:=SUM([.H7];[.H122];#REF!;#REF!;#REF!;#REF!;#REF!)" office:value-type="string" office:string-value="" calcext:value-type="error">
              <text:p>#REF!</text:p>
            </table:table-cell>
            <table:table-cell table:style-name="ce108" table:formula="of:=SUM([.I7];[.I122];#REF!;#REF!;#REF!;#REF!;#REF!)" office:value-type="string" office:string-value="" calcext:value-type="error">
              <text:p>#REF!</text:p>
            </table:table-cell>
            <table:table-cell table:style-name="ce127" table:formula="of:=[.L6]/[.I6]" office:value-type="string" office:string-value="" calcext:value-type="error">
              <text:p>#REF!</text:p>
            </table:table-cell>
            <table:table-cell table:style-name="ce108" table:formula="of:=SUM([.K7];[.K122];#REF!;#REF!;#REF!;#REF!;#REF!)" office:value-type="string" office:string-value="" calcext:value-type="error">
              <text:p>#REF!</text:p>
            </table:table-cell>
            <table:table-cell table:style-name="ce108" table:formula="of:=SUM([.L7];[.L122];#REF!;#REF!;#REF!;#REF!;#REF!)" office:value-type="string" office:string-value="" calcext:value-type="error">
              <text:p>#REF!</text:p>
            </table:table-cell>
            <table:table-cell table:style-name="ce154" table:formula="of:=IFERROR(([.L6]/[.K6])*100;0)" office:value-type="float" office:value="0" calcext:value-type="float">
              <text:p>0.00 </text:p>
            </table:table-cell>
            <table:table-cell table:style-name="ce185" table:formula="of:=MIN([.N7:.N160])" office:value-type="date" office:date-value="2015-06-01" calcext:value-type="date">
              <text:p>2015-06-01</text:p>
            </table:table-cell>
            <table:table-cell table:style-name="ce185" table:formula="of:=MAX([.O7:.O160])" office:value-type="date" office:date-value="2015-12-28" calcext:value-type="date">
              <text:p>2015-12-28</text:p>
            </table:table-cell>
            <table:table-cell table:style-name="ce211"/>
            <table:table-cell table:style-name="ce229" office:value-type="string" calcext:value-type="string">
              <text:p><text:span text:style-name="T33">1</text:span><text:span text:style-name="T28">주</text:span></text:p>
            </table:table-cell>
            <table:table-cell table:style-name="ce257" office:value-type="string" calcext:value-type="string">
              <text:p><text:span text:style-name="T33">2</text:span><text:span text:style-name="T28">주</text:span></text:p>
            </table:table-cell>
            <table:table-cell table:style-name="ce257" office:value-type="string" calcext:value-type="string">
              <text:p><text:span text:style-name="T33">3</text:span><text:span text:style-name="T28">주</text:span></text:p>
            </table:table-cell>
            <table:table-cell table:style-name="ce292" office:value-type="string" calcext:value-type="string">
              <text:p><text:span text:style-name="T33">4</text:span><text:span text:style-name="T28">주</text:span></text:p>
            </table:table-cell>
            <table:table-cell table:style-name="ce257" office:value-type="string" calcext:value-type="string">
              <text:p><text:span text:style-name="T33">5</text:span><text:span text:style-name="T28">주</text:span></text:p>
            </table:table-cell>
            <table:table-cell table:style-name="ce257" office:value-type="string" calcext:value-type="string">
              <text:p><text:span text:style-name="T33">6</text:span><text:span text:style-name="T28">주</text:span></text:p>
            </table:table-cell>
            <table:table-cell table:style-name="ce257" office:value-type="string" calcext:value-type="string">
              <text:p><text:span text:style-name="T33">7</text:span><text:span text:style-name="T28">주</text:span></text:p>
            </table:table-cell>
            <table:table-cell table:style-name="ce257" office:value-type="string" calcext:value-type="string">
              <text:p><text:span text:style-name="T33">8</text:span><text:span text:style-name="T28">주</text:span></text:p>
            </table:table-cell>
            <table:table-cell table:style-name="ce257" office:value-type="string" calcext:value-type="string">
              <text:p><text:span text:style-name="T33">9</text:span><text:span text:style-name="T28">주</text:span></text:p>
            </table:table-cell>
            <table:table-cell table:style-name="ce379" office:value-type="string" calcext:value-type="string">
              <text:p><text:span text:style-name="T33">10</text:span><text:span text:style-name="T28">주</text:span></text:p>
            </table:table-cell>
            <table:table-cell table:style-name="ce257" office:value-type="string" calcext:value-type="string">
              <text:p><text:span text:style-name="T33">11</text:span><text:span text:style-name="T28">주</text:span></text:p>
            </table:table-cell>
            <table:table-cell table:style-name="ce257" office:value-type="string" calcext:value-type="string">
              <text:p><text:span text:style-name="T33">12</text:span><text:span text:style-name="T28">주</text:span></text:p>
            </table:table-cell>
            <table:table-cell table:style-name="ce292" office:value-type="string" calcext:value-type="string">
              <text:p><text:span text:style-name="T33">13</text:span><text:span text:style-name="T28">주</text:span></text:p>
            </table:table-cell>
            <table:table-cell table:style-name="ce257" office:value-type="string" calcext:value-type="string">
              <text:p><text:span text:style-name="T33">14</text:span><text:span text:style-name="T28">주</text:span></text:p>
            </table:table-cell>
            <table:table-cell table:style-name="ce257" office:value-type="string" calcext:value-type="string">
              <text:p><text:span text:style-name="T33">15</text:span><text:span text:style-name="T28">주</text:span></text:p>
            </table:table-cell>
            <table:table-cell table:style-name="ce257" office:value-type="string" calcext:value-type="string">
              <text:p><text:span text:style-name="T33">15</text:span><text:span text:style-name="T28">주</text:span></text:p>
            </table:table-cell>
            <table:table-cell table:style-name="ce257" office:value-type="string" calcext:value-type="string">
              <text:p><text:span text:style-name="T33">17</text:span><text:span text:style-name="T28">주</text:span></text:p>
            </table:table-cell>
            <table:table-cell table:style-name="ce257" office:value-type="string" calcext:value-type="string">
              <text:p><text:span text:style-name="T33">18</text:span><text:span text:style-name="T28">주</text:span></text:p>
            </table:table-cell>
            <table:table-cell table:style-name="ce379" office:value-type="string" calcext:value-type="string">
              <text:p><text:span text:style-name="T33">19</text:span><text:span text:style-name="T28">주</text:span></text:p>
            </table:table-cell>
            <table:table-cell table:style-name="ce257" office:value-type="string" calcext:value-type="string">
              <text:p><text:span text:style-name="T33">20</text:span><text:span text:style-name="T28">주</text:span></text:p>
            </table:table-cell>
            <table:table-cell table:style-name="ce257" office:value-type="string" calcext:value-type="string">
              <text:p><text:span text:style-name="T33">21</text:span><text:span text:style-name="T28">주</text:span></text:p>
            </table:table-cell>
            <table:table-cell table:style-name="ce292" office:value-type="string" calcext:value-type="string">
              <text:p><text:span text:style-name="T33">22</text:span><text:span text:style-name="T28">주</text:span></text:p>
            </table:table-cell>
            <table:table-cell table:style-name="ce425" office:value-type="string" calcext:value-type="string">
              <text:p><text:span text:style-name="T33">23</text:span><text:span text:style-name="T28">주</text:span></text:p>
            </table:table-cell>
            <table:table-cell table:style-name="ce292" office:value-type="string" calcext:value-type="string">
              <text:p><text:span text:style-name="T33">22</text:span><text:span text:style-name="T28">주</text:span></text:p>
            </table:table-cell>
            <table:table-cell table:style-name="ce454" office:value-type="string" calcext:value-type="string">
              <text:p><text:span text:style-name="T33">23</text:span><text:span text:style-name="T28">주</text:span></text:p>
            </table:table-cell>
            <table:table-cell table:style-name="ce3" table:number-columns-repeated="975"/>
            <table:table-cell table:number-columns-repeated="8"/>
          </table:table-row>
        </table:table-header-rows>
        <table:table-row table:style-name="ro4" table:visibility="collapse">
          <table:table-cell table:style-name="ce4"/>
          <table:table-cell table:style-name="ce16" office:value-type="string" calcext:value-type="string">
            <text:p>사업관리</text:p>
          </table:table-cell>
          <table:table-cell table:style-name="ce16"/>
          <table:table-cell table:style-name="ce43" table:number-columns-repeated="4"/>
          <table:table-cell table:style-name="ce109" table:formula="of:=SUM([.H8];[.H12];[.H17];[.H21];[.H25];[.H84];[.H95];[.H99];;[.H112])" office:value-type="float" office:value="7" calcext:value-type="float">
            <text:p>7.000 </text:p>
          </table:table-cell>
          <table:table-cell table:style-name="ce109" table:formula="of:=SUM([.I8];[.I12];[.I17];[.I21];[.I25];[.I84];[.I95];[.I99];;[.I112])" office:value-type="float" office:value="7" calcext:value-type="float">
            <text:p>7.000 </text:p>
          </table:table-cell>
          <table:table-cell table:style-name="ce128" table:formula="of:=[.L7]/[.I7]" office:value-type="percentage" office:value="0" calcext:value-type="percentage">
            <text:p>0%</text:p>
          </table:table-cell>
          <table:table-cell table:style-name="ce109" table:formula="of:=SUM([.K8];[.K12];[.K17];[.K21];[.K25];[.K84];[.K95];[.K99];;[.K112])" office:value-type="float" office:value="0" calcext:value-type="float">
            <text:p>0.000 </text:p>
          </table:table-cell>
          <table:table-cell table:style-name="ce109" table:formula="of:=SUM([.L8];[.L12];[.L17];[.L21];[.L25];[.L84];[.L95];[.L99];;[.L112])" office:value-type="float" office:value="0" calcext:value-type="float">
            <text:p>0.000 </text:p>
          </table:table-cell>
          <table:table-cell table:style-name="ce155" table:formula="of:=IFERROR(([.L7]/[.K7])*100;0)" office:value-type="float" office:value="0" calcext:value-type="float">
            <text:p>0.00 </text:p>
          </table:table-cell>
          <table:table-cell table:style-name="ce186" table:formula="of:=MIN([.N8:.N121])" office:value-type="date" office:date-value="2015-06-01" calcext:value-type="date">
            <text:p>2015-06-01</text:p>
          </table:table-cell>
          <table:table-cell table:style-name="ce186" table:formula="of:=MAX([.O8:.O121])" office:value-type="date" office:date-value="2015-12-28" calcext:value-type="date">
            <text:p>2015-12-28</text:p>
          </table:table-cell>
          <table:table-cell table:style-name="ce212"/>
          <table:table-cell table:style-name="ce230"/>
          <table:table-cell table:style-name="ce258" table:number-columns-repeated="2"/>
          <table:table-cell table:style-name="ce293"/>
          <table:table-cell table:style-name="ce318"/>
          <table:table-cell table:style-name="ce258" table:number-columns-repeated="3"/>
          <table:table-cell table:style-name="ce355"/>
          <table:table-cell table:style-name="ce380"/>
          <table:table-cell table:style-name="ce258" table:number-columns-repeated="2"/>
          <table:table-cell table:style-name="ce293"/>
          <table:table-cell table:style-name="ce318"/>
          <table:table-cell table:style-name="ce258" table:number-columns-repeated="3"/>
          <table:table-cell table:style-name="ce355"/>
          <table:table-cell table:style-name="ce380"/>
          <table:table-cell table:style-name="ce258" table:number-columns-repeated="2"/>
          <table:table-cell table:style-name="ce293"/>
          <table:table-cell table:style-name="ce426"/>
          <table:table-cell table:style-name="ce293"/>
          <table:table-cell table:style-name="ce455"/>
          <table:table-cell table:style-name="ce4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17"/>
          <table:table-cell table:style-name="ce32" office:value-type="string" calcext:value-type="string">
            <text:p>프로젝트 착수</text:p>
          </table:table-cell>
          <table:table-cell table:style-name="ce17" table:number-columns-repeated="4"/>
          <table:table-cell table:style-name="ce110" table:formula="of:=SUM([.H9:.H11])" office:value-type="float" office:value="0.17" calcext:value-type="float">
            <text:p>0.170 </text:p>
          </table:table-cell>
          <table:table-cell table:style-name="ce110" table:formula="of:=SUM([.I9:.I11])" office:value-type="float" office:value="0.17" calcext:value-type="float">
            <text:p>0.170 </text:p>
          </table:table-cell>
          <table:table-cell table:style-name="ce129" table:formula="of:=[.L8]/[.I8]" office:value-type="percentage" office:value="0" calcext:value-type="percentage">
            <text:p>0%</text:p>
          </table:table-cell>
          <table:table-cell table:style-name="ce143" table:formula="of:=SUM([.K9:.K11])" office:value-type="float" office:value="0" calcext:value-type="float">
            <text:p>0.000 </text:p>
          </table:table-cell>
          <table:table-cell table:style-name="ce110" table:formula="of:=SUM([.L9:.L11])" office:value-type="float" office:value="0" calcext:value-type="float">
            <text:p>0.000 </text:p>
          </table:table-cell>
          <table:table-cell table:style-name="ce156" table:formula="of:=IFERROR(([.L8]/[.K8])*100;0)" office:value-type="float" office:value="0" calcext:value-type="float">
            <text:p>0.00 </text:p>
          </table:table-cell>
          <table:table-cell table:style-name="ce187" table:formula="of:=MIN([.N9:.N11])" office:value-type="date" office:date-value="2015-06-01" calcext:value-type="date">
            <text:p>2015-06-01</text:p>
          </table:table-cell>
          <table:table-cell table:style-name="ce187" table:formula="of:=MAX([.O9:.O11])" office:value-type="date" office:date-value="2015-06-15" calcext:value-type="date">
            <text:p>2015-06-15</text:p>
          </table:table-cell>
          <table:table-cell table:style-name="ce213"/>
          <table:table-cell table:style-name="ce231"/>
          <table:table-cell table:style-name="ce259" table:number-columns-repeated="2"/>
          <table:table-cell table:style-name="ce294"/>
          <table:table-cell table:style-name="ce319"/>
          <table:table-cell table:style-name="ce340" table:number-columns-repeated="3"/>
          <table:table-cell table:style-name="ce356"/>
          <table:table-cell table:style-name="ce381"/>
          <table:table-cell table:style-name="ce340" table:number-columns-repeated="2"/>
          <table:table-cell table:style-name="ce294"/>
          <table:table-cell table:style-name="ce319"/>
          <table:table-cell table:style-name="ce340" table:number-columns-repeated="3"/>
          <table:table-cell table:style-name="ce356"/>
          <table:table-cell table:style-name="ce381"/>
          <table:table-cell table:style-name="ce340" table:number-columns-repeated="2"/>
          <table:table-cell table:style-name="ce294"/>
          <table:table-cell table:style-name="ce427"/>
          <table:table-cell table:style-name="ce294"/>
          <table:table-cell table:style-name="ce456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18"/>
          <table:table-cell table:style-name="ce33"/>
          <table:table-cell table:style-name="ce33" office:value-type="string" calcext:value-type="string">
            <text:p>프로젝트 조직 구성</text:p>
          </table:table-cell>
          <table:table-cell table:style-name="ce33"/>
          <table:table-cell table:style-name="ce73" table:number-columns-repeated="2"/>
          <table:table-cell table:number-columns-repeated="2" table:style-name="ce111" office:value-type="float" office:value="0.05" calcext:value-type="float">
            <text:p>0.050 </text:p>
          </table:table-cell>
          <table:table-cell table:style-name="ce130" office:value-type="percentage" office:value="0" calcext:value-type="percentage">
            <text:p>0%</text:p>
          </table:table-cell>
          <table:table-cell table:style-name="ce111" table:formula="of:=IF([.$C$2]&lt;[.N9];0;IF(AND([.N9]&lt;=[.$C$2];[.O9]&gt;=[.$C$2]);[.I9]*(DAYS360([.N9];[.$C$2]+1)/(VALUE([.O9])-VALUE([.N9])+1));[.I9]))" office:value-type="float" office:value="0" calcext:value-type="float">
            <text:p>0.000 </text:p>
          </table:table-cell>
          <table:table-cell table:style-name="ce144" table:formula="of:=[.J9]*[.I9]" office:value-type="float" office:value="0" calcext:value-type="float">
            <text:p>0.000 </text:p>
          </table:table-cell>
          <table:table-cell table:style-name="ce157" table:formula="of:=IF([.J9]=1;&quot;종료&quot;;IF(AND([.J9]=0;[.$C$2]&lt;[.N9]);&quot;&quot;;IF(AND([.J9]=0;[.$C$2]&gt;[.O9]);&quot;지연&quot;;IF(AND([.O9]&lt;[.$C$2];[.J9]&lt;&gt;100);&quot;지연&quot;;&quot;진행&quot;))))">
            <text:p/>
          </table:table-cell>
          <table:table-cell table:style-name="ce188" office:value-type="date" office:date-value="2015-06-01" calcext:value-type="date">
            <text:p>2015-06-01</text:p>
          </table:table-cell>
          <table:table-cell table:style-name="ce188" office:value-type="date" office:date-value="2015-06-04" calcext:value-type="date">
            <text:p>2015-06-04</text:p>
          </table:table-cell>
          <table:table-cell table:style-name="ce214"/>
          <table:table-cell table:style-name="ce23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18"/>
          <table:table-cell table:style-name="ce33"/>
          <table:table-cell table:style-name="ce33" office:value-type="string" calcext:value-type="string">
            <text:p>프로젝트 환경구성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10];0;IF(AND([.N10]&lt;=[.$C$2];[.O10]&gt;=[.$C$2]);[.I10]*(DAYS360([.N10];[.$C$2]+1)/(VALUE([.O10])-VALUE([.N10])+1));[.I10]))" office:value-type="float" office:value="0" calcext:value-type="float">
            <text:p>0.000 </text:p>
          </table:table-cell>
          <table:table-cell table:style-name="ce145" table:formula="of:=[.J10]*[.I10]" office:value-type="float" office:value="0" calcext:value-type="float">
            <text:p>0.000 </text:p>
          </table:table-cell>
          <table:table-cell table:style-name="ce158" table:formula="of:=IF([.J10]=1;&quot;종료&quot;;IF(AND([.J10]=0;[.$C$2]&lt;[.N10]);&quot;&quot;;IF(AND([.J10]=0;[.$C$2]&gt;[.O10]);&quot;지연&quot;;IF(AND([.O10]&lt;[.$C$2];[.J10]&lt;&gt;100);&quot;지연&quot;;&quot;진행&quot;))))">
            <text:p/>
          </table:table-cell>
          <table:table-cell table:style-name="ce189" office:value-type="date" office:date-value="2015-06-01" calcext:value-type="date">
            <text:p>2015-06-01</text:p>
          </table:table-cell>
          <table:table-cell table:style-name="ce189" office:value-type="date" office:date-value="2015-06-15" calcext:value-type="date">
            <text:p>2015-06-15</text:p>
          </table:table-cell>
          <table:table-cell table:style-name="ce214"/>
          <table:table-cell table:style-name="ce232"/>
          <table:table-cell table:style-name="ce260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7"/>
          <table:table-cell table:style-name="ce19"/>
          <table:table-cell table:style-name="ce34"/>
          <table:table-cell table:style-name="ce33" office:value-type="string" calcext:value-type="string">
            <text:p>고객요구사항 검토</text:p>
          </table:table-cell>
          <table:table-cell table:style-name="ce33"/>
          <table:table-cell table:style-name="ce73" table:number-columns-repeated="2"/>
          <table:table-cell table:number-columns-repeated="2" table:style-name="ce111" office:value-type="float" office:value="0.07" calcext:value-type="float">
            <text:p>0.07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11];0;IF(AND([.N11]&lt;=[.$C$2];[.O11]&gt;=[.$C$2]);[.I11]*(DAYS360([.N11];[.$C$2]+1)/(VALUE([.O11])-VALUE([.N11])+1));[.I11]))" office:value-type="float" office:value="0" calcext:value-type="float">
            <text:p>0.000 </text:p>
          </table:table-cell>
          <table:table-cell table:style-name="ce145" table:formula="of:=[.J11]*[.I11]" office:value-type="float" office:value="0" calcext:value-type="float">
            <text:p>0.000 </text:p>
          </table:table-cell>
          <table:table-cell table:style-name="ce159" table:formula="of:=IF([.J11]=1;&quot;종료&quot;;IF(AND([.J11]=0;[.$C$2]&lt;[.N11]);&quot;&quot;;IF(AND([.J11]=0;[.$C$2]&gt;[.O11]);&quot;지연&quot;;IF(AND([.O11]&lt;[.$C$2];[.J11]&lt;&gt;100);&quot;지연&quot;;&quot;진행&quot;))))">
            <text:p/>
          </table:table-cell>
          <table:table-cell table:style-name="ce188" office:value-type="date" office:date-value="2015-06-01" calcext:value-type="date">
            <text:p>2015-06-01</text:p>
          </table:table-cell>
          <table:table-cell table:style-name="ce188" office:value-type="date" office:date-value="2015-06-05" calcext:value-type="date">
            <text:p>2015-06-05</text:p>
          </table:table-cell>
          <table:table-cell table:style-name="ce214"/>
          <table:table-cell table:style-name="ce233"/>
          <table:table-cell table:style-name="ce261" table:number-columns-repeated="2"/>
          <table:table-cell table:style-name="ce296"/>
          <table:table-cell table:style-name="ce321"/>
          <table:table-cell table:style-name="ce261" table:number-columns-repeated="3"/>
          <table:table-cell table:style-name="ce358"/>
          <table:table-cell table:style-name="ce383"/>
          <table:table-cell table:style-name="ce261" table:number-columns-repeated="2"/>
          <table:table-cell table:style-name="ce296"/>
          <table:table-cell table:style-name="ce321"/>
          <table:table-cell table:style-name="ce261" table:number-columns-repeated="3"/>
          <table:table-cell table:style-name="ce358"/>
          <table:table-cell table:style-name="ce383"/>
          <table:table-cell table:style-name="ce261" table:number-columns-repeated="2"/>
          <table:table-cell table:style-name="ce296"/>
          <table:table-cell table:style-name="ce429"/>
          <table:table-cell table:style-name="ce296"/>
          <table:table-cell table:style-name="ce458"/>
          <table:table-cell table:style-name="ce7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 office:value-type="string" calcext:value-type="string">
            <text:p>프로젝트 계획수립</text:p>
          </table:table-cell>
          <table:table-cell table:style-name="ce35" table:number-columns-repeated="2"/>
          <table:table-cell table:style-name="ce74" table:number-columns-repeated="2"/>
          <table:table-cell table:style-name="ce113" table:formula="of:=SUM([.H13:.H16])" office:value-type="float" office:value="0.6" calcext:value-type="float">
            <text:p>0.600 </text:p>
          </table:table-cell>
          <table:table-cell table:style-name="ce113" table:formula="of:=SUM([.I13:.I16])" office:value-type="float" office:value="0.6" calcext:value-type="float">
            <text:p>0.600 </text:p>
          </table:table-cell>
          <table:table-cell table:style-name="ce129" table:formula="of:=[.L12]/[.I12]" office:value-type="percentage" office:value="0" calcext:value-type="percentage">
            <text:p>0%</text:p>
          </table:table-cell>
          <table:table-cell table:style-name="ce113" table:formula="of:=SUM([.K13:.K16])" office:value-type="float" office:value="0" calcext:value-type="float">
            <text:p>0.000 </text:p>
          </table:table-cell>
          <table:table-cell table:style-name="ce113" table:formula="of:=SUM([.L13:.L16])" office:value-type="float" office:value="0" calcext:value-type="float">
            <text:p>0.000 </text:p>
          </table:table-cell>
          <table:table-cell table:style-name="ce113" table:formula="of:=SUM([.M13:.M16])" office:value-type="float" office:value="0" calcext:value-type="float">
            <text:p>0.000 </text:p>
          </table:table-cell>
          <table:table-cell table:style-name="ce190" table:formula="of:=MIN([.N13:.N16])" office:value-type="date" office:date-value="2015-06-01" calcext:value-type="date">
            <text:p>2015-06-01</text:p>
          </table:table-cell>
          <table:table-cell table:style-name="ce190" table:formula="of:=MAX([.O13:.O16])" office:value-type="date" office:date-value="2015-06-10" calcext:value-type="date">
            <text:p>2015-06-10</text:p>
          </table:table-cell>
          <table:table-cell table:style-name="ce214"/>
          <table:table-cell table:style-name="ce234"/>
          <table:table-cell table:style-name="ce262"/>
          <table:table-cell table:style-name="ce265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430"/>
          <table:table-cell table:style-name="ce297"/>
          <table:table-cell table:style-name="ce459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프로젝트 수행계획 수립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2" calcext:value-type="float">
            <text:p>0.2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13];0;IF(AND([.N13]&lt;=[.$C$2];[.O13]&gt;=[.$C$2]);[.I13]*(DAYS360([.N13];[.$C$2]+1)/(VALUE([.O13])-VALUE([.N13])+1));[.I13]))" office:value-type="float" office:value="0" calcext:value-type="float">
            <text:p>0.000 </text:p>
          </table:table-cell>
          <table:table-cell table:style-name="ce145" table:formula="of:=[.J13]*[.I13]" office:value-type="float" office:value="0" calcext:value-type="float">
            <text:p>0.000 </text:p>
          </table:table-cell>
          <table:table-cell table:style-name="ce160" table:formula="of:=IF([.J13]=1;&quot;종료&quot;;IF(AND([.J13]=0;[.$C$2]&lt;[.N13]);&quot;&quot;;IF(AND([.J13]=0;[.$C$2]&gt;[.O13]);&quot;지연&quot;;IF(AND([.O13]&lt;[.$C$2];[.J13]&lt;&gt;100);&quot;지연&quot;;&quot;진행&quot;))))">
            <text:p/>
          </table:table-cell>
          <table:table-cell table:style-name="ce189" office:value-type="date" office:date-value="2015-06-01" calcext:value-type="date">
            <text:p>2015-06-01</text:p>
          </table:table-cell>
          <table:table-cell table:style-name="ce189" office:value-type="date" office:date-value="2015-06-03" calcext:value-type="date">
            <text:p>2015-06-03</text:p>
          </table:table-cell>
          <table:table-cell table:style-name="ce214"/>
          <table:table-cell table:style-name="ce235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프로젝트 수행계획 검토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14];0;IF(AND([.N14]&lt;=[.$C$2];[.O14]&gt;=[.$C$2]);[.I14]*(DAYS360([.N14];[.$C$2]+1)/(VALUE([.O14])-VALUE([.N14])+1));[.I14]))" office:value-type="float" office:value="0" calcext:value-type="float">
            <text:p>0.000 </text:p>
          </table:table-cell>
          <table:table-cell table:style-name="ce145" table:formula="of:=[.J14]*[.I14]" office:value-type="float" office:value="0" calcext:value-type="float">
            <text:p>0.000 </text:p>
          </table:table-cell>
          <table:table-cell table:style-name="ce161" table:formula="of:=IF([.J14]=1;&quot;종료&quot;;IF(AND([.J14]=0;[.$C$2]&lt;[.N14]);&quot;&quot;;IF(AND([.J14]=0;[.$C$2]&gt;[.O14]);&quot;지연&quot;;IF(AND([.O14]&lt;[.$C$2];[.J14]&lt;&gt;100);&quot;지연&quot;;&quot;진행&quot;))))">
            <text:p/>
          </table:table-cell>
          <table:table-cell table:style-name="ce189" office:value-type="date" office:date-value="2015-06-05" calcext:value-type="date">
            <text:p>2015-06-05</text:p>
          </table:table-cell>
          <table:table-cell table:style-name="ce189" office:value-type="date" office:date-value="2015-06-08" calcext:value-type="date">
            <text:p>2015-06-08</text:p>
          </table:table-cell>
          <table:table-cell table:style-name="ce214"/>
          <table:table-cell table:style-name="ce235"/>
          <table:table-cell table:style-name="ce260"/>
          <table:table-cell table:style-name="ce18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<text:span text:style-name="T1">프로젝트 수행계획 승인</text:span><text:span text:style-name="T2">(PM &amp; </text:span><text:span text:style-name="T3">고객</text:span><text:span text:style-name="T2">)</text:span>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15];0;IF(AND([.N15]&lt;=[.$C$2];[.O15]&gt;=[.$C$2]);[.I15]*(DAYS360([.N15];[.$C$2]+1)/(VALUE([.O15])-VALUE([.N15])+1));[.I15]))" office:value-type="float" office:value="0" calcext:value-type="float">
            <text:p>0.000 </text:p>
          </table:table-cell>
          <table:table-cell table:style-name="ce145" table:formula="of:=[.J15]*[.I15]" office:value-type="float" office:value="0" calcext:value-type="float">
            <text:p>0.000 </text:p>
          </table:table-cell>
          <table:table-cell table:style-name="ce161" table:formula="of:=IF([.J15]=1;&quot;종료&quot;;IF(AND([.J15]=0;[.$C$2]&lt;[.N15]);&quot;&quot;;IF(AND([.J15]=0;[.$C$2]&gt;[.O15]);&quot;지연&quot;;IF(AND([.O15]&lt;[.$C$2];[.J15]&lt;&gt;100);&quot;지연&quot;;&quot;진행&quot;))))">
            <text:p/>
          </table:table-cell>
          <table:table-cell table:number-columns-repeated="2" table:style-name="ce189" office:value-type="date" office:date-value="2015-06-10" calcext:value-type="date">
            <text:p>2015-06-10</text:p>
          </table:table-cell>
          <table:table-cell table:style-name="ce214" office:value-type="string" calcext:value-type="string">
            <text:p>사업수행계획서</text:p>
          </table:table-cell>
          <table:table-cell table:style-name="ce236"/>
          <table:table-cell table:style-name="ce260"/>
          <table:table-cell table:style-name="ce18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프로젝트 일정수립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2" calcext:value-type="float">
            <text:p>0.2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16];0;IF(AND([.N16]&lt;=[.$C$2];[.O16]&gt;=[.$C$2]);[.I16]*(DAYS360([.N16];[.$C$2]+1)/(VALUE([.O16])-VALUE([.N16])+1));[.I16]))" office:value-type="float" office:value="0" calcext:value-type="float">
            <text:p>0.000 </text:p>
          </table:table-cell>
          <table:table-cell table:style-name="ce145" table:formula="of:=[.J16]*[.I16]" office:value-type="float" office:value="0" calcext:value-type="float">
            <text:p>0.000 </text:p>
          </table:table-cell>
          <table:table-cell table:style-name="ce162" table:formula="of:=IF([.J16]=1;&quot;종료&quot;;IF(AND([.J16]=0;[.$C$2]&lt;[.N16]);&quot;&quot;;IF(AND([.J16]=0;[.$C$2]&gt;[.O16]);&quot;지연&quot;;IF(AND([.O16]&lt;[.$C$2];[.J16]&lt;&gt;100);&quot;지연&quot;;&quot;진행&quot;))))">
            <text:p/>
          </table:table-cell>
          <table:table-cell table:style-name="ce189" office:value-type="date" office:date-value="2015-06-01" calcext:value-type="date">
            <text:p>2015-06-01</text:p>
          </table:table-cell>
          <table:table-cell table:style-name="ce189" office:value-type="date" office:date-value="2015-06-10" calcext:value-type="date">
            <text:p>2015-06-10</text:p>
          </table:table-cell>
          <table:table-cell table:style-name="ce215" office:value-type="string" calcext:value-type="string">
            <text:p>WBS</text:p>
          </table:table-cell>
          <table:table-cell table:style-name="ce235"/>
          <table:table-cell table:style-name="ce260"/>
          <table:table-cell table:style-name="ce18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5" office:value-type="string" calcext:value-type="string">
            <text:p>프로젝트 표준정의</text:p>
          </table:table-cell>
          <table:table-cell table:style-name="ce33" table:number-columns-repeated="2"/>
          <table:table-cell table:style-name="ce73" table:number-columns-repeated="2"/>
          <table:table-cell table:style-name="ce113" table:formula="of:=SUM([.H18:.H20])" office:value-type="float" office:value="0.4" calcext:value-type="float">
            <text:p>0.400 </text:p>
          </table:table-cell>
          <table:table-cell table:style-name="ce113" table:formula="of:=SUM([.I18:.I20])" office:value-type="float" office:value="0.4" calcext:value-type="float">
            <text:p>0.400 </text:p>
          </table:table-cell>
          <table:table-cell table:style-name="ce129" table:formula="of:=[.L17]/[.I17]" office:value-type="percentage" office:value="0" calcext:value-type="percentage">
            <text:p>0%</text:p>
          </table:table-cell>
          <table:table-cell table:style-name="ce113" table:formula="of:=SUM([.K18:.K20])" office:value-type="float" office:value="0" calcext:value-type="float">
            <text:p>0.000 </text:p>
          </table:table-cell>
          <table:table-cell table:style-name="ce146" table:formula="of:=SUM([.L18:.L20])" office:value-type="float" office:value="0" calcext:value-type="float">
            <text:p>0.000 </text:p>
          </table:table-cell>
          <table:table-cell table:style-name="ce163" table:formula="of:=IFERROR(([.L17]/[.K17])*100;0)" office:value-type="float" office:value="0" calcext:value-type="float">
            <text:p>0.00 </text:p>
          </table:table-cell>
          <table:table-cell table:style-name="ce190" table:formula="of:=MIN([.N18:.N20])" office:value-type="date" office:date-value="2015-06-01" calcext:value-type="date">
            <text:p>2015-06-01</text:p>
          </table:table-cell>
          <table:table-cell table:style-name="ce190" table:formula="of:=MAX([.O18:.O20])" office:value-type="date" office:date-value="2015-08-10" calcext:value-type="date">
            <text:p>2015-08-10</text:p>
          </table:table-cell>
          <table:table-cell table:style-name="ce214"/>
          <table:table-cell table:style-name="ce237"/>
          <table:table-cell table:style-name="ce263" table:number-columns-repeated="2"/>
          <table:table-cell table:style-name="ce298"/>
          <table:table-cell table:style-name="ce323"/>
          <table:table-cell table:style-name="ce263" table:number-columns-repeated="3"/>
          <table:table-cell table:style-name="ce360"/>
          <table:table-cell table:style-name="ce385"/>
          <table:table-cell table:style-name="ce263"/>
          <table:table-cell table:style-name="ce18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<text:span text:style-name="T4">방법론</text:span><text:span text:style-name="T5">(</text:span><text:span text:style-name="T6">산출물</text:span><text:span text:style-name="T5">) </text:span><text:span text:style-name="T6">및 프로세스 테일러링</text:span>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18];0;IF(AND([.N18]&lt;=[.$C$2];[.O18]&gt;=[.$C$2]);[.I18]*(DAYS360([.N18];[.$C$2]+1)/(VALUE([.O18])-VALUE([.N18])+1));[.I18]))" office:value-type="float" office:value="0" calcext:value-type="float">
            <text:p>0.000 </text:p>
          </table:table-cell>
          <table:table-cell table:style-name="ce145" table:formula="of:=[.J18]*[.I18]" office:value-type="float" office:value="0" calcext:value-type="float">
            <text:p>0.000 </text:p>
          </table:table-cell>
          <table:table-cell table:style-name="ce164" table:formula="of:=IF([.J18]=1;&quot;종료&quot;;IF(AND([.J18]=0;[.$C$2]&lt;[.N18]);&quot;&quot;;IF(AND([.J18]=0;[.$C$2]&gt;[.O18]);&quot;지연&quot;;IF(AND([.O18]&lt;[.$C$2];[.J18]&lt;&gt;100);&quot;지연&quot;;&quot;진행&quot;))))">
            <text:p/>
          </table:table-cell>
          <table:table-cell table:style-name="ce189" office:value-type="date" office:date-value="2015-06-01" calcext:value-type="date">
            <text:p>2015-06-01</text:p>
          </table:table-cell>
          <table:table-cell table:style-name="ce189" office:value-type="date" office:date-value="2015-06-05" calcext:value-type="date">
            <text:p>2015-06-05</text:p>
          </table:table-cell>
          <table:table-cell table:style-name="ce214" office:value-type="string" calcext:value-type="string">
            <text:p>산출물작성표준지침서</text:p>
          </table:table-cell>
          <table:table-cell table:style-name="ce235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산출물목록 및 표준양식 정의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15" calcext:value-type="float">
            <text:p>0.1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19];0;IF(AND([.N19]&lt;=[.$C$2];[.O19]&gt;=[.$C$2]);[.I19]*(DAYS360([.N19];[.$C$2]+1)/(VALUE([.O19])-VALUE([.N19])+1));[.I19]))" office:value-type="float" office:value="0" calcext:value-type="float">
            <text:p>0.000 </text:p>
          </table:table-cell>
          <table:table-cell table:style-name="ce145" table:formula="of:=[.J19]*[.I19]" office:value-type="float" office:value="0" calcext:value-type="float">
            <text:p>0.000 </text:p>
          </table:table-cell>
          <table:table-cell table:style-name="ce165" table:formula="of:=IF([.J19]=1;&quot;종료&quot;;IF(AND([.J19]=0;[.$C$2]&lt;[.N19]);&quot;&quot;;IF(AND([.J19]=0;[.$C$2]&gt;[.O19]);&quot;지연&quot;;IF(AND([.O19]&lt;[.$C$2];[.J19]&lt;&gt;100);&quot;지연&quot;;&quot;진행&quot;))))">
            <text:p/>
          </table:table-cell>
          <table:table-cell table:style-name="ce189" office:value-type="date" office:date-value="2015-06-08" calcext:value-type="date">
            <text:p>2015-06-08</text:p>
          </table:table-cell>
          <table:table-cell table:style-name="ce189" office:value-type="date" office:date-value="2015-06-12" calcext:value-type="date">
            <text:p>2015-06-12</text:p>
          </table:table-cell>
          <table:table-cell table:style-name="ce214"/>
          <table:table-cell table:style-name="ce236"/>
          <table:table-cell table:style-name="ce260"/>
          <table:table-cell table:style-name="ce18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개발표준 정의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2" calcext:value-type="float">
            <text:p>0.2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20];0;IF(AND([.N20]&lt;=[.$C$2];[.O20]&gt;=[.$C$2]);[.I20]*(DAYS360([.N20];[.$C$2]+1)/(VALUE([.O20])-VALUE([.N20])+1));[.I20]))" office:value-type="float" office:value="0" calcext:value-type="float">
            <text:p>0.000 </text:p>
          </table:table-cell>
          <table:table-cell table:style-name="ce145" table:formula="of:=[.J20]*[.I20]" office:value-type="float" office:value="0" calcext:value-type="float">
            <text:p>0.000 </text:p>
          </table:table-cell>
          <table:table-cell table:style-name="ce166" table:formula="of:=IF([.J20]=1;&quot;종료&quot;;IF(AND([.J20]=0;[.$C$2]&lt;[.N20]);&quot;&quot;;IF(AND([.J20]=0;[.$C$2]&gt;[.O20]);&quot;지연&quot;;IF(AND([.O20]&lt;[.$C$2];[.J20]&lt;&gt;100);&quot;지연&quot;;&quot;진행&quot;))))">
            <text:p/>
          </table:table-cell>
          <table:table-cell table:style-name="ce189" office:value-type="date" office:date-value="2015-08-01" calcext:value-type="date">
            <text:p>2015-08-01</text:p>
          </table:table-cell>
          <table:table-cell table:style-name="ce189" office:value-type="date" office:date-value="2015-08-10" calcext:value-type="date">
            <text:p>2015-08-10</text:p>
          </table:table-cell>
          <table:table-cell table:style-name="ce214" office:value-type="string" calcext:value-type="string">
            <text:p>개발표준정의서</text:p>
          </table:table-cell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61"/>
          <table:table-cell table:style-name="ce386"/>
          <table:table-cell table:style-name="ce260"/>
          <table:table-cell table:style-name="ce18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 office:value-type="string" calcext:value-type="string">
            <text:p>품질활동</text:p>
          </table:table-cell>
          <table:table-cell table:style-name="ce35" table:number-columns-repeated="2"/>
          <table:table-cell table:style-name="ce74" table:number-columns-repeated="2"/>
          <table:table-cell table:style-name="ce113" table:formula="of:=SUM([.H22:.H24])" office:value-type="float" office:value="0.25" calcext:value-type="float">
            <text:p>0.250 </text:p>
          </table:table-cell>
          <table:table-cell table:style-name="ce113" table:formula="of:=SUM([.I22:.I24])" office:value-type="float" office:value="0.25" calcext:value-type="float">
            <text:p>0.250 </text:p>
          </table:table-cell>
          <table:table-cell table:style-name="ce129" table:formula="of:=[.L21]/[.I21]" office:value-type="percentage" office:value="0" calcext:value-type="percentage">
            <text:p>0%</text:p>
          </table:table-cell>
          <table:table-cell table:style-name="ce113" table:formula="of:=SUM([.K22:.K24])" office:value-type="float" office:value="0" calcext:value-type="float">
            <text:p>0.000 </text:p>
          </table:table-cell>
          <table:table-cell table:style-name="ce146" table:formula="of:=SUM([.L22:.L24])" office:value-type="float" office:value="0" calcext:value-type="float">
            <text:p>0.000 </text:p>
          </table:table-cell>
          <table:table-cell table:style-name="ce163" table:formula="of:=IFERROR(([.L21]/[.K21])*100;0)" office:value-type="float" office:value="0" calcext:value-type="float">
            <text:p>0.00 </text:p>
          </table:table-cell>
          <table:table-cell table:style-name="ce190" table:formula="of:=MIN([.N22:.N24])" office:value-type="date" office:date-value="2015-06-11" calcext:value-type="date">
            <text:p>2015-06-11</text:p>
          </table:table-cell>
          <table:table-cell table:style-name="ce190" table:formula="of:=MAX([.O22:.O24])" office:value-type="date" office:date-value="2015-12-10" calcext:value-type="date">
            <text:p>2015-12-10</text:p>
          </table:table-cell>
          <table:table-cell table:style-name="ce214"/>
          <table:table-cell table:style-name="ce238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431"/>
          <table:table-cell table:style-name="ce299"/>
          <table:table-cell table:style-name="ce460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품질보증 오리엔테이션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22];0;IF(AND([.N22]&lt;=[.$C$2];[.O22]&gt;=[.$C$2]);[.I22]*(DAYS360([.N22];[.$C$2]+1)/(VALUE([.O22])-VALUE([.N22])+1));[.I22]))" office:value-type="float" office:value="0" calcext:value-type="float">
            <text:p>0.000 </text:p>
          </table:table-cell>
          <table:table-cell table:style-name="ce145" table:formula="of:=[.J22]*[.I22]" office:value-type="float" office:value="0" calcext:value-type="float">
            <text:p>0.000 </text:p>
          </table:table-cell>
          <table:table-cell table:style-name="ce161" table:formula="of:=IF([.J22]=1;&quot;종료&quot;;IF(AND([.J22]=0;[.$C$2]&lt;[.N22]);&quot;&quot;;IF(AND([.J22]=0;[.$C$2]&gt;[.O22]);&quot;지연&quot;;IF(AND([.O22]&lt;[.$C$2];[.J22]&lt;&gt;100);&quot;지연&quot;;&quot;진행&quot;))))">
            <text:p/>
          </table:table-cell>
          <table:table-cell table:style-name="ce189" office:value-type="date" office:date-value="2015-06-11" calcext:value-type="date">
            <text:p>2015-06-11</text:p>
          </table:table-cell>
          <table:table-cell table:style-name="ce189" office:value-type="date" office:date-value="2015-06-25" calcext:value-type="date">
            <text:p>2015-06-25</text:p>
          </table:table-cell>
          <table:table-cell table:style-name="ce216"/>
          <table:table-cell table:style-name="ce236"/>
          <table:table-cell table:style-name="ce264"/>
          <table:table-cell table:style-name="ce18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<text:span text:style-name="T1">프로세스이행점검</text:span><text:span text:style-name="T2">(</text:span><text:span text:style-name="T3">중간</text:span><text:span text:style-name="T2">)</text:span>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23];0;IF(AND([.N23]&lt;=[.$C$2];[.O23]&gt;=[.$C$2]);[.I23]*(DAYS360([.N23];[.$C$2]+1)/(VALUE([.O23])-VALUE([.N23])+1));[.I23]))" office:value-type="float" office:value="0" calcext:value-type="float">
            <text:p>0.000 </text:p>
          </table:table-cell>
          <table:table-cell table:style-name="ce145" table:formula="of:=[.J23]*[.I23]" office:value-type="float" office:value="0" calcext:value-type="float">
            <text:p>0.000 </text:p>
          </table:table-cell>
          <table:table-cell table:style-name="ce161" table:formula="of:=IF([.J23]=1;&quot;종료&quot;;IF(AND([.J23]=0;[.$C$2]&lt;[.N23]);&quot;&quot;;IF(AND([.J23]=0;[.$C$2]&gt;[.O23]);&quot;지연&quot;;IF(AND([.O23]&lt;[.$C$2];[.J23]&lt;&gt;100);&quot;지연&quot;;&quot;진행&quot;))))">
            <text:p/>
          </table:table-cell>
          <table:table-cell table:style-name="ce189" office:value-type="date" office:date-value="2015-08-27" calcext:value-type="date">
            <text:p>2015-08-27</text:p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<text:span text:style-name="T1">프로세스이행점검</text:span><text:span text:style-name="T2">(</text:span><text:span text:style-name="T3">종료</text:span><text:span text:style-name="T2">)</text:span>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24];0;IF(AND([.N24]&lt;=[.$C$2];[.O24]&gt;=[.$C$2]);[.I24]*(DAYS360([.N24];[.$C$2]+1)/(VALUE([.O24])-VALUE([.N24])+1));[.I24]))" office:value-type="float" office:value="0" calcext:value-type="float">
            <text:p>0.000 </text:p>
          </table:table-cell>
          <table:table-cell table:style-name="ce145" table:formula="of:=[.J24]*[.I24]" office:value-type="float" office:value="0" calcext:value-type="float">
            <text:p>0.000 </text:p>
          </table:table-cell>
          <table:table-cell table:style-name="ce161" table:formula="of:=IF([.J24]=1;&quot;종료&quot;;IF(AND([.J24]=0;[.$C$2]&lt;[.N24]);&quot;&quot;;IF(AND([.J24]=0;[.$C$2]&gt;[.O24]);&quot;지연&quot;;IF(AND([.O24]&lt;[.$C$2];[.J24]&lt;&gt;100);&quot;지연&quot;;&quot;진행&quot;))))">
            <text:p/>
          </table:table-cell>
          <table:table-cell table:style-name="ce189" office:value-type="date" office:date-value="2015-12-01" calcext:value-type="date">
            <text:p>2015-12-01</text:p>
          </table:table-cell>
          <table:table-cell table:style-name="ce189" office:value-type="date" office:date-value="2015-12-10" calcext:value-type="date">
            <text:p>2015-12-10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 office:value-type="string" calcext:value-type="string">
            <text:p>프로젝트 진행관리</text:p>
          </table:table-cell>
          <table:table-cell table:style-name="ce35" table:number-columns-repeated="2"/>
          <table:table-cell table:style-name="ce74" table:number-columns-repeated="2"/>
          <table:table-cell table:style-name="ce113" table:formula="of:=SUM([.H26];[.H33];[.H41];[.H49];[.H57];[.H65];[.H69];[.H74];[.H80])" office:value-type="float" office:value="3.715" calcext:value-type="float">
            <text:p>3.715 </text:p>
          </table:table-cell>
          <table:table-cell table:style-name="ce113" table:formula="of:=SUM([.I26];[.I33];[.I41];[.I49];[.I57];[.I65];[.I69];[.I74];[.I80])" office:value-type="float" office:value="3.715" calcext:value-type="float">
            <text:p>3.715 </text:p>
          </table:table-cell>
          <table:table-cell table:style-name="ce129" table:formula="of:=[.L25]/[.I25]" office:value-type="percentage" office:value="0" calcext:value-type="percentage">
            <text:p>0%</text:p>
          </table:table-cell>
          <table:table-cell table:style-name="ce113" table:formula="of:=SUM([.K26];[.K33];[.K41];[.K49];[.K57];[.K65];[.K69];[.K74];[.K80])" office:value-type="float" office:value="0" calcext:value-type="float">
            <text:p>0.000 </text:p>
          </table:table-cell>
          <table:table-cell table:style-name="ce113" table:formula="of:=SUM([.L26];[.L33];[.L41];[.L49];[.L57];[.L65];[.L69];[.L74];[.L80])" office:value-type="float" office:value="0" calcext:value-type="float">
            <text:p>0.000 </text:p>
          </table:table-cell>
          <table:table-cell table:style-name="ce163" table:formula="of:=IFERROR(([.L25]/[.K25])*100;0)" office:value-type="float" office:value="0" calcext:value-type="float">
            <text:p>0.00 </text:p>
          </table:table-cell>
          <table:table-cell table:style-name="ce190" table:formula="of:=MIN([.N26:.N83])" office:value-type="date" office:date-value="2015-06-01" calcext:value-type="date">
            <text:p>2015-06-01</text:p>
          </table:table-cell>
          <table:table-cell table:style-name="ce190" table:formula="of:=MAX([.O26:.O83])" office:value-type="date" office:date-value="2015-12-28" calcext:value-type="date">
            <text:p>2015-12-28</text:p>
          </table:table-cell>
          <table:table-cell table:style-name="ce214"/>
          <table:table-cell table:style-name="ce237"/>
          <table:table-cell table:style-name="ce263" table:number-columns-repeated="2"/>
          <table:table-cell table:style-name="ce298"/>
          <table:table-cell table:style-name="ce323"/>
          <table:table-cell table:style-name="ce263" table:number-columns-repeated="3"/>
          <table:table-cell table:style-name="ce360"/>
          <table:table-cell table:style-name="ce385"/>
          <table:table-cell table:style-name="ce263" table:number-columns-repeated="2"/>
          <table:table-cell table:style-name="ce298"/>
          <table:table-cell table:style-name="ce323"/>
          <table:table-cell table:style-name="ce263" table:number-columns-repeated="3"/>
          <table:table-cell table:style-name="ce360"/>
          <table:table-cell table:style-name="ce385"/>
          <table:table-cell table:style-name="ce263" table:number-columns-repeated="2"/>
          <table:table-cell table:style-name="ce298"/>
          <table:table-cell table:style-name="ce432"/>
          <table:table-cell table:style-name="ce298"/>
          <table:table-cell table:style-name="ce461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주간보고</text:p>
          </table:table-cell>
          <table:table-cell table:style-name="ce35"/>
          <table:table-cell table:style-name="ce74" table:number-columns-repeated="2"/>
          <table:table-cell table:style-name="ce113" table:formula="of:=SUM([.H27:.H32])" office:value-type="float" office:value="0.9" calcext:value-type="float">
            <text:p>0.900 </text:p>
          </table:table-cell>
          <table:table-cell table:style-name="ce113" table:formula="of:=SUM([.I27:.I32])" office:value-type="float" office:value="0.9" calcext:value-type="float">
            <text:p>0.900 </text:p>
          </table:table-cell>
          <table:table-cell table:style-name="ce129" table:formula="of:=[.L26]/[.I26]" office:value-type="percentage" office:value="0" calcext:value-type="percentage">
            <text:p>0%</text:p>
          </table:table-cell>
          <table:table-cell table:style-name="ce113" table:formula="of:=SUM([.K27:.K32])" office:value-type="float" office:value="0" calcext:value-type="float">
            <text:p>0.000 </text:p>
          </table:table-cell>
          <table:table-cell table:style-name="ce146" table:formula="of:=SUM([.L27:.L32])" office:value-type="float" office:value="0" calcext:value-type="float">
            <text:p>0.000 </text:p>
          </table:table-cell>
          <table:table-cell table:style-name="ce163" table:formula="of:=IFERROR(([.L26]/[.K26])*100;0)" office:value-type="float" office:value="0" calcext:value-type="float">
            <text:p>0.00 </text:p>
          </table:table-cell>
          <table:table-cell table:style-name="ce190" table:formula="of:=MIN([.N27:.N32])" office:value-type="date" office:date-value="2015-06-11" calcext:value-type="date">
            <text:p>2015-06-11</text:p>
          </table:table-cell>
          <table:table-cell table:style-name="ce190" table:formula="of:=MAX([.O27:.O32])" office:value-type="date" office:date-value="2015-12-28" calcext:value-type="date">
            <text:p>2015-12-28</text:p>
          </table:table-cell>
          <table:table-cell table:style-name="ce214" office:value-type="string" calcext:value-type="string">
            <text:p>주간보고서</text:p>
          </table:table-cell>
          <table:table-cell table:style-name="ce238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431"/>
          <table:table-cell table:style-name="ce299"/>
          <table:table-cell table:style-name="ce460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58" office:value-type="string" calcext:value-type="string">
            <text:p><text:span text:style-name="T16">1-5</text:span><text:span text:style-name="T6">주차</text:span></text:p>
          </table:table-cell>
          <table:table-cell table:style-name="ce75" office:value-type="string" calcext:value-type="string">
            <text:p>2015.06.11 ~ 2015.07.09</text:p>
          </table:table-cell>
          <table:table-cell table:style-name="ce75"/>
          <table:table-cell table:number-columns-repeated="2" table:style-name="ce112" office:value-type="float" office:value="0.15" calcext:value-type="float">
            <text:p>0.1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27];0;IF(AND([.N27]&lt;=[.$C$2];[.O27]&gt;=[.$C$2]);[.I27]*(DAYS360([.N27];[.$C$2]+1)/(VALUE([.O27])-VALUE([.N27])+1));[.I27]))" office:value-type="float" office:value="0" calcext:value-type="float">
            <text:p>0.000 </text:p>
          </table:table-cell>
          <table:table-cell table:style-name="ce145" table:formula="of:=[.J27]*[.I27]" office:value-type="float" office:value="0" calcext:value-type="float">
            <text:p>0.000 </text:p>
          </table:table-cell>
          <table:table-cell table:style-name="ce161" table:formula="of:=IF([.J27]=1;&quot;종료&quot;;IF(AND([.J27]=0;[.$C$2]&lt;[.N27]);&quot;&quot;;IF(AND([.J27]=0;[.$C$2]&gt;[.O27]);&quot;지연&quot;;IF(AND([.O27]&lt;[.$C$2];[.J27]&lt;&gt;100);&quot;지연&quot;;&quot;진행&quot;))))">
            <text:p/>
          </table:table-cell>
          <table:table-cell table:style-name="ce189" office:value-type="date" office:date-value="2015-06-11" calcext:value-type="date">
            <text:p>2015-06-11</text:p>
          </table:table-cell>
          <table:table-cell table:style-name="ce189" office:value-type="date" office:date-value="2015-07-09" calcext:value-type="date">
            <text:p>2015-07-09</text:p>
          </table:table-cell>
          <table:table-cell table:style-name="ce214"/>
          <table:table-cell table:style-name="ce236"/>
          <table:table-cell table:style-name="ce260" table:number-columns-repeated="2"/>
          <table:table-cell table:style-name="ce300"/>
          <table:table-cell table:style-name="ce325"/>
          <table:table-cell table:style-name="ce260"/>
          <table:table-cell table:style-name="ce18" table:number-columns-repeated="2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6-10</text:span><text:span text:style-name="T6">주차</text:span></text:p>
          </table:table-cell>
          <table:table-cell table:style-name="ce75" office:value-type="string" calcext:value-type="string">
            <text:p>2015.07.10 ~ 2015.08.13</text:p>
          </table:table-cell>
          <table:table-cell table:style-name="ce75"/>
          <table:table-cell table:number-columns-repeated="2" table:style-name="ce112" office:value-type="float" office:value="0.15" calcext:value-type="float">
            <text:p>0.1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28];0;IF(AND([.N28]&lt;=[.$C$2];[.O28]&gt;=[.$C$2]);[.I28]*(DAYS360([.N28];[.$C$2]+1)/(VALUE([.O28])-VALUE([.N28])+1));[.I28]))" office:value-type="float" office:value="0" calcext:value-type="float">
            <text:p>0.000 </text:p>
          </table:table-cell>
          <table:table-cell table:style-name="ce145" table:formula="of:=[.J28]*[.I28]" office:value-type="float" office:value="0" calcext:value-type="float">
            <text:p>0.000 </text:p>
          </table:table-cell>
          <table:table-cell table:style-name="ce161" table:formula="of:=IF([.J28]=1;&quot;종료&quot;;IF(AND([.J28]=0;[.$C$2]&lt;[.N28]);&quot;&quot;;IF(AND([.J28]=0;[.$C$2]&gt;[.O28]);&quot;지연&quot;;IF(AND([.O28]&lt;[.$C$2];[.J28]&lt;&gt;100);&quot;지연&quot;;&quot;진행&quot;))))">
            <text:p/>
          </table:table-cell>
          <table:table-cell table:style-name="ce189" office:value-type="date" office:date-value="2015-07-10" calcext:value-type="date">
            <text:p>2015-07-10</text:p>
          </table:table-cell>
          <table:table-cell table:style-name="ce189" office:value-type="date" office:date-value="2015-08-13" calcext:value-type="date">
            <text:p>2015-08-13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260" table:number-columns-repeated="3"/>
          <table:table-cell table:style-name="ce361"/>
          <table:table-cell table:style-name="ce386"/>
          <table:table-cell table:style-name="ce260"/>
          <table:table-cell table:style-name="ce18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11-15</text:span><text:span text:style-name="T6">주차</text:span></text:p>
          </table:table-cell>
          <table:table-cell table:style-name="ce75" office:value-type="string" calcext:value-type="string">
            <text:p>2015.08.14 ~ 2015.09.17</text:p>
          </table:table-cell>
          <table:table-cell table:style-name="ce75"/>
          <table:table-cell table:number-columns-repeated="2" table:style-name="ce112" office:value-type="float" office:value="0.15" calcext:value-type="float">
            <text:p>0.1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29];0;IF(AND([.N29]&lt;=[.$C$2];[.O29]&gt;=[.$C$2]);[.I29]*(DAYS360([.N29];[.$C$2]+1)/(VALUE([.O29])-VALUE([.N29])+1));[.I29]))" office:value-type="float" office:value="0" calcext:value-type="float">
            <text:p>0.000 </text:p>
          </table:table-cell>
          <table:table-cell table:style-name="ce145" table:formula="of:=[.J29]*[.I29]" office:value-type="float" office:value="0" calcext:value-type="float">
            <text:p>0.000 </text:p>
          </table:table-cell>
          <table:table-cell table:style-name="ce161" table:formula="of:=IF([.J29]=1;&quot;종료&quot;;IF(AND([.J29]=0;[.$C$2]&lt;[.N29]);&quot;&quot;;IF(AND([.J29]=0;[.$C$2]&gt;[.O29]);&quot;지연&quot;;IF(AND([.O29]&lt;[.$C$2];[.J29]&lt;&gt;100);&quot;지연&quot;;&quot;진행&quot;))))">
            <text:p/>
          </table:table-cell>
          <table:table-cell table:style-name="ce189" office:value-type="date" office:date-value="2015-08-14" calcext:value-type="date">
            <text:p>2015-08-14</text:p>
          </table:table-cell>
          <table:table-cell table:style-name="ce189" office:value-type="date" office:date-value="2015-09-17" calcext:value-type="date">
            <text:p>2015-09-17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260" table:number-columns-repeated="2"/>
          <table:table-cell table:style-name="ce300"/>
          <table:table-cell table:style-name="ce325"/>
          <table:table-cell table:style-name="ce260" table:number-columns-repeated="2"/>
          <table:table-cell table:style-name="ce18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16-20</text:span><text:span text:style-name="T6">주차</text:span></text:p>
          </table:table-cell>
          <table:table-cell table:style-name="ce75" office:value-type="string" calcext:value-type="string">
            <text:p>2015.09.18 ~ 2015.10.22</text:p>
          </table:table-cell>
          <table:table-cell table:style-name="ce75"/>
          <table:table-cell table:number-columns-repeated="2" table:style-name="ce112" office:value-type="float" office:value="0.15" calcext:value-type="float">
            <text:p>0.1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30];0;IF(AND([.N30]&lt;=[.$C$2];[.O30]&gt;=[.$C$2]);[.I30]*(DAYS360([.N30];[.$C$2]+1)/(VALUE([.O30])-VALUE([.N30])+1));[.I30]))" office:value-type="float" office:value="0" calcext:value-type="float">
            <text:p>0.000 </text:p>
          </table:table-cell>
          <table:table-cell table:style-name="ce145" table:formula="of:=[.J30]*[.I30]" office:value-type="float" office:value="0" calcext:value-type="float">
            <text:p>0.000 </text:p>
          </table:table-cell>
          <table:table-cell table:style-name="ce161" table:formula="of:=IF([.J30]=1;&quot;종료&quot;;IF(AND([.J30]=0;[.$C$2]&lt;[.N30]);&quot;&quot;;IF(AND([.J30]=0;[.$C$2]&gt;[.O30]);&quot;지연&quot;;IF(AND([.O30]&lt;[.$C$2];[.J30]&lt;&gt;100);&quot;지연&quot;;&quot;진행&quot;))))">
            <text:p/>
          </table:table-cell>
          <table:table-cell table:style-name="ce189" office:value-type="date" office:date-value="2015-09-18" calcext:value-type="date">
            <text:p>2015-09-18</text:p>
          </table:table-cell>
          <table:table-cell table:style-name="ce189" office:value-type="date" office:date-value="2015-10-22" calcext:value-type="date">
            <text:p>2015-10-22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2"/>
          <table:table-cell table:style-name="ce260"/>
          <table:table-cell table:style-name="ce361"/>
          <table:table-cell table:style-name="ce386"/>
          <table:table-cell table:style-name="ce260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21-25</text:span><text:span text:style-name="T6">주차</text:span></text:p>
          </table:table-cell>
          <table:table-cell table:style-name="ce75" office:value-type="string" calcext:value-type="string">
            <text:p>2015.10.23 ~ 2015.11.26</text:p>
          </table:table-cell>
          <table:table-cell table:style-name="ce75"/>
          <table:table-cell table:number-columns-repeated="2" table:style-name="ce112" office:value-type="float" office:value="0.15" calcext:value-type="float">
            <text:p>0.1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31];0;IF(AND([.N31]&lt;=[.$C$2];[.O31]&gt;=[.$C$2]);[.I31]*(DAYS360([.N31];[.$C$2]+1)/(VALUE([.O31])-VALUE([.N31])+1));[.I31]))" office:value-type="float" office:value="0" calcext:value-type="float">
            <text:p>0.000 </text:p>
          </table:table-cell>
          <table:table-cell table:style-name="ce145" table:formula="of:=[.J31]*[.I31]" office:value-type="float" office:value="0" calcext:value-type="float">
            <text:p>0.000 </text:p>
          </table:table-cell>
          <table:table-cell table:style-name="ce161" table:formula="of:=IF([.J31]=1;&quot;종료&quot;;IF(AND([.J31]=0;[.$C$2]&lt;[.N31]);&quot;&quot;;IF(AND([.J31]=0;[.$C$2]&gt;[.O31]);&quot;지연&quot;;IF(AND([.O31]&lt;[.$C$2];[.J31]&lt;&gt;100);&quot;지연&quot;;&quot;진행&quot;))))">
            <text:p/>
          </table:table-cell>
          <table:table-cell table:style-name="ce189" office:value-type="date" office:date-value="2015-10-23" calcext:value-type="date">
            <text:p>2015-10-23</text:p>
          </table:table-cell>
          <table:table-cell table:style-name="ce189" office:value-type="date" office:date-value="2015-11-26" calcext:value-type="date">
            <text:p>2015-11-26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300"/>
          <table:table-cell table:style-name="ce433"/>
          <table:table-cell table:style-name="ce300"/>
          <table:table-cell table:style-name="ce462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26-30</text:span><text:span text:style-name="T6">주차</text:span></text:p>
          </table:table-cell>
          <table:table-cell table:style-name="ce75" office:value-type="string" calcext:value-type="string">
            <text:p>2015.11.27 ~ 2015.12.28</text:p>
          </table:table-cell>
          <table:table-cell table:style-name="ce75"/>
          <table:table-cell table:number-columns-repeated="2" table:style-name="ce112" office:value-type="float" office:value="0.15" calcext:value-type="float">
            <text:p>0.1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32];0;IF(AND([.N32]&lt;=[.$C$2];[.O32]&gt;=[.$C$2]);[.I32]*(DAYS360([.N32];[.$C$2]+1)/(VALUE([.O32])-VALUE([.N32])+1));[.I32]))" office:value-type="float" office:value="0" calcext:value-type="float">
            <text:p>0.000 </text:p>
          </table:table-cell>
          <table:table-cell table:style-name="ce145" table:formula="of:=[.J32]*[.I32]" office:value-type="float" office:value="0" calcext:value-type="float">
            <text:p>0.000 </text:p>
          </table:table-cell>
          <table:table-cell table:style-name="ce161" table:formula="of:=IF([.J32]=1;&quot;종료&quot;;IF(AND([.J32]=0;[.$C$2]&lt;[.N32]);&quot;&quot;;IF(AND([.J32]=0;[.$C$2]&gt;[.O32]);&quot;지연&quot;;IF(AND([.O32]&lt;[.$C$2];[.J32]&lt;&gt;100);&quot;지연&quot;;&quot;진행&quot;))))">
            <text:p/>
          </table:table-cell>
          <table:table-cell table:style-name="ce189" office:value-type="date" office:date-value="2015-11-27" calcext:value-type="date">
            <text:p>2015-11-27</text:p>
          </table:table-cell>
          <table:table-cell table:style-name="ce189" office:value-type="date" office:date-value="2015-12-28" calcext:value-type="date">
            <text:p>2015-12-28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월간보고</text:p>
          </table:table-cell>
          <table:table-cell table:style-name="ce35"/>
          <table:table-cell table:style-name="ce76" table:number-columns-repeated="2"/>
          <table:table-cell table:style-name="ce113" table:formula="of:=SUM([.H34:.H40])" office:value-type="float" office:value="0.7" calcext:value-type="float">
            <text:p>0.700 </text:p>
          </table:table-cell>
          <table:table-cell table:style-name="ce113" table:formula="of:=SUM([.I34:.I40])" office:value-type="float" office:value="0.7" calcext:value-type="float">
            <text:p>0.700 </text:p>
          </table:table-cell>
          <table:table-cell table:style-name="ce129" table:formula="of:=[.L33]/[.I33]" office:value-type="percentage" office:value="0" calcext:value-type="percentage">
            <text:p>0%</text:p>
          </table:table-cell>
          <table:table-cell table:style-name="ce113" table:formula="of:=SUM([.K34:.K40])" office:value-type="float" office:value="0" calcext:value-type="float">
            <text:p>0.000 </text:p>
          </table:table-cell>
          <table:table-cell table:style-name="ce113" table:formula="of:=SUM([.L34:.L40])" office:value-type="float" office:value="0" calcext:value-type="float">
            <text:p>0.000 </text:p>
          </table:table-cell>
          <table:table-cell table:style-name="ce163" table:formula="of:=IFERROR(([.L33]/[.K33])*100;0)" office:value-type="float" office:value="0" calcext:value-type="float">
            <text:p>0.00 </text:p>
          </table:table-cell>
          <table:table-cell table:style-name="ce190" table:formula="of:=MIN([.N34:.N40])" office:value-type="date" office:date-value="2015-07-01" calcext:value-type="date">
            <text:p>2015-07-01</text:p>
          </table:table-cell>
          <table:table-cell table:style-name="ce190" table:formula="of:=MAX([.O34:.O40])" office:value-type="date" office:date-value="2015-12-28" calcext:value-type="date">
            <text:p>2015-12-28</text:p>
          </table:table-cell>
          <table:table-cell table:style-name="ce214" office:value-type="string" calcext:value-type="string">
            <text:p>월간보고서</text:p>
          </table:table-cell>
          <table:table-cell table:style-name="ce238"/>
          <table:table-cell table:style-name="ce262" table:number-columns-repeated="2"/>
          <table:table-cell table:style-name="ce299"/>
          <table:table-cell table:style-name="ce323"/>
          <table:table-cell table:style-name="ce263" table:number-columns-repeated="3"/>
          <table:table-cell table:style-name="ce360"/>
          <table:table-cell table:style-name="ce385"/>
          <table:table-cell table:style-name="ce263" table:number-columns-repeated="2"/>
          <table:table-cell table:style-name="ce298"/>
          <table:table-cell table:style-name="ce323"/>
          <table:table-cell table:style-name="ce263" table:number-columns-repeated="3"/>
          <table:table-cell table:style-name="ce360"/>
          <table:table-cell table:style-name="ce385"/>
          <table:table-cell table:style-name="ce263" table:number-columns-repeated="2"/>
          <table:table-cell table:style-name="ce298"/>
          <table:table-cell table:style-name="ce432"/>
          <table:table-cell table:style-name="ce298"/>
          <table:table-cell table:style-name="ce461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59" office:value-type="string" calcext:value-type="string">
            <text:p><text:span text:style-name="T16">1</text:span><text:span text:style-name="T6">월차</text:span></text:p>
          </table:table-cell>
          <table:table-cell table:style-name="ce75" office:value-type="string" calcext:value-type="string">
            <text:p>2015.06</text:p>
          </table:table-cell>
          <table:table-cell table:style-name="ce75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34];0;IF(AND([.N34]&lt;=[.$C$2];[.O34]&gt;=[.$C$2]);[.I34]*(DAYS360([.N34];[.$C$2]+1)/(VALUE([.O34])-VALUE([.N34])+1));[.I34]))" office:value-type="float" office:value="0" calcext:value-type="float">
            <text:p>0.000 </text:p>
          </table:table-cell>
          <table:table-cell table:style-name="ce145" table:formula="of:=[.J34]*[.I34]" office:value-type="float" office:value="0" calcext:value-type="float">
            <text:p>0.000 </text:p>
          </table:table-cell>
          <table:table-cell table:style-name="ce161" table:formula="of:=IF([.J34]=1;&quot;종료&quot;;IF(AND([.J34]=0;[.$C$2]&lt;[.N34]);&quot;&quot;;IF(AND([.J34]=0;[.$C$2]&gt;[.O34]);&quot;지연&quot;;IF(AND([.O34]&lt;[.$C$2];[.J34]&lt;&gt;100);&quot;지연&quot;;&quot;진행&quot;))))">
            <text:p/>
          </table:table-cell>
          <table:table-cell table:style-name="ce189" office:value-type="date" office:date-value="2015-07-01" calcext:value-type="date">
            <text:p>2015-07-01</text:p>
          </table:table-cell>
          <table:table-cell table:style-name="ce189" office:value-type="date" office:date-value="2015-07-05" calcext:value-type="date">
            <text:p>2015-07-05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6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2</text:span><text:span text:style-name="T6">월차</text:span></text:p>
          </table:table-cell>
          <table:table-cell table:style-name="ce75" office:value-type="string" calcext:value-type="string">
            <text:p>2015.07</text:p>
          </table:table-cell>
          <table:table-cell table:style-name="ce75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35];0;IF(AND([.N35]&lt;=[.$C$2];[.O35]&gt;=[.$C$2]);[.I35]*(DAYS360([.N35];[.$C$2]+1)/(VALUE([.O35])-VALUE([.N35])+1));[.I35]))" office:value-type="float" office:value="0" calcext:value-type="float">
            <text:p>0.000 </text:p>
          </table:table-cell>
          <table:table-cell table:style-name="ce145" table:formula="of:=[.J35]*[.I35]" office:value-type="float" office:value="0" calcext:value-type="float">
            <text:p>0.000 </text:p>
          </table:table-cell>
          <table:table-cell table:style-name="ce161" table:formula="of:=IF([.J35]=1;&quot;종료&quot;;IF(AND([.J35]=0;[.$C$2]&lt;[.N35]);&quot;&quot;;IF(AND([.J35]=0;[.$C$2]&gt;[.O35]);&quot;지연&quot;;IF(AND([.O35]&lt;[.$C$2];[.J35]&lt;&gt;100);&quot;지연&quot;;&quot;진행&quot;))))">
            <text:p/>
          </table:table-cell>
          <table:table-cell table:style-name="ce189" office:value-type="date" office:date-value="2015-08-01" calcext:value-type="date">
            <text:p>2015-08-01</text:p>
          </table:table-cell>
          <table:table-cell table:style-name="ce189" office:value-type="date" office:date-value="2015-08-05" calcext:value-type="date">
            <text:p>2015-08-05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61"/>
          <table:table-cell table:style-name="ce38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3</text:span><text:span text:style-name="T6">월차</text:span></text:p>
          </table:table-cell>
          <table:table-cell table:style-name="ce75" office:value-type="string" calcext:value-type="string">
            <text:p>2015.08</text:p>
          </table:table-cell>
          <table:table-cell table:style-name="ce75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36];0;IF(AND([.N36]&lt;=[.$C$2];[.O36]&gt;=[.$C$2]);[.I36]*(DAYS360([.N36];[.$C$2]+1)/(VALUE([.O36])-VALUE([.N36])+1));[.I36]))" office:value-type="float" office:value="0" calcext:value-type="float">
            <text:p>0.000 </text:p>
          </table:table-cell>
          <table:table-cell table:style-name="ce145" table:formula="of:=[.J36]*[.I36]" office:value-type="float" office:value="0" calcext:value-type="float">
            <text:p>0.000 </text:p>
          </table:table-cell>
          <table:table-cell table:style-name="ce161" table:formula="of:=IF([.J36]=1;&quot;종료&quot;;IF(AND([.J36]=0;[.$C$2]&lt;[.N36]);&quot;&quot;;IF(AND([.J36]=0;[.$C$2]&gt;[.O36]);&quot;지연&quot;;IF(AND([.O36]&lt;[.$C$2];[.J36]&lt;&gt;100);&quot;지연&quot;;&quot;진행&quot;))))">
            <text:p/>
          </table:table-cell>
          <table:table-cell table:style-name="ce189" office:value-type="date" office:date-value="2015-09-01" calcext:value-type="date">
            <text:p>2015-09-01</text:p>
          </table:table-cell>
          <table:table-cell table:style-name="ce189" office:value-type="date" office:date-value="2015-09-05" calcext:value-type="date">
            <text:p>2015-09-05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5"/>
          <table:table-cell table:style-name="ce260"/>
          <table:table-cell table:style-name="ce18" table:number-columns-repeated="2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4</text:span><text:span text:style-name="T6">월차</text:span></text:p>
          </table:table-cell>
          <table:table-cell table:style-name="ce75" office:value-type="string" calcext:value-type="string">
            <text:p>2015.09</text:p>
          </table:table-cell>
          <table:table-cell table:style-name="ce75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37];0;IF(AND([.N37]&lt;=[.$C$2];[.O37]&gt;=[.$C$2]);[.I37]*(DAYS360([.N37];[.$C$2]+1)/(VALUE([.O37])-VALUE([.N37])+1));[.I37]))" office:value-type="float" office:value="0" calcext:value-type="float">
            <text:p>0.000 </text:p>
          </table:table-cell>
          <table:table-cell table:style-name="ce145" table:formula="of:=[.J37]*[.I37]" office:value-type="float" office:value="0" calcext:value-type="float">
            <text:p>0.000 </text:p>
          </table:table-cell>
          <table:table-cell table:style-name="ce161" table:formula="of:=IF([.J37]=1;&quot;종료&quot;;IF(AND([.J37]=0;[.$C$2]&lt;[.N37]);&quot;&quot;;IF(AND([.J37]=0;[.$C$2]&gt;[.O37]);&quot;지연&quot;;IF(AND([.O37]&lt;[.$C$2];[.J37]&lt;&gt;100);&quot;지연&quot;;&quot;진행&quot;))))">
            <text:p/>
          </table:table-cell>
          <table:table-cell table:style-name="ce189" office:value-type="date" office:date-value="2015-10-01" calcext:value-type="date">
            <text:p>2015-10-01</text:p>
          </table:table-cell>
          <table:table-cell table:style-name="ce189" office:value-type="date" office:date-value="2015-10-05" calcext:value-type="date">
            <text:p>2015-10-05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61"/>
          <table:table-cell table:style-name="ce386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5</text:span><text:span text:style-name="T6">월차</text:span></text:p>
          </table:table-cell>
          <table:table-cell table:style-name="ce75" office:value-type="string" calcext:value-type="string">
            <text:p>2015.10</text:p>
          </table:table-cell>
          <table:table-cell table:style-name="ce75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38];0;IF(AND([.N38]&lt;=[.$C$2];[.O38]&gt;=[.$C$2]);[.I38]*(DAYS360([.N38];[.$C$2]+1)/(VALUE([.O38])-VALUE([.N38])+1));[.I38]))" office:value-type="float" office:value="0" calcext:value-type="float">
            <text:p>0.000 </text:p>
          </table:table-cell>
          <table:table-cell table:style-name="ce145" table:formula="of:=[.J38]*[.I38]" office:value-type="float" office:value="0" calcext:value-type="float">
            <text:p>0.000 </text:p>
          </table:table-cell>
          <table:table-cell table:style-name="ce161" table:formula="of:=IF([.J38]=1;&quot;종료&quot;;IF(AND([.J38]=0;[.$C$2]&lt;[.N38]);&quot;&quot;;IF(AND([.J38]=0;[.$C$2]&gt;[.O38]);&quot;지연&quot;;IF(AND([.O38]&lt;[.$C$2];[.J38]&lt;&gt;100);&quot;지연&quot;;&quot;진행&quot;))))">
            <text:p/>
          </table:table-cell>
          <table:table-cell table:style-name="ce189" office:value-type="date" office:date-value="2015-11-01" calcext:value-type="date">
            <text:p>2015-11-01</text:p>
          </table:table-cell>
          <table:table-cell table:style-name="ce189" office:value-type="date" office:date-value="2015-11-05" calcext:value-type="date">
            <text:p>2015-11-05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33"/>
          <table:table-cell table:style-name="ce295"/>
          <table:table-cell table:style-name="ce462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6</text:span><text:span text:style-name="T6">월차</text:span></text:p>
          </table:table-cell>
          <table:table-cell table:style-name="ce75" office:value-type="string" calcext:value-type="string">
            <text:p>2015.11</text:p>
          </table:table-cell>
          <table:table-cell table:style-name="ce75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39];0;IF(AND([.N39]&lt;=[.$C$2];[.O39]&gt;=[.$C$2]);[.I39]*(DAYS360([.N39];[.$C$2]+1)/(VALUE([.O39])-VALUE([.N39])+1));[.I39]))" office:value-type="float" office:value="0" calcext:value-type="float">
            <text:p>0.000 </text:p>
          </table:table-cell>
          <table:table-cell table:style-name="ce145" table:formula="of:=[.J39]*[.I39]" office:value-type="float" office:value="0" calcext:value-type="float">
            <text:p>0.000 </text:p>
          </table:table-cell>
          <table:table-cell table:style-name="ce161" table:formula="of:=IF([.J39]=1;&quot;종료&quot;;IF(AND([.J39]=0;[.$C$2]&lt;[.N39]);&quot;&quot;;IF(AND([.J39]=0;[.$C$2]&gt;[.O39]);&quot;지연&quot;;IF(AND([.O39]&lt;[.$C$2];[.J39]&lt;&gt;100);&quot;지연&quot;;&quot;진행&quot;))))">
            <text:p/>
          </table:table-cell>
          <table:table-cell table:style-name="ce189" office:value-type="date" office:date-value="2015-12-01" calcext:value-type="date">
            <text:p>2015-12-01</text:p>
          </table:table-cell>
          <table:table-cell table:style-name="ce189" office:value-type="date" office:date-value="2015-12-05" calcext:value-type="date">
            <text:p>2015-12-05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7</text:span><text:span text:style-name="T6">월차</text:span></text:p>
          </table:table-cell>
          <table:table-cell table:style-name="ce75" office:value-type="string" calcext:value-type="string">
            <text:p>2015.12</text:p>
          </table:table-cell>
          <table:table-cell table:style-name="ce75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40];0;IF(AND([.N40]&lt;=[.$C$2];[.O40]&gt;=[.$C$2]);[.I40]*(DAYS360([.N40];[.$C$2]+1)/(VALUE([.O40])-VALUE([.N40])+1));[.I40]))" office:value-type="float" office:value="0" calcext:value-type="float">
            <text:p>0.000 </text:p>
          </table:table-cell>
          <table:table-cell table:style-name="ce145" table:formula="of:=[.J40]*[.I40]" office:value-type="float" office:value="0" calcext:value-type="float">
            <text:p>0.000 </text:p>
          </table:table-cell>
          <table:table-cell table:style-name="ce161" table:formula="of:=IF([.J40]=1;&quot;종료&quot;;IF(AND([.J40]=0;[.$C$2]&lt;[.N40]);&quot;&quot;;IF(AND([.J40]=0;[.$C$2]&gt;[.O40]);&quot;지연&quot;;IF(AND([.O40]&lt;[.$C$2];[.J40]&lt;&gt;100);&quot;지연&quot;;&quot;진행&quot;))))">
            <text:p/>
          </table:table-cell>
          <table:table-cell table:style-name="ce189" office:value-type="date" office:date-value="2015-12-20" calcext:value-type="date">
            <text:p>2015-12-20</text:p>
          </table:table-cell>
          <table:table-cell table:style-name="ce189" office:value-type="date" office:date-value="2015-12-28" calcext:value-type="date">
            <text:p>2015-12-28</text:p>
          </table:table-cell>
          <table:table-cell table:style-name="ce214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<text:span text:style-name="T7">위험</text:span><text:span text:style-name="T8">/</text:span><text:span text:style-name="T9">이슈</text:span><text:span text:style-name="T8">/Action Item </text:span><text:span text:style-name="T9">관리</text:span></text:p>
          </table:table-cell>
          <table:table-cell table:style-name="ce35"/>
          <table:table-cell table:style-name="ce76" table:number-columns-repeated="2"/>
          <table:table-cell table:style-name="ce113" table:formula="of:=SUM([.H42:.H48])" office:value-type="float" office:value="0.42" calcext:value-type="float">
            <text:p>0.420 </text:p>
          </table:table-cell>
          <table:table-cell table:style-name="ce113" table:formula="of:=SUM([.I42:.I48])" office:value-type="float" office:value="0.42" calcext:value-type="float">
            <text:p>0.420 </text:p>
          </table:table-cell>
          <table:table-cell table:style-name="ce129" table:formula="of:=[.L41]/[.I41]" office:value-type="percentage" office:value="0" calcext:value-type="percentage">
            <text:p>0%</text:p>
          </table:table-cell>
          <table:table-cell table:style-name="ce113" table:formula="of:=SUM([.K42:.K48])" office:value-type="float" office:value="0" calcext:value-type="float">
            <text:p>0.000 </text:p>
          </table:table-cell>
          <table:table-cell table:style-name="ce113" table:formula="of:=SUM([.L42:.L48])" office:value-type="float" office:value="0" calcext:value-type="float">
            <text:p>0.000 </text:p>
          </table:table-cell>
          <table:table-cell table:style-name="ce163" table:formula="of:=IFERROR(([.L41]/[.K41])*100;0)" office:value-type="float" office:value="0" calcext:value-type="float">
            <text:p>0.00 </text:p>
          </table:table-cell>
          <table:table-cell table:style-name="ce190" table:formula="of:=MIN([.N42:.N48])" office:value-type="date" office:date-value="2015-06-01" calcext:value-type="date">
            <text:p>2015-06-01</text:p>
          </table:table-cell>
          <table:table-cell table:style-name="ce190" table:formula="of:=MAX([.O42:.O48])" office:value-type="date" office:date-value="2015-12-28" calcext:value-type="date">
            <text:p>2015-12-28</text:p>
          </table:table-cell>
          <table:table-cell table:style-name="ce214" office:value-type="string" calcext:value-type="string">
            <text:p><text:span text:style-name="T23">위험</text:span><text:span text:style-name="T24">/</text:span><text:span text:style-name="T25">이슈관리기록서</text:span></text:p>
          </table:table-cell>
          <table:table-cell table:style-name="ce234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431"/>
          <table:table-cell table:style-name="ce299"/>
          <table:table-cell table:style-name="ce460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59" office:value-type="string" calcext:value-type="string">
            <text:p><text:span text:style-name="T16">1</text:span><text:span text:style-name="T6">월차</text:span></text:p>
          </table:table-cell>
          <table:table-cell table:style-name="ce75" office:value-type="string" calcext:value-type="string">
            <text:p>2015.06</text:p>
          </table:table-cell>
          <table:table-cell table:style-name="ce75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42];0;IF(AND([.N42]&lt;=[.$C$2];[.O42]&gt;=[.$C$2]);[.I42]*(DAYS360([.N42];[.$C$2]+1)/(VALUE([.O42])-VALUE([.N42])+1));[.I42]))" office:value-type="float" office:value="0" calcext:value-type="float">
            <text:p>0.000 </text:p>
          </table:table-cell>
          <table:table-cell table:style-name="ce145" table:formula="of:=[.J42]*[.I42]" office:value-type="float" office:value="0" calcext:value-type="float">
            <text:p>0.000 </text:p>
          </table:table-cell>
          <table:table-cell table:style-name="ce161" table:formula="of:=IF([.J42]=1;&quot;종료&quot;;IF(AND([.J42]=0;[.$C$2]&lt;[.N42]);&quot;&quot;;IF(AND([.J42]=0;[.$C$2]&gt;[.O42]);&quot;지연&quot;;IF(AND([.O42]&lt;[.$C$2];[.J42]&lt;&gt;100);&quot;지연&quot;;&quot;진행&quot;))))">
            <text:p/>
          </table:table-cell>
          <table:table-cell table:style-name="ce189" office:value-type="date" office:date-value="2015-06-01" calcext:value-type="date">
            <text:p>2015-06-01</text:p>
          </table:table-cell>
          <table:table-cell table:style-name="ce189" office:value-type="date" office:date-value="2015-06-30" calcext:value-type="date">
            <text:p>2015-06-30</text:p>
          </table:table-cell>
          <table:table-cell table:style-name="ce216"/>
          <table:table-cell table:style-name="ce235"/>
          <table:table-cell table:style-name="ce260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2</text:span><text:span text:style-name="T6">월차</text:span></text:p>
          </table:table-cell>
          <table:table-cell table:style-name="ce75" office:value-type="string" calcext:value-type="string">
            <text:p>2015.07</text:p>
          </table:table-cell>
          <table:table-cell table:style-name="ce75"/>
          <table:table-cell table:number-columns-repeated="2" table:style-name="ce112" office:value-type="float" office:value="0.07" calcext:value-type="float">
            <text:p>0.07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43];0;IF(AND([.N43]&lt;=[.$C$2];[.O43]&gt;=[.$C$2]);[.I43]*(DAYS360([.N43];[.$C$2]+1)/(VALUE([.O43])-VALUE([.N43])+1));[.I43]))" office:value-type="float" office:value="0" calcext:value-type="float">
            <text:p>0.000 </text:p>
          </table:table-cell>
          <table:table-cell table:style-name="ce145" table:formula="of:=[.J43]*[.I43]" office:value-type="float" office:value="0" calcext:value-type="float">
            <text:p>0.000 </text:p>
          </table:table-cell>
          <table:table-cell table:style-name="ce161" table:formula="of:=IF([.J43]=1;&quot;종료&quot;;IF(AND([.J43]=0;[.$C$2]&lt;[.N43]);&quot;&quot;;IF(AND([.J43]=0;[.$C$2]&gt;[.O43]);&quot;지연&quot;;IF(AND([.O43]&lt;[.$C$2];[.J43]&lt;&gt;100);&quot;지연&quot;;&quot;진행&quot;))))">
            <text:p/>
          </table:table-cell>
          <table:table-cell table:style-name="ce189" office:value-type="date" office:date-value="2015-07-01" calcext:value-type="date">
            <text:p>2015-07-01</text:p>
          </table:table-cell>
          <table:table-cell table:style-name="ce189" office:value-type="date" office:date-value="2015-07-31" calcext:value-type="date">
            <text:p>2015-07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5"/>
          <table:table-cell table:style-name="ce260" table:number-columns-repeated="3"/>
          <table:table-cell table:style-name="ce361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3</text:span><text:span text:style-name="T6">월차</text:span></text:p>
          </table:table-cell>
          <table:table-cell table:style-name="ce75" office:value-type="string" calcext:value-type="string">
            <text:p>2015.08</text:p>
          </table:table-cell>
          <table:table-cell table:style-name="ce75"/>
          <table:table-cell table:number-columns-repeated="2" table:style-name="ce112" office:value-type="float" office:value="0.07" calcext:value-type="float">
            <text:p>0.07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44];0;IF(AND([.N44]&lt;=[.$C$2];[.O44]&gt;=[.$C$2]);[.I44]*(DAYS360([.N44];[.$C$2]+1)/(VALUE([.O44])-VALUE([.N44])+1));[.I44]))" office:value-type="float" office:value="0" calcext:value-type="float">
            <text:p>0.000 </text:p>
          </table:table-cell>
          <table:table-cell table:style-name="ce145" table:formula="of:=[.J44]*[.I44]" office:value-type="float" office:value="0" calcext:value-type="float">
            <text:p>0.000 </text:p>
          </table:table-cell>
          <table:table-cell table:style-name="ce161" table:formula="of:=IF([.J44]=1;&quot;종료&quot;;IF(AND([.J44]=0;[.$C$2]&lt;[.N44]);&quot;&quot;;IF(AND([.J44]=0;[.$C$2]&gt;[.O44]);&quot;지연&quot;;IF(AND([.O44]&lt;[.$C$2];[.J44]&lt;&gt;100);&quot;지연&quot;;&quot;진행&quot;))))">
            <text:p/>
          </table:table-cell>
          <table:table-cell table:style-name="ce189" office:value-type="date" office:date-value="2015-08-01" calcext:value-type="date">
            <text:p>2015-08-01</text:p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61"/>
          <table:table-cell table:style-name="ce386"/>
          <table:table-cell table:style-name="ce260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4</text:span><text:span text:style-name="T6">월차</text:span></text:p>
          </table:table-cell>
          <table:table-cell table:style-name="ce75" office:value-type="string" calcext:value-type="string">
            <text:p>2015.09</text:p>
          </table:table-cell>
          <table:table-cell table:style-name="ce75"/>
          <table:table-cell table:number-columns-repeated="2" table:style-name="ce112" office:value-type="float" office:value="0.07" calcext:value-type="float">
            <text:p>0.07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45];0;IF(AND([.N45]&lt;=[.$C$2];[.O45]&gt;=[.$C$2]);[.I45]*(DAYS360([.N45];[.$C$2]+1)/(VALUE([.O45])-VALUE([.N45])+1));[.I45]))" office:value-type="float" office:value="0" calcext:value-type="float">
            <text:p>0.000 </text:p>
          </table:table-cell>
          <table:table-cell table:style-name="ce145" table:formula="of:=[.J45]*[.I45]" office:value-type="float" office:value="0" calcext:value-type="float">
            <text:p>0.000 </text:p>
          </table:table-cell>
          <table:table-cell table:style-name="ce161" table:formula="of:=IF([.J45]=1;&quot;종료&quot;;IF(AND([.J45]=0;[.$C$2]&lt;[.N45]);&quot;&quot;;IF(AND([.J45]=0;[.$C$2]&gt;[.O45]);&quot;지연&quot;;IF(AND([.O45]&lt;[.$C$2];[.J45]&lt;&gt;100);&quot;지연&quot;;&quot;진행&quot;))))">
            <text:p/>
          </table:table-cell>
          <table:table-cell table:style-name="ce189" office:value-type="date" office:date-value="2015-09-01" calcext:value-type="date">
            <text:p>2015-09-01</text:p>
          </table:table-cell>
          <table:table-cell table:style-name="ce189" office:value-type="date" office:date-value="2015-09-30" calcext:value-type="date">
            <text:p>2015-09-30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5"/>
          <table:table-cell table:style-name="ce260" table:number-columns-repeated="3"/>
          <table:table-cell table:style-name="ce361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5</text:span><text:span text:style-name="T6">월차</text:span></text:p>
          </table:table-cell>
          <table:table-cell table:style-name="ce75" office:value-type="string" calcext:value-type="string">
            <text:p>2015.10</text:p>
          </table:table-cell>
          <table:table-cell table:style-name="ce75"/>
          <table:table-cell table:number-columns-repeated="2" table:style-name="ce112" office:value-type="float" office:value="0.07" calcext:value-type="float">
            <text:p>0.07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46];0;IF(AND([.N46]&lt;=[.$C$2];[.O46]&gt;=[.$C$2]);[.I46]*(DAYS360([.N46];[.$C$2]+1)/(VALUE([.O46])-VALUE([.N46])+1));[.I46]))" office:value-type="float" office:value="0" calcext:value-type="float">
            <text:p>0.000 </text:p>
          </table:table-cell>
          <table:table-cell table:style-name="ce145" table:formula="of:=[.J46]*[.I46]" office:value-type="float" office:value="0" calcext:value-type="float">
            <text:p>0.000 </text:p>
          </table:table-cell>
          <table:table-cell table:style-name="ce161" table:formula="of:=IF([.J46]=1;&quot;종료&quot;;IF(AND([.J46]=0;[.$C$2]&lt;[.N46]);&quot;&quot;;IF(AND([.J46]=0;[.$C$2]&gt;[.O46]);&quot;지연&quot;;IF(AND([.O46]&lt;[.$C$2];[.J46]&lt;&gt;100);&quot;지연&quot;;&quot;진행&quot;))))">
            <text:p/>
          </table:table-cell>
          <table:table-cell table:style-name="ce189" office:value-type="date" office:date-value="2015-10-01" calcext:value-type="date">
            <text:p>2015-10-01</text:p>
          </table:table-cell>
          <table:table-cell table:style-name="ce189" office:value-type="date" office:date-value="2015-10-31" calcext:value-type="date">
            <text:p>2015-10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61"/>
          <table:table-cell table:style-name="ce386"/>
          <table:table-cell table:style-name="ce260" table:number-columns-repeated="2"/>
          <table:table-cell table:style-name="ce300"/>
          <table:table-cell table:style-name="ce433"/>
          <table:table-cell table:style-name="ce300"/>
          <table:table-cell table:style-name="ce462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6</text:span><text:span text:style-name="T6">월차</text:span></text:p>
          </table:table-cell>
          <table:table-cell table:style-name="ce75" office:value-type="string" calcext:value-type="string">
            <text:p>2015.11</text:p>
          </table:table-cell>
          <table:table-cell table:style-name="ce75"/>
          <table:table-cell table:number-columns-repeated="2" table:style-name="ce112" office:value-type="float" office:value="0.07" calcext:value-type="float">
            <text:p>0.07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47];0;IF(AND([.N47]&lt;=[.$C$2];[.O47]&gt;=[.$C$2]);[.I47]*(DAYS360([.N47];[.$C$2]+1)/(VALUE([.O47])-VALUE([.N47])+1));[.I47]))" office:value-type="float" office:value="0" calcext:value-type="float">
            <text:p>0.000 </text:p>
          </table:table-cell>
          <table:table-cell table:style-name="ce145" table:formula="of:=[.J47]*[.I47]" office:value-type="float" office:value="0" calcext:value-type="float">
            <text:p>0.000 </text:p>
          </table:table-cell>
          <table:table-cell table:style-name="ce161" table:formula="of:=IF([.J47]=1;&quot;종료&quot;;IF(AND([.J47]=0;[.$C$2]&lt;[.N47]);&quot;&quot;;IF(AND([.J47]=0;[.$C$2]&gt;[.O47]);&quot;지연&quot;;IF(AND([.O47]&lt;[.$C$2];[.J47]&lt;&gt;100);&quot;지연&quot;;&quot;진행&quot;))))">
            <text:p/>
          </table:table-cell>
          <table:table-cell table:style-name="ce189" office:value-type="date" office:date-value="2015-11-01" calcext:value-type="date">
            <text:p>2015-11-01</text:p>
          </table:table-cell>
          <table:table-cell table:style-name="ce189" office:value-type="date" office:date-value="2015-11-30" calcext:value-type="date">
            <text:p>2015-11-30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33"/>
          <table:table-cell table:style-name="ce295"/>
          <table:table-cell table:style-name="ce462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7</text:span><text:span text:style-name="T6">월차</text:span></text:p>
          </table:table-cell>
          <table:table-cell table:style-name="ce75" office:value-type="string" calcext:value-type="string">
            <text:p>2015.12</text:p>
          </table:table-cell>
          <table:table-cell table:style-name="ce75"/>
          <table:table-cell table:number-columns-repeated="2" table:style-name="ce112" office:value-type="float" office:value="0.02" calcext:value-type="float">
            <text:p>0.02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48];0;IF(AND([.N48]&lt;=[.$C$2];[.O48]&gt;=[.$C$2]);[.I48]*(DAYS360([.N48];[.$C$2]+1)/(VALUE([.O48])-VALUE([.N48])+1));[.I48]))" office:value-type="float" office:value="0" calcext:value-type="float">
            <text:p>0.000 </text:p>
          </table:table-cell>
          <table:table-cell table:style-name="ce145" table:formula="of:=[.J48]*[.I48]" office:value-type="float" office:value="0" calcext:value-type="float">
            <text:p>0.000 </text:p>
          </table:table-cell>
          <table:table-cell table:style-name="ce161" table:formula="of:=IF([.J48]=1;&quot;종료&quot;;IF(AND([.J48]=0;[.$C$2]&lt;[.N48]);&quot;&quot;;IF(AND([.J48]=0;[.$C$2]&gt;[.O48]);&quot;지연&quot;;IF(AND([.O48]&lt;[.$C$2];[.J48]&lt;&gt;100);&quot;지연&quot;;&quot;진행&quot;))))">
            <text:p/>
          </table:table-cell>
          <table:table-cell table:style-name="ce189" office:value-type="date" office:date-value="2015-12-01" calcext:value-type="date">
            <text:p>2015-12-01</text:p>
          </table:table-cell>
          <table:table-cell table:style-name="ce189" office:value-type="date" office:date-value="2015-12-28" calcext:value-type="date">
            <text:p>2015-12-28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변경관리</text:p>
          </table:table-cell>
          <table:table-cell table:style-name="ce35"/>
          <table:table-cell table:style-name="ce76" table:number-columns-repeated="2"/>
          <table:table-cell table:style-name="ce113" table:formula="of:=SUM([.H50:.H56])" office:value-type="float" office:value="0.06" calcext:value-type="float">
            <text:p>0.060 </text:p>
          </table:table-cell>
          <table:table-cell table:style-name="ce113" table:formula="of:=SUM([.I50:.I56])" office:value-type="float" office:value="0.06" calcext:value-type="float">
            <text:p>0.060 </text:p>
          </table:table-cell>
          <table:table-cell table:style-name="ce129" table:formula="of:=[.L49]/[.I49]" office:value-type="percentage" office:value="0" calcext:value-type="percentage">
            <text:p>0%</text:p>
          </table:table-cell>
          <table:table-cell table:style-name="ce113" table:formula="of:=SUM([.K50:.K56])" office:value-type="float" office:value="0" calcext:value-type="float">
            <text:p>0.000 </text:p>
          </table:table-cell>
          <table:table-cell table:style-name="ce113" table:formula="of:=SUM([.L50:.L56])" office:value-type="float" office:value="0" calcext:value-type="float">
            <text:p>0.000 </text:p>
          </table:table-cell>
          <table:table-cell table:style-name="ce163" table:formula="of:=IFERROR(([.L49]/[.K49])*100;0)" office:value-type="float" office:value="0" calcext:value-type="float">
            <text:p>0.00 </text:p>
          </table:table-cell>
          <table:table-cell table:style-name="ce190" table:formula="of:=MIN([.N50:.N56])" office:value-type="date" office:date-value="2015-06-01" calcext:value-type="date">
            <text:p>2015-06-01</text:p>
          </table:table-cell>
          <table:table-cell table:style-name="ce190" table:formula="of:=MAX([.O50:.O56])" office:value-type="date" office:date-value="2015-12-28" calcext:value-type="date">
            <text:p>2015-12-28</text:p>
          </table:table-cell>
          <table:table-cell table:style-name="ce216" office:value-type="string" calcext:value-type="string">
            <text:p>변경관리기록서</text:p>
          </table:table-cell>
          <table:table-cell table:style-name="ce234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431"/>
          <table:table-cell table:style-name="ce299"/>
          <table:table-cell table:style-name="ce460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59" office:value-type="string" calcext:value-type="string">
            <text:p><text:span text:style-name="T16">1</text:span><text:span text:style-name="T6">월차</text:span></text:p>
          </table:table-cell>
          <table:table-cell table:style-name="ce75" office:value-type="string" calcext:value-type="string">
            <text:p>2015.06</text:p>
          </table:table-cell>
          <table:table-cell table:style-name="ce75"/>
          <table:table-cell table:number-columns-repeated="2" table:style-name="ce112" office:value-type="float" office:value="0.005" calcext:value-type="float">
            <text:p>0.005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50];0;IF(AND([.N50]&lt;=[.$C$2];[.O50]&gt;=[.$C$2]);[.I50]*(DAYS360([.N50];[.$C$2]+1)/(VALUE([.O50])-VALUE([.N50])+1));[.I50]))" office:value-type="float" office:value="0" calcext:value-type="float">
            <text:p>0.000 </text:p>
          </table:table-cell>
          <table:table-cell table:style-name="ce145" table:formula="of:=[.J50]*[.I50]" office:value-type="float" office:value="0" calcext:value-type="float">
            <text:p>0.000 </text:p>
          </table:table-cell>
          <table:table-cell table:style-name="ce161" table:formula="of:=IF([.J50]=1;&quot;종료&quot;;IF(AND([.J50]=0;[.$C$2]&lt;[.N50]);&quot;&quot;;IF(AND([.J50]=0;[.$C$2]&gt;[.O50]);&quot;지연&quot;;IF(AND([.O50]&lt;[.$C$2];[.J50]&lt;&gt;100);&quot;지연&quot;;&quot;진행&quot;))))">
            <text:p/>
          </table:table-cell>
          <table:table-cell table:style-name="ce189" office:value-type="date" office:date-value="2015-06-01" calcext:value-type="date">
            <text:p>2015-06-01</text:p>
          </table:table-cell>
          <table:table-cell table:style-name="ce189" office:value-type="date" office:date-value="2015-06-30" calcext:value-type="date">
            <text:p>2015-06-30</text:p>
          </table:table-cell>
          <table:table-cell table:style-name="ce216"/>
          <table:table-cell table:style-name="ce235"/>
          <table:table-cell table:style-name="ce260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2</text:span><text:span text:style-name="T6">월차</text:span></text:p>
          </table:table-cell>
          <table:table-cell table:style-name="ce75" office:value-type="string" calcext:value-type="string">
            <text:p>2015.07</text:p>
          </table:table-cell>
          <table:table-cell table:style-name="ce75"/>
          <table:table-cell table:number-columns-repeated="2" table:style-name="ce112" office:value-type="float" office:value="0.01" calcext:value-type="float">
            <text:p>0.01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51];0;IF(AND([.N51]&lt;=[.$C$2];[.O51]&gt;=[.$C$2]);[.I51]*(DAYS360([.N51];[.$C$2]+1)/(VALUE([.O51])-VALUE([.N51])+1));[.I51]))" office:value-type="float" office:value="0" calcext:value-type="float">
            <text:p>0.000 </text:p>
          </table:table-cell>
          <table:table-cell table:style-name="ce145" table:formula="of:=[.J51]*[.I51]" office:value-type="float" office:value="0" calcext:value-type="float">
            <text:p>0.000 </text:p>
          </table:table-cell>
          <table:table-cell table:style-name="ce161" table:formula="of:=IF([.J51]=1;&quot;종료&quot;;IF(AND([.J51]=0;[.$C$2]&lt;[.N51]);&quot;&quot;;IF(AND([.J51]=0;[.$C$2]&gt;[.O51]);&quot;지연&quot;;IF(AND([.O51]&lt;[.$C$2];[.J51]&lt;&gt;100);&quot;지연&quot;;&quot;진행&quot;))))">
            <text:p/>
          </table:table-cell>
          <table:table-cell table:style-name="ce189" office:value-type="date" office:date-value="2015-07-01" calcext:value-type="date">
            <text:p>2015-07-01</text:p>
          </table:table-cell>
          <table:table-cell table:style-name="ce189" office:value-type="date" office:date-value="2015-07-31" calcext:value-type="date">
            <text:p>2015-07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5"/>
          <table:table-cell table:style-name="ce260" table:number-columns-repeated="3"/>
          <table:table-cell table:style-name="ce361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3</text:span><text:span text:style-name="T6">월차</text:span></text:p>
          </table:table-cell>
          <table:table-cell table:style-name="ce75" office:value-type="string" calcext:value-type="string">
            <text:p>2015.08</text:p>
          </table:table-cell>
          <table:table-cell table:style-name="ce75"/>
          <table:table-cell table:number-columns-repeated="2" table:style-name="ce112" office:value-type="float" office:value="0.01" calcext:value-type="float">
            <text:p>0.01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52];0;IF(AND([.N52]&lt;=[.$C$2];[.O52]&gt;=[.$C$2]);[.I52]*(DAYS360([.N52];[.$C$2]+1)/(VALUE([.O52])-VALUE([.N52])+1));[.I52]))" office:value-type="float" office:value="0" calcext:value-type="float">
            <text:p>0.000 </text:p>
          </table:table-cell>
          <table:table-cell table:style-name="ce145" table:formula="of:=[.J52]*[.I52]" office:value-type="float" office:value="0" calcext:value-type="float">
            <text:p>0.000 </text:p>
          </table:table-cell>
          <table:table-cell table:style-name="ce161" table:formula="of:=IF([.J52]=1;&quot;종료&quot;;IF(AND([.J52]=0;[.$C$2]&lt;[.N52]);&quot;&quot;;IF(AND([.J52]=0;[.$C$2]&gt;[.O52]);&quot;지연&quot;;IF(AND([.O52]&lt;[.$C$2];[.J52]&lt;&gt;100);&quot;지연&quot;;&quot;진행&quot;))))">
            <text:p/>
          </table:table-cell>
          <table:table-cell table:style-name="ce189" office:value-type="date" office:date-value="2015-08-01" calcext:value-type="date">
            <text:p>2015-08-01</text:p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61"/>
          <table:table-cell table:style-name="ce386"/>
          <table:table-cell table:style-name="ce260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4</text:span><text:span text:style-name="T6">월차</text:span></text:p>
          </table:table-cell>
          <table:table-cell table:style-name="ce75" office:value-type="string" calcext:value-type="string">
            <text:p>2015.09</text:p>
          </table:table-cell>
          <table:table-cell table:style-name="ce75"/>
          <table:table-cell table:number-columns-repeated="2" table:style-name="ce112" office:value-type="float" office:value="0.01" calcext:value-type="float">
            <text:p>0.01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53];0;IF(AND([.N53]&lt;=[.$C$2];[.O53]&gt;=[.$C$2]);[.I53]*(DAYS360([.N53];[.$C$2]+1)/(VALUE([.O53])-VALUE([.N53])+1));[.I53]))" office:value-type="float" office:value="0" calcext:value-type="float">
            <text:p>0.000 </text:p>
          </table:table-cell>
          <table:table-cell table:style-name="ce145" table:formula="of:=[.J53]*[.I53]" office:value-type="float" office:value="0" calcext:value-type="float">
            <text:p>0.000 </text:p>
          </table:table-cell>
          <table:table-cell table:style-name="ce161" table:formula="of:=IF([.J53]=1;&quot;종료&quot;;IF(AND([.J53]=0;[.$C$2]&lt;[.N53]);&quot;&quot;;IF(AND([.J53]=0;[.$C$2]&gt;[.O53]);&quot;지연&quot;;IF(AND([.O53]&lt;[.$C$2];[.J53]&lt;&gt;100);&quot;지연&quot;;&quot;진행&quot;))))">
            <text:p/>
          </table:table-cell>
          <table:table-cell table:style-name="ce189" office:value-type="date" office:date-value="2015-09-01" calcext:value-type="date">
            <text:p>2015-09-01</text:p>
          </table:table-cell>
          <table:table-cell table:style-name="ce189" office:value-type="date" office:date-value="2015-09-30" calcext:value-type="date">
            <text:p>2015-09-30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5"/>
          <table:table-cell table:style-name="ce260" table:number-columns-repeated="3"/>
          <table:table-cell table:style-name="ce361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5</text:span><text:span text:style-name="T6">월차</text:span></text:p>
          </table:table-cell>
          <table:table-cell table:style-name="ce75" office:value-type="string" calcext:value-type="string">
            <text:p>2015.10</text:p>
          </table:table-cell>
          <table:table-cell table:style-name="ce75"/>
          <table:table-cell table:number-columns-repeated="2" table:style-name="ce112" office:value-type="float" office:value="0.01" calcext:value-type="float">
            <text:p>0.01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54];0;IF(AND([.N54]&lt;=[.$C$2];[.O54]&gt;=[.$C$2]);[.I54]*(DAYS360([.N54];[.$C$2]+1)/(VALUE([.O54])-VALUE([.N54])+1));[.I54]))" office:value-type="float" office:value="0" calcext:value-type="float">
            <text:p>0.000 </text:p>
          </table:table-cell>
          <table:table-cell table:style-name="ce145" table:formula="of:=[.J54]*[.I54]" office:value-type="float" office:value="0" calcext:value-type="float">
            <text:p>0.000 </text:p>
          </table:table-cell>
          <table:table-cell table:style-name="ce161" table:formula="of:=IF([.J54]=1;&quot;종료&quot;;IF(AND([.J54]=0;[.$C$2]&lt;[.N54]);&quot;&quot;;IF(AND([.J54]=0;[.$C$2]&gt;[.O54]);&quot;지연&quot;;IF(AND([.O54]&lt;[.$C$2];[.J54]&lt;&gt;100);&quot;지연&quot;;&quot;진행&quot;))))">
            <text:p/>
          </table:table-cell>
          <table:table-cell table:style-name="ce189" office:value-type="date" office:date-value="2015-10-01" calcext:value-type="date">
            <text:p>2015-10-01</text:p>
          </table:table-cell>
          <table:table-cell table:style-name="ce189" office:value-type="date" office:date-value="2015-10-31" calcext:value-type="date">
            <text:p>2015-10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61"/>
          <table:table-cell table:style-name="ce386"/>
          <table:table-cell table:style-name="ce260" table:number-columns-repeated="2"/>
          <table:table-cell table:style-name="ce300"/>
          <table:table-cell table:style-name="ce433"/>
          <table:table-cell table:style-name="ce300"/>
          <table:table-cell table:style-name="ce462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6</text:span><text:span text:style-name="T6">월차</text:span></text:p>
          </table:table-cell>
          <table:table-cell table:style-name="ce75" office:value-type="string" calcext:value-type="string">
            <text:p>2015.11</text:p>
          </table:table-cell>
          <table:table-cell table:style-name="ce75"/>
          <table:table-cell table:number-columns-repeated="2" table:style-name="ce112" office:value-type="float" office:value="0.01" calcext:value-type="float">
            <text:p>0.010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55];0;IF(AND([.N55]&lt;=[.$C$2];[.O55]&gt;=[.$C$2]);[.I55]*(DAYS360([.N55];[.$C$2]+1)/(VALUE([.O55])-VALUE([.N55])+1));[.I55]))" office:value-type="float" office:value="0" calcext:value-type="float">
            <text:p>0.000 </text:p>
          </table:table-cell>
          <table:table-cell table:style-name="ce145" table:formula="of:=[.J55]*[.I55]" office:value-type="float" office:value="0" calcext:value-type="float">
            <text:p>0.000 </text:p>
          </table:table-cell>
          <table:table-cell table:style-name="ce161" table:formula="of:=IF([.J55]=1;&quot;종료&quot;;IF(AND([.J55]=0;[.$C$2]&lt;[.N55]);&quot;&quot;;IF(AND([.J55]=0;[.$C$2]&gt;[.O55]);&quot;지연&quot;;IF(AND([.O55]&lt;[.$C$2];[.J55]&lt;&gt;100);&quot;지연&quot;;&quot;진행&quot;))))">
            <text:p/>
          </table:table-cell>
          <table:table-cell table:style-name="ce189" office:value-type="date" office:date-value="2015-11-01" calcext:value-type="date">
            <text:p>2015-11-01</text:p>
          </table:table-cell>
          <table:table-cell table:style-name="ce189" office:value-type="date" office:date-value="2015-11-30" calcext:value-type="date">
            <text:p>2015-11-30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33"/>
          <table:table-cell table:style-name="ce295"/>
          <table:table-cell table:style-name="ce462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7</text:span><text:span text:style-name="T6">월차</text:span></text:p>
          </table:table-cell>
          <table:table-cell table:style-name="ce75" office:value-type="string" calcext:value-type="string">
            <text:p>2015.12</text:p>
          </table:table-cell>
          <table:table-cell table:style-name="ce75"/>
          <table:table-cell table:number-columns-repeated="2" table:style-name="ce112" office:value-type="float" office:value="0.005" calcext:value-type="float">
            <text:p>0.005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56];0;IF(AND([.N56]&lt;=[.$C$2];[.O56]&gt;=[.$C$2]);[.I56]*(DAYS360([.N56];[.$C$2]+1)/(VALUE([.O56])-VALUE([.N56])+1));[.I56]))" office:value-type="float" office:value="0" calcext:value-type="float">
            <text:p>0.000 </text:p>
          </table:table-cell>
          <table:table-cell table:style-name="ce145" table:formula="of:=[.J56]*[.I56]" office:value-type="float" office:value="0" calcext:value-type="float">
            <text:p>0.000 </text:p>
          </table:table-cell>
          <table:table-cell table:style-name="ce161" table:formula="of:=IF([.J56]=1;&quot;종료&quot;;IF(AND([.J56]=0;[.$C$2]&lt;[.N56]);&quot;&quot;;IF(AND([.J56]=0;[.$C$2]&gt;[.O56]);&quot;지연&quot;;IF(AND([.O56]&lt;[.$C$2];[.J56]&lt;&gt;100);&quot;지연&quot;;&quot;진행&quot;))))">
            <text:p/>
          </table:table-cell>
          <table:table-cell table:style-name="ce189" office:value-type="date" office:date-value="2015-12-01" calcext:value-type="date">
            <text:p>2015-12-01</text:p>
          </table:table-cell>
          <table:table-cell table:style-name="ce189" office:value-type="date" office:date-value="2015-12-28" calcext:value-type="date">
            <text:p>2015-12-28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인력관리</text:p>
          </table:table-cell>
          <table:table-cell table:style-name="ce35"/>
          <table:table-cell table:style-name="ce76" table:number-columns-repeated="2"/>
          <table:table-cell table:style-name="ce113" table:formula="of:=SUM([.H58:.H64])" office:value-type="float" office:value="0.035" calcext:value-type="float">
            <text:p>0.035 </text:p>
          </table:table-cell>
          <table:table-cell table:style-name="ce113" table:formula="of:=SUM([.I58:.I64])" office:value-type="float" office:value="0.035" calcext:value-type="float">
            <text:p>0.035 </text:p>
          </table:table-cell>
          <table:table-cell table:style-name="ce129" table:formula="of:=[.L57]/[.I57]" office:value-type="percentage" office:value="0" calcext:value-type="percentage">
            <text:p>0%</text:p>
          </table:table-cell>
          <table:table-cell table:style-name="ce113" table:formula="of:=SUM([.K58:.K64])" office:value-type="float" office:value="0" calcext:value-type="float">
            <text:p>0.000 </text:p>
          </table:table-cell>
          <table:table-cell table:style-name="ce113" table:formula="of:=SUM([.L58:.L64])" office:value-type="float" office:value="0" calcext:value-type="float">
            <text:p>0.000 </text:p>
          </table:table-cell>
          <table:table-cell table:style-name="ce163" table:formula="of:=IFERROR(([.L57]/[.K57])*100;0)" office:value-type="float" office:value="0" calcext:value-type="float">
            <text:p>0.00 </text:p>
          </table:table-cell>
          <table:table-cell table:style-name="ce190" table:formula="of:=MIN([.N58:.N64])" office:value-type="date" office:date-value="2015-06-01" calcext:value-type="date">
            <text:p>2015-06-01</text:p>
          </table:table-cell>
          <table:table-cell table:style-name="ce190" table:formula="of:=MAX([.O58:.O64])" office:value-type="date" office:date-value="2015-12-28" calcext:value-type="date">
            <text:p>2015-12-28</text:p>
          </table:table-cell>
          <table:table-cell table:style-name="ce216" office:value-type="string" calcext:value-type="string">
            <text:p>인력투입현황</text:p>
          </table:table-cell>
          <table:table-cell table:style-name="ce234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431"/>
          <table:table-cell table:style-name="ce299"/>
          <table:table-cell table:style-name="ce460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59" office:value-type="string" calcext:value-type="string">
            <text:p><text:span text:style-name="T16">1</text:span><text:span text:style-name="T6">월차</text:span></text:p>
          </table:table-cell>
          <table:table-cell table:style-name="ce75" office:value-type="string" calcext:value-type="string">
            <text:p>2015.06</text:p>
          </table:table-cell>
          <table:table-cell table:style-name="ce75"/>
          <table:table-cell table:number-columns-repeated="2" table:style-name="ce112" office:value-type="float" office:value="0.005" calcext:value-type="float">
            <text:p>0.005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58];0;IF(AND([.N58]&lt;=[.$C$2];[.O58]&gt;=[.$C$2]);[.I58]*(DAYS360([.N58];[.$C$2]+1)/(VALUE([.O58])-VALUE([.N58])+1));[.I58]))" office:value-type="float" office:value="0" calcext:value-type="float">
            <text:p>0.000 </text:p>
          </table:table-cell>
          <table:table-cell table:style-name="ce145" table:formula="of:=[.J58]*[.I58]" office:value-type="float" office:value="0" calcext:value-type="float">
            <text:p>0.000 </text:p>
          </table:table-cell>
          <table:table-cell table:style-name="ce161" table:formula="of:=IF([.J58]=1;&quot;종료&quot;;IF(AND([.J58]=0;[.$C$2]&lt;[.N58]);&quot;&quot;;IF(AND([.J58]=0;[.$C$2]&gt;[.O58]);&quot;지연&quot;;IF(AND([.O58]&lt;[.$C$2];[.J58]&lt;&gt;100);&quot;지연&quot;;&quot;진행&quot;))))">
            <text:p/>
          </table:table-cell>
          <table:table-cell table:style-name="ce189" office:value-type="date" office:date-value="2015-06-01" calcext:value-type="date">
            <text:p>2015-06-01</text:p>
          </table:table-cell>
          <table:table-cell table:style-name="ce189" office:value-type="date" office:date-value="2015-06-30" calcext:value-type="date">
            <text:p>2015-06-30</text:p>
          </table:table-cell>
          <table:table-cell table:style-name="ce216"/>
          <table:table-cell table:style-name="ce235"/>
          <table:table-cell table:style-name="ce260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2</text:span><text:span text:style-name="T6">월차</text:span></text:p>
          </table:table-cell>
          <table:table-cell table:style-name="ce75" office:value-type="string" calcext:value-type="string">
            <text:p>2015.07</text:p>
          </table:table-cell>
          <table:table-cell table:style-name="ce75"/>
          <table:table-cell table:number-columns-repeated="2" table:style-name="ce112" office:value-type="float" office:value="0.005" calcext:value-type="float">
            <text:p>0.005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59];0;IF(AND([.N59]&lt;=[.$C$2];[.O59]&gt;=[.$C$2]);[.I59]*(DAYS360([.N59];[.$C$2]+1)/(VALUE([.O59])-VALUE([.N59])+1));[.I59]))" office:value-type="float" office:value="0" calcext:value-type="float">
            <text:p>0.000 </text:p>
          </table:table-cell>
          <table:table-cell table:style-name="ce145" table:formula="of:=[.J59]*[.I59]" office:value-type="float" office:value="0" calcext:value-type="float">
            <text:p>0.000 </text:p>
          </table:table-cell>
          <table:table-cell table:style-name="ce161" table:formula="of:=IF([.J59]=1;&quot;종료&quot;;IF(AND([.J59]=0;[.$C$2]&lt;[.N59]);&quot;&quot;;IF(AND([.J59]=0;[.$C$2]&gt;[.O59]);&quot;지연&quot;;IF(AND([.O59]&lt;[.$C$2];[.J59]&lt;&gt;100);&quot;지연&quot;;&quot;진행&quot;))))">
            <text:p/>
          </table:table-cell>
          <table:table-cell table:style-name="ce189" office:value-type="date" office:date-value="2015-07-01" calcext:value-type="date">
            <text:p>2015-07-01</text:p>
          </table:table-cell>
          <table:table-cell table:style-name="ce189" office:value-type="date" office:date-value="2015-07-31" calcext:value-type="date">
            <text:p>2015-07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5"/>
          <table:table-cell table:style-name="ce260" table:number-columns-repeated="3"/>
          <table:table-cell table:style-name="ce361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3</text:span><text:span text:style-name="T6">월차</text:span></text:p>
          </table:table-cell>
          <table:table-cell table:style-name="ce75" office:value-type="string" calcext:value-type="string">
            <text:p>2015.08</text:p>
          </table:table-cell>
          <table:table-cell table:style-name="ce75"/>
          <table:table-cell table:number-columns-repeated="2" table:style-name="ce112" office:value-type="float" office:value="0.005" calcext:value-type="float">
            <text:p>0.005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60];0;IF(AND([.N60]&lt;=[.$C$2];[.O60]&gt;=[.$C$2]);[.I60]*(DAYS360([.N60];[.$C$2]+1)/(VALUE([.O60])-VALUE([.N60])+1));[.I60]))" office:value-type="float" office:value="0" calcext:value-type="float">
            <text:p>0.000 </text:p>
          </table:table-cell>
          <table:table-cell table:style-name="ce145" table:formula="of:=[.J60]*[.I60]" office:value-type="float" office:value="0" calcext:value-type="float">
            <text:p>0.000 </text:p>
          </table:table-cell>
          <table:table-cell table:style-name="ce161" table:formula="of:=IF([.J60]=1;&quot;종료&quot;;IF(AND([.J60]=0;[.$C$2]&lt;[.N60]);&quot;&quot;;IF(AND([.J60]=0;[.$C$2]&gt;[.O60]);&quot;지연&quot;;IF(AND([.O60]&lt;[.$C$2];[.J60]&lt;&gt;100);&quot;지연&quot;;&quot;진행&quot;))))">
            <text:p/>
          </table:table-cell>
          <table:table-cell table:style-name="ce189" office:value-type="date" office:date-value="2015-08-01" calcext:value-type="date">
            <text:p>2015-08-01</text:p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61"/>
          <table:table-cell table:style-name="ce386"/>
          <table:table-cell table:style-name="ce260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4</text:span><text:span text:style-name="T6">월차</text:span></text:p>
          </table:table-cell>
          <table:table-cell table:style-name="ce75" office:value-type="string" calcext:value-type="string">
            <text:p>2015.09</text:p>
          </table:table-cell>
          <table:table-cell table:style-name="ce75"/>
          <table:table-cell table:number-columns-repeated="2" table:style-name="ce112" office:value-type="float" office:value="0.005" calcext:value-type="float">
            <text:p>0.005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61];0;IF(AND([.N61]&lt;=[.$C$2];[.O61]&gt;=[.$C$2]);[.I61]*(DAYS360([.N61];[.$C$2]+1)/(VALUE([.O61])-VALUE([.N61])+1));[.I61]))" office:value-type="float" office:value="0" calcext:value-type="float">
            <text:p>0.000 </text:p>
          </table:table-cell>
          <table:table-cell table:style-name="ce145" table:formula="of:=[.J61]*[.I61]" office:value-type="float" office:value="0" calcext:value-type="float">
            <text:p>0.000 </text:p>
          </table:table-cell>
          <table:table-cell table:style-name="ce161" table:formula="of:=IF([.J61]=1;&quot;종료&quot;;IF(AND([.J61]=0;[.$C$2]&lt;[.N61]);&quot;&quot;;IF(AND([.J61]=0;[.$C$2]&gt;[.O61]);&quot;지연&quot;;IF(AND([.O61]&lt;[.$C$2];[.J61]&lt;&gt;100);&quot;지연&quot;;&quot;진행&quot;))))">
            <text:p/>
          </table:table-cell>
          <table:table-cell table:style-name="ce189" office:value-type="date" office:date-value="2015-09-01" calcext:value-type="date">
            <text:p>2015-09-01</text:p>
          </table:table-cell>
          <table:table-cell table:style-name="ce189" office:value-type="date" office:date-value="2015-09-30" calcext:value-type="date">
            <text:p>2015-09-30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5"/>
          <table:table-cell table:style-name="ce260" table:number-columns-repeated="3"/>
          <table:table-cell table:style-name="ce361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5</text:span><text:span text:style-name="T6">월차</text:span></text:p>
          </table:table-cell>
          <table:table-cell table:style-name="ce75" office:value-type="string" calcext:value-type="string">
            <text:p>2015.10</text:p>
          </table:table-cell>
          <table:table-cell table:style-name="ce75"/>
          <table:table-cell table:number-columns-repeated="2" table:style-name="ce112" office:value-type="float" office:value="0.005" calcext:value-type="float">
            <text:p>0.005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62];0;IF(AND([.N62]&lt;=[.$C$2];[.O62]&gt;=[.$C$2]);[.I62]*(DAYS360([.N62];[.$C$2]+1)/(VALUE([.O62])-VALUE([.N62])+1));[.I62]))" office:value-type="float" office:value="0" calcext:value-type="float">
            <text:p>0.000 </text:p>
          </table:table-cell>
          <table:table-cell table:style-name="ce145" table:formula="of:=[.J62]*[.I62]" office:value-type="float" office:value="0" calcext:value-type="float">
            <text:p>0.000 </text:p>
          </table:table-cell>
          <table:table-cell table:style-name="ce161" table:formula="of:=IF([.J62]=1;&quot;종료&quot;;IF(AND([.J62]=0;[.$C$2]&lt;[.N62]);&quot;&quot;;IF(AND([.J62]=0;[.$C$2]&gt;[.O62]);&quot;지연&quot;;IF(AND([.O62]&lt;[.$C$2];[.J62]&lt;&gt;100);&quot;지연&quot;;&quot;진행&quot;))))">
            <text:p/>
          </table:table-cell>
          <table:table-cell table:style-name="ce189" office:value-type="date" office:date-value="2015-10-01" calcext:value-type="date">
            <text:p>2015-10-01</text:p>
          </table:table-cell>
          <table:table-cell table:style-name="ce189" office:value-type="date" office:date-value="2015-10-31" calcext:value-type="date">
            <text:p>2015-10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61"/>
          <table:table-cell table:style-name="ce386"/>
          <table:table-cell table:style-name="ce260" table:number-columns-repeated="2"/>
          <table:table-cell table:style-name="ce300"/>
          <table:table-cell table:style-name="ce433"/>
          <table:table-cell table:style-name="ce300"/>
          <table:table-cell table:style-name="ce462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6</text:span><text:span text:style-name="T6">월차</text:span></text:p>
          </table:table-cell>
          <table:table-cell table:style-name="ce75" office:value-type="string" calcext:value-type="string">
            <text:p>2015.11</text:p>
          </table:table-cell>
          <table:table-cell table:style-name="ce75"/>
          <table:table-cell table:number-columns-repeated="2" table:style-name="ce112" office:value-type="float" office:value="0.005" calcext:value-type="float">
            <text:p>0.005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63];0;IF(AND([.N63]&lt;=[.$C$2];[.O63]&gt;=[.$C$2]);[.I63]*(DAYS360([.N63];[.$C$2]+1)/(VALUE([.O63])-VALUE([.N63])+1));[.I63]))" office:value-type="float" office:value="0" calcext:value-type="float">
            <text:p>0.000 </text:p>
          </table:table-cell>
          <table:table-cell table:style-name="ce145" table:formula="of:=[.J63]*[.I63]" office:value-type="float" office:value="0" calcext:value-type="float">
            <text:p>0.000 </text:p>
          </table:table-cell>
          <table:table-cell table:style-name="ce161" table:formula="of:=IF([.J63]=1;&quot;종료&quot;;IF(AND([.J63]=0;[.$C$2]&lt;[.N63]);&quot;&quot;;IF(AND([.J63]=0;[.$C$2]&gt;[.O63]);&quot;지연&quot;;IF(AND([.O63]&lt;[.$C$2];[.J63]&lt;&gt;100);&quot;지연&quot;;&quot;진행&quot;))))">
            <text:p/>
          </table:table-cell>
          <table:table-cell table:style-name="ce189" office:value-type="date" office:date-value="2015-11-01" calcext:value-type="date">
            <text:p>2015-11-01</text:p>
          </table:table-cell>
          <table:table-cell table:style-name="ce189" office:value-type="date" office:date-value="2015-11-30" calcext:value-type="date">
            <text:p>2015-11-30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33"/>
          <table:table-cell table:style-name="ce295"/>
          <table:table-cell table:style-name="ce462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7</text:span><text:span text:style-name="T6">월차</text:span></text:p>
          </table:table-cell>
          <table:table-cell table:style-name="ce75" office:value-type="string" calcext:value-type="string">
            <text:p>2015.12</text:p>
          </table:table-cell>
          <table:table-cell table:style-name="ce75"/>
          <table:table-cell table:number-columns-repeated="2" table:style-name="ce112" office:value-type="float" office:value="0.005" calcext:value-type="float">
            <text:p>0.005 </text:p>
          </table:table-cell>
          <table:table-cell table:style-name="ce131" office:value-type="percentage" office:value="0" calcext:value-type="percentage">
            <text:p>0%</text:p>
          </table:table-cell>
          <table:table-cell table:style-name="ce112" table:formula="of:=IF([.$C$2]&lt;[.N64];0;IF(AND([.N64]&lt;=[.$C$2];[.O64]&gt;=[.$C$2]);[.I64]*(DAYS360([.N64];[.$C$2]+1)/(VALUE([.O64])-VALUE([.N64])+1));[.I64]))" office:value-type="float" office:value="0" calcext:value-type="float">
            <text:p>0.000 </text:p>
          </table:table-cell>
          <table:table-cell table:style-name="ce145" table:formula="of:=[.J64]*[.I64]" office:value-type="float" office:value="0" calcext:value-type="float">
            <text:p>0.000 </text:p>
          </table:table-cell>
          <table:table-cell table:style-name="ce161" table:formula="of:=IF([.J64]=1;&quot;종료&quot;;IF(AND([.J64]=0;[.$C$2]&lt;[.N64]);&quot;&quot;;IF(AND([.J64]=0;[.$C$2]&gt;[.O64]);&quot;지연&quot;;IF(AND([.O64]&lt;[.$C$2];[.J64]&lt;&gt;100);&quot;지연&quot;;&quot;진행&quot;))))">
            <text:p/>
          </table:table-cell>
          <table:table-cell table:style-name="ce189" office:value-type="date" office:date-value="2015-12-01" calcext:value-type="date">
            <text:p>2015-12-01</text:p>
          </table:table-cell>
          <table:table-cell table:style-name="ce189" office:value-type="date" office:date-value="2015-12-28" calcext:value-type="date">
            <text:p>2015-12-28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<text:span text:style-name="T7">공식검토</text:span><text:span text:style-name="T8">(Formal Review)</text:span></text:p>
          </table:table-cell>
          <table:table-cell table:style-name="ce35" table:number-columns-repeated="3"/>
          <table:table-cell table:style-name="ce113" table:formula="of:=SUM([.H66:.H68])" office:value-type="float" office:value="1" calcext:value-type="float">
            <text:p>1.000 </text:p>
          </table:table-cell>
          <table:table-cell table:style-name="ce113" table:formula="of:=SUM([.I66:.I68])" office:value-type="float" office:value="1" calcext:value-type="float">
            <text:p>1.000 </text:p>
          </table:table-cell>
          <table:table-cell table:style-name="ce129" table:formula="of:=[.L65]/[.I65]" office:value-type="percentage" office:value="0" calcext:value-type="percentage">
            <text:p>0%</text:p>
          </table:table-cell>
          <table:table-cell table:style-name="ce113" table:formula="of:=SUM([.K66:.K68])" office:value-type="float" office:value="0" calcext:value-type="float">
            <text:p>0.000 </text:p>
          </table:table-cell>
          <table:table-cell table:style-name="ce113" table:formula="of:=SUM([.L66:.L68])" office:value-type="float" office:value="0" calcext:value-type="float">
            <text:p>0.000 </text:p>
          </table:table-cell>
          <table:table-cell table:style-name="ce163" table:formula="of:=IFERROR(([.L65]/[.K65])*100;0)" office:value-type="float" office:value="0" calcext:value-type="float">
            <text:p>0.00 </text:p>
          </table:table-cell>
          <table:table-cell table:style-name="ce190" table:formula="of:=MIN([.N66:.N68])" office:value-type="date" office:date-value="2015-06-15" calcext:value-type="date">
            <text:p>2015-06-15</text:p>
          </table:table-cell>
          <table:table-cell table:style-name="ce190" table:formula="of:=MAX([.O66:.O68])" office:value-type="date" office:date-value="2015-12-05" calcext:value-type="date">
            <text:p>2015-12-05</text:p>
          </table:table-cell>
          <table:table-cell table:style-name="ce216"/>
          <table:table-cell table:style-name="ce238"/>
          <table:table-cell table:style-name="ce265"/>
          <table:table-cell table:style-name="ce26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431"/>
          <table:table-cell table:style-name="ce299"/>
          <table:table-cell table:style-name="ce460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33" office:value-type="string" calcext:value-type="string">
            <text:p>프로젝트 예정공정 검토</text:p>
          </table:table-cell>
          <table:table-cell table:style-name="ce73" table:number-columns-repeated="2"/>
          <table:table-cell table:number-columns-repeated="2" table:style-name="ce112" office:value-type="float" office:value="0.2" calcext:value-type="float">
            <text:p>0.2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66];0;IF(AND([.N66]&lt;=[.$C$2];[.O66]&gt;=[.$C$2]);[.I66]*(DAYS360([.N66];[.$C$2]+1)/(VALUE([.O66])-VALUE([.N66])+1));[.I66]))" office:value-type="float" office:value="0" calcext:value-type="float">
            <text:p>0.000 </text:p>
          </table:table-cell>
          <table:table-cell table:style-name="ce145" table:formula="of:=[.J66]*[.I66]" office:value-type="float" office:value="0" calcext:value-type="float">
            <text:p>0.000 </text:p>
          </table:table-cell>
          <table:table-cell table:style-name="ce161" table:formula="of:=IF([.J66]=1;&quot;종료&quot;;IF(AND([.J66]=0;[.$C$2]&lt;[.N66]);&quot;&quot;;IF(AND([.J66]=0;[.$C$2]&gt;[.O66]);&quot;지연&quot;;IF(AND([.O66]&lt;[.$C$2];[.J66]&lt;&gt;100);&quot;지연&quot;;&quot;진행&quot;))))">
            <text:p/>
          </table:table-cell>
          <table:table-cell table:style-name="ce189" office:value-type="date" office:date-value="2015-06-15" calcext:value-type="date">
            <text:p>2015-06-15</text:p>
          </table:table-cell>
          <table:table-cell table:style-name="ce189" office:value-type="date" office:date-value="2015-06-25" calcext:value-type="date">
            <text:p>2015-06-25</text:p>
          </table:table-cell>
          <table:table-cell table:style-name="ce216"/>
          <table:table-cell table:style-name="ce236"/>
          <table:table-cell table:style-name="ce18"/>
          <table:table-cell table:style-name="ce260"/>
          <table:table-cell table:style-name="ce300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설계검토</text:p>
          </table:table-cell>
          <table:table-cell table:style-name="ce73" table:number-columns-repeated="2"/>
          <table:table-cell table:number-columns-repeated="2" table:style-name="ce112" office:value-type="float" office:value="0.4" calcext:value-type="float">
            <text:p>0.4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67];0;IF(AND([.N67]&lt;=[.$C$2];[.O67]&gt;=[.$C$2]);[.I67]*(DAYS360([.N67];[.$C$2]+1)/(VALUE([.O67])-VALUE([.N67])+1));[.I67]))" office:value-type="float" office:value="0" calcext:value-type="float">
            <text:p>0.000 </text:p>
          </table:table-cell>
          <table:table-cell table:style-name="ce145" table:formula="of:=[.J67]*[.I67]" office:value-type="float" office:value="0" calcext:value-type="float">
            <text:p>0.000 </text:p>
          </table:table-cell>
          <table:table-cell table:style-name="ce161" table:formula="of:=IF([.J67]=1;&quot;종료&quot;;IF(AND([.J67]=0;[.$C$2]&lt;[.N67]);&quot;&quot;;IF(AND([.J67]=0;[.$C$2]&gt;[.O67]);&quot;지연&quot;;IF(AND([.O67]&lt;[.$C$2];[.J67]&lt;&gt;100);&quot;지연&quot;;&quot;진행&quot;))))">
            <text:p/>
          </table:table-cell>
          <table:table-cell table:style-name="ce189" office:value-type="date" office:date-value="2015-08-25" calcext:value-type="date">
            <text:p>2015-08-25</text:p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13">개발</text:span><text:span text:style-name="T14">/</text:span><text:span text:style-name="T15">구현 완료 검토</text:span></text:p>
          </table:table-cell>
          <table:table-cell table:style-name="ce73" table:number-columns-repeated="2"/>
          <table:table-cell table:number-columns-repeated="2" table:style-name="ce112" office:value-type="float" office:value="0.4" calcext:value-type="float">
            <text:p>0.4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68];0;IF(AND([.N68]&lt;=[.$C$2];[.O68]&gt;=[.$C$2]);[.I68]*(DAYS360([.N68];[.$C$2]+1)/(VALUE([.O68])-VALUE([.N68])+1));[.I68]))" office:value-type="float" office:value="0" calcext:value-type="float">
            <text:p>0.000 </text:p>
          </table:table-cell>
          <table:table-cell table:style-name="ce145" table:formula="of:=[.J68]*[.I68]" office:value-type="float" office:value="0" calcext:value-type="float">
            <text:p>0.000 </text:p>
          </table:table-cell>
          <table:table-cell table:style-name="ce161" table:formula="of:=IF([.J68]=1;&quot;종료&quot;;IF(AND([.J68]=0;[.$C$2]&lt;[.N68]);&quot;&quot;;IF(AND([.J68]=0;[.$C$2]&gt;[.O68]);&quot;지연&quot;;IF(AND([.O68]&lt;[.$C$2];[.J68]&lt;&gt;100);&quot;지연&quot;;&quot;진행&quot;))))">
            <text:p/>
          </table:table-cell>
          <table:table-cell table:style-name="ce189" office:value-type="date" office:date-value="2015-11-25" calcext:value-type="date">
            <text:p>2015-11-25</text:p>
          </table:table-cell>
          <table:table-cell table:style-name="ce189" office:value-type="date" office:date-value="2015-12-05" calcext:value-type="date">
            <text:p>2015-12-05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요구사항 관리</text:p>
          </table:table-cell>
          <table:table-cell table:style-name="ce35"/>
          <table:table-cell table:style-name="ce74" table:number-columns-repeated="2"/>
          <table:table-cell table:style-name="ce113" table:formula="of:=SUM([.H70:.H73])" office:value-type="float" office:value="0.2" calcext:value-type="float">
            <text:p>0.200 </text:p>
          </table:table-cell>
          <table:table-cell table:style-name="ce113" table:formula="of:=SUM([.I70:.I73])" office:value-type="float" office:value="0.2" calcext:value-type="float">
            <text:p>0.200 </text:p>
          </table:table-cell>
          <table:table-cell table:style-name="ce129" table:formula="of:=[.L69]/[.I69]" office:value-type="percentage" office:value="0" calcext:value-type="percentage">
            <text:p>0%</text:p>
          </table:table-cell>
          <table:table-cell table:style-name="ce113" table:formula="of:=SUM([.K70:.K73])" office:value-type="float" office:value="0" calcext:value-type="float">
            <text:p>0.000 </text:p>
          </table:table-cell>
          <table:table-cell table:style-name="ce113" table:formula="of:=SUM([.L70:.L73])" office:value-type="float" office:value="0" calcext:value-type="float">
            <text:p>0.000 </text:p>
          </table:table-cell>
          <table:table-cell table:style-name="ce163" table:formula="of:=IFERROR(([.L69]/[.K69])*100;0)" office:value-type="float" office:value="0" calcext:value-type="float">
            <text:p>0.00 </text:p>
          </table:table-cell>
          <table:table-cell table:style-name="ce190" table:formula="of:=MIN([.N70:.N73])" office:value-type="date" office:date-value="2015-07-10" calcext:value-type="date">
            <text:p>2015-07-10</text:p>
          </table:table-cell>
          <table:table-cell table:style-name="ce190" table:formula="of:=MAX([.O70:.O73])" office:value-type="date" office:date-value="2015-12-05" calcext:value-type="date">
            <text:p>2015-12-05</text:p>
          </table:table-cell>
          <table:table-cell table:style-name="ce216" office:value-type="string" calcext:value-type="string">
            <text:p><text:span text:style-name="T26">요구사항추적매트릭스</text:span><text:span text:style-name="T27">(</text:span><text:span text:style-name="T28">통합</text:span><text:span text:style-name="T27">)</text:span></text:p>
          </table:table-cell>
          <table:table-cell table:style-name="ce238"/>
          <table:table-cell table:style-name="ce265" table:number-columns-repeated="2"/>
          <table:table-cell table:style-name="ce297"/>
          <table:table-cell table:style-name="ce322"/>
          <table:table-cell table:style-name="ce341" table:number-columns-repeated="3"/>
          <table:table-cell table:style-name="ce363"/>
          <table:table-cell table:style-name="ce388"/>
          <table:table-cell table:style-name="ce341" table:number-columns-repeated="2"/>
          <table:table-cell table:style-name="ce402"/>
          <table:table-cell table:style-name="ce405"/>
          <table:table-cell table:style-name="ce341" table:number-columns-repeated="3"/>
          <table:table-cell table:style-name="ce363"/>
          <table:table-cell table:style-name="ce388"/>
          <table:table-cell table:style-name="ce341" table:number-columns-repeated="2"/>
          <table:table-cell table:style-name="ce402"/>
          <table:table-cell table:style-name="ce434"/>
          <table:table-cell table:style-name="ce402"/>
          <table:table-cell table:style-name="ce463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59" office:value-type="string" calcext:value-type="string">
            <text:p><text:span text:style-name="T16">1</text:span><text:span text:style-name="T6">차 요구사항 변경관리</text:span><text:span text:style-name="T5">(</text:span><text:span text:style-name="T6">점검</text:span><text:span text:style-name="T5">)</text:span></text:p>
          </table:table-cell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70];0;IF(AND([.N70]&lt;=[.$C$2];[.O70]&gt;=[.$C$2]);[.I70]*(DAYS360([.N70];[.$C$2]+1)/(VALUE([.O70])-VALUE([.N70])+1));[.I70]))" office:value-type="float" office:value="0" calcext:value-type="float">
            <text:p>0.000 </text:p>
          </table:table-cell>
          <table:table-cell table:style-name="ce145" table:formula="of:=[.J70]*[.I70]" office:value-type="float" office:value="0" calcext:value-type="float">
            <text:p>0.000 </text:p>
          </table:table-cell>
          <table:table-cell table:style-name="ce161" table:formula="of:=IF([.J70]=1;&quot;종료&quot;;IF(AND([.J70]=0;[.$C$2]&lt;[.N70]);&quot;&quot;;IF(AND([.J70]=0;[.$C$2]&gt;[.O70]);&quot;지연&quot;;IF(AND([.O70]&lt;[.$C$2];[.J70]&lt;&gt;100);&quot;지연&quot;;&quot;진행&quot;))))">
            <text:p/>
          </table:table-cell>
          <table:table-cell table:style-name="ce189" office:value-type="date" office:date-value="2015-07-10" calcext:value-type="date">
            <text:p>2015-07-10</text:p>
          </table:table-cell>
          <table:table-cell table:style-name="ce189" office:value-type="date" office:date-value="2015-07-13" calcext:value-type="date">
            <text:p>2015-07-13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260"/>
          <table:table-cell table:style-name="ce18" table:number-columns-repeated="2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2</text:span><text:span text:style-name="T6">차 요구사항 변경관리</text:span><text:span text:style-name="T5">(</text:span><text:span text:style-name="T6">점검</text:span><text:span text:style-name="T5">)</text:span></text:p>
          </table:table-cell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71];0;IF(AND([.N71]&lt;=[.$C$2];[.O71]&gt;=[.$C$2]);[.I71]*(DAYS360([.N71];[.$C$2]+1)/(VALUE([.O71])-VALUE([.N71])+1));[.I71]))" office:value-type="float" office:value="0" calcext:value-type="float">
            <text:p>0.000 </text:p>
          </table:table-cell>
          <table:table-cell table:style-name="ce145" table:formula="of:=[.J71]*[.I71]" office:value-type="float" office:value="0" calcext:value-type="float">
            <text:p>0.000 </text:p>
          </table:table-cell>
          <table:table-cell table:style-name="ce161" table:formula="of:=IF([.J71]=1;&quot;종료&quot;;IF(AND([.J71]=0;[.$C$2]&lt;[.N71]);&quot;&quot;;IF(AND([.J71]=0;[.$C$2]&gt;[.O71]);&quot;지연&quot;;IF(AND([.O71]&lt;[.$C$2];[.J71]&lt;&gt;100);&quot;지연&quot;;&quot;진행&quot;))))">
            <text:p/>
          </table:table-cell>
          <table:table-cell table:style-name="ce189" office:value-type="date" office:date-value="2015-08-25" calcext:value-type="date">
            <text:p>2015-08-25</text:p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1</text:span><text:span text:style-name="T6">차 요구사항 추적관리</text:span><text:span text:style-name="T5">(</text:span><text:span text:style-name="T6">점검</text:span><text:span text:style-name="T5">)</text:span></text:p>
          </table:table-cell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72];0;IF(AND([.N72]&lt;=[.$C$2];[.O72]&gt;=[.$C$2]);[.I72]*(DAYS360([.N72];[.$C$2]+1)/(VALUE([.O72])-VALUE([.N72])+1));[.I72]))" office:value-type="float" office:value="0" calcext:value-type="float">
            <text:p>0.000 </text:p>
          </table:table-cell>
          <table:table-cell table:style-name="ce145" table:formula="of:=[.J72]*[.I72]" office:value-type="float" office:value="0" calcext:value-type="float">
            <text:p>0.000 </text:p>
          </table:table-cell>
          <table:table-cell table:style-name="ce161" table:formula="of:=IF([.J72]=1;&quot;종료&quot;;IF(AND([.J72]=0;[.$C$2]&lt;[.N72]);&quot;&quot;;IF(AND([.J72]=0;[.$C$2]&gt;[.O72]);&quot;지연&quot;;IF(AND([.O72]&lt;[.$C$2];[.J72]&lt;&gt;100);&quot;지연&quot;;&quot;진행&quot;))))">
            <text:p/>
          </table:table-cell>
          <table:table-cell table:style-name="ce189" office:value-type="date" office:date-value="2015-08-25" calcext:value-type="date">
            <text:p>2015-08-25</text:p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300"/>
          <table:table-cell table:style-name="ce325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2</text:span><text:span text:style-name="T6">차 요구사항 추적관리</text:span><text:span text:style-name="T5">(</text:span><text:span text:style-name="T6">점검</text:span><text:span text:style-name="T5">)</text:span></text:p>
          </table:table-cell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73];0;IF(AND([.N73]&lt;=[.$C$2];[.O73]&gt;=[.$C$2]);[.I73]*(DAYS360([.N73];[.$C$2]+1)/(VALUE([.O73])-VALUE([.N73])+1));[.I73]))" office:value-type="float" office:value="0" calcext:value-type="float">
            <text:p>0.000 </text:p>
          </table:table-cell>
          <table:table-cell table:style-name="ce145" table:formula="of:=[.J73]*[.I73]" office:value-type="float" office:value="0" calcext:value-type="float">
            <text:p>0.000 </text:p>
          </table:table-cell>
          <table:table-cell table:style-name="ce161" table:formula="of:=IF([.J73]=1;&quot;종료&quot;;IF(AND([.J73]=0;[.$C$2]&lt;[.N73]);&quot;&quot;;IF(AND([.J73]=0;[.$C$2]&gt;[.O73]);&quot;지연&quot;;IF(AND([.O73]&lt;[.$C$2];[.J73]&lt;&gt;100);&quot;지연&quot;;&quot;진행&quot;))))">
            <text:p/>
          </table:table-cell>
          <table:table-cell table:style-name="ce189" office:value-type="date" office:date-value="2015-11-25" calcext:value-type="date">
            <text:p>2015-11-25</text:p>
          </table:table-cell>
          <table:table-cell table:style-name="ce189" office:value-type="date" office:date-value="2015-12-05" calcext:value-type="date">
            <text:p>2015-12-05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형상관리</text:p>
          </table:table-cell>
          <table:table-cell table:style-name="ce35"/>
          <table:table-cell table:style-name="ce74" table:number-columns-repeated="2"/>
          <table:table-cell table:style-name="ce113" table:formula="of:=SUM([.H75:.H79])" office:value-type="float" office:value="0.1" calcext:value-type="float">
            <text:p>0.100 </text:p>
          </table:table-cell>
          <table:table-cell table:style-name="ce113" table:formula="of:=SUM([.I75:.I79])" office:value-type="float" office:value="0.1" calcext:value-type="float">
            <text:p>0.100 </text:p>
          </table:table-cell>
          <table:table-cell table:style-name="ce129" table:formula="of:=[.L74]/[.I74]" office:value-type="percentage" office:value="0" calcext:value-type="percentage">
            <text:p>0%</text:p>
          </table:table-cell>
          <table:table-cell table:style-name="ce113" table:formula="of:=SUM([.K75:.K79])" office:value-type="float" office:value="0" calcext:value-type="float">
            <text:p>0.000 </text:p>
          </table:table-cell>
          <table:table-cell table:style-name="ce113" table:formula="of:=SUM([.L75:.L79])" office:value-type="float" office:value="0" calcext:value-type="float">
            <text:p>0.000 </text:p>
          </table:table-cell>
          <table:table-cell table:style-name="ce163" table:formula="of:=IFERROR(([.L74]/[.K74])*100;0)" office:value-type="float" office:value="0" calcext:value-type="float">
            <text:p>0.00 </text:p>
          </table:table-cell>
          <table:table-cell table:style-name="ce190" table:formula="of:=MIN([.N75:.N79])" office:value-type="date" office:date-value="2015-07-10" calcext:value-type="date">
            <text:p>2015-07-10</text:p>
          </table:table-cell>
          <table:table-cell table:style-name="ce190" table:formula="of:=MAX([.O75:.O79])" office:value-type="date" office:date-value="2015-12-05" calcext:value-type="date">
            <text:p>2015-12-05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2"/>
          <table:table-cell table:style-name="ce341" table:number-columns-repeated="3"/>
          <table:table-cell table:style-name="ce363"/>
          <table:table-cell table:style-name="ce388"/>
          <table:table-cell table:style-name="ce341" table:number-columns-repeated="2"/>
          <table:table-cell table:style-name="ce402"/>
          <table:table-cell table:style-name="ce405"/>
          <table:table-cell table:style-name="ce341" table:number-columns-repeated="3"/>
          <table:table-cell table:style-name="ce363"/>
          <table:table-cell table:style-name="ce388"/>
          <table:table-cell table:style-name="ce341" table:number-columns-repeated="2"/>
          <table:table-cell table:style-name="ce402"/>
          <table:table-cell table:style-name="ce434"/>
          <table:table-cell table:style-name="ce402"/>
          <table:table-cell table:style-name="ce463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59" office:value-type="string" calcext:value-type="string">
            <text:p><text:span text:style-name="T16">Baseline </text:span><text:span text:style-name="T6">관리 요구분석</text:span></text:p>
          </table:table-cell>
          <table:table-cell table:style-name="ce73" table:number-columns-repeated="2"/>
          <table:table-cell table:number-columns-repeated="2" table:style-name="ce112" office:value-type="float" office:value="0.02" calcext:value-type="float">
            <text:p>0.02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75];0;IF(AND([.N75]&lt;=[.$C$2];[.O75]&gt;=[.$C$2]);[.I75]*(DAYS360([.N75];[.$C$2]+1)/(VALUE([.O75])-VALUE([.N75])+1));[.I75]))" office:value-type="float" office:value="0" calcext:value-type="float">
            <text:p>0.000 </text:p>
          </table:table-cell>
          <table:table-cell table:style-name="ce145" table:formula="of:=[.J75]*[.I75]" office:value-type="float" office:value="0" calcext:value-type="float">
            <text:p>0.000 </text:p>
          </table:table-cell>
          <table:table-cell table:style-name="ce161" table:formula="of:=IF([.J75]=1;&quot;종료&quot;;IF(AND([.J75]=0;[.$C$2]&lt;[.N75]);&quot;&quot;;IF(AND([.J75]=0;[.$C$2]&gt;[.O75]);&quot;지연&quot;;IF(AND([.O75]&lt;[.$C$2];[.J75]&lt;&gt;100);&quot;지연&quot;;&quot;진행&quot;))))">
            <text:p/>
          </table:table-cell>
          <table:table-cell table:style-name="ce189" office:value-type="date" office:date-value="2015-07-10" calcext:value-type="date">
            <text:p>2015-07-10</text:p>
          </table:table-cell>
          <table:table-cell table:style-name="ce189" office:value-type="date" office:date-value="2015-07-15" calcext:value-type="date">
            <text:p>2015-07-15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342" table:number-columns-repeated="2"/>
          <table:table-cell table:style-name="ce18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Baseline </text:span><text:span text:style-name="T6">관리 설계</text:span></text:p>
          </table:table-cell>
          <table:table-cell table:style-name="ce73" table:number-columns-repeated="2"/>
          <table:table-cell table:number-columns-repeated="2" table:style-name="ce112" office:value-type="float" office:value="0.04" calcext:value-type="float">
            <text:p>0.04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76];0;IF(AND([.N76]&lt;=[.$C$2];[.O76]&gt;=[.$C$2]);[.I76]*(DAYS360([.N76];[.$C$2]+1)/(VALUE([.O76])-VALUE([.N76])+1));[.I76]))" office:value-type="float" office:value="0" calcext:value-type="float">
            <text:p>0.000 </text:p>
          </table:table-cell>
          <table:table-cell table:style-name="ce145" table:formula="of:=[.J76]*[.I76]" office:value-type="float" office:value="0" calcext:value-type="float">
            <text:p>0.000 </text:p>
          </table:table-cell>
          <table:table-cell table:style-name="ce161" table:formula="of:=IF([.J76]=1;&quot;종료&quot;;IF(AND([.J76]=0;[.$C$2]&lt;[.N76]);&quot;&quot;;IF(AND([.J76]=0;[.$C$2]&gt;[.O76]);&quot;지연&quot;;IF(AND([.O76]&lt;[.$C$2];[.J76]&lt;&gt;100);&quot;지연&quot;;&quot;진행&quot;))))">
            <text:p/>
          </table:table-cell>
          <table:table-cell table:style-name="ce189" office:value-type="date" office:date-value="2015-08-25" calcext:value-type="date">
            <text:p>2015-08-25</text:p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301"/>
          <table:table-cell table:style-name="ce327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Baseline </text:span><text:span text:style-name="T6">관리 개발</text:span></text:p>
          </table:table-cell>
          <table:table-cell table:style-name="ce73" table:number-columns-repeated="2"/>
          <table:table-cell table:number-columns-repeated="2" table:style-name="ce112" office:value-type="float" office:value="0.02" calcext:value-type="float">
            <text:p>0.02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77];0;IF(AND([.N77]&lt;=[.$C$2];[.O77]&gt;=[.$C$2]);[.I77]*(DAYS360([.N77];[.$C$2]+1)/(VALUE([.O77])-VALUE([.N77])+1));[.I77]))" office:value-type="float" office:value="0" calcext:value-type="float">
            <text:p>0.000 </text:p>
          </table:table-cell>
          <table:table-cell table:style-name="ce145" table:formula="of:=[.J77]*[.I77]" office:value-type="float" office:value="0" calcext:value-type="float">
            <text:p>0.000 </text:p>
          </table:table-cell>
          <table:table-cell table:style-name="ce161" table:formula="of:=IF([.J77]=1;&quot;종료&quot;;IF(AND([.J77]=0;[.$C$2]&lt;[.N77]);&quot;&quot;;IF(AND([.J77]=0;[.$C$2]&gt;[.O77]);&quot;지연&quot;;IF(AND([.O77]&lt;[.$C$2];[.J77]&lt;&gt;100);&quot;지연&quot;;&quot;진행&quot;))))">
            <text:p/>
          </table:table-cell>
          <table:table-cell table:style-name="ce189" office:value-type="date" office:date-value="2015-11-25" calcext:value-type="date">
            <text:p>2015-11-25</text:p>
          </table:table-cell>
          <table:table-cell table:style-name="ce189" office:value-type="date" office:date-value="2015-12-05" calcext:value-type="date">
            <text:p>2015-12-05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1</text:span><text:span text:style-name="T6">차 변경관리</text:span><text:span text:style-name="T5">(</text:span><text:span text:style-name="T6">점검</text:span><text:span text:style-name="T5">)</text:span></text:p>
          </table:table-cell>
          <table:table-cell table:style-name="ce73" table:number-columns-repeated="2"/>
          <table:table-cell table:number-columns-repeated="2" table:style-name="ce112" office:value-type="float" office:value="0.01" calcext:value-type="float">
            <text:p>0.01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78];0;IF(AND([.N78]&lt;=[.$C$2];[.O78]&gt;=[.$C$2]);[.I78]*(DAYS360([.N78];[.$C$2]+1)/(VALUE([.O78])-VALUE([.N78])+1));[.I78]))" office:value-type="float" office:value="0" calcext:value-type="float">
            <text:p>0.000 </text:p>
          </table:table-cell>
          <table:table-cell table:style-name="ce145" table:formula="of:=[.J78]*[.I78]" office:value-type="float" office:value="0" calcext:value-type="float">
            <text:p>0.000 </text:p>
          </table:table-cell>
          <table:table-cell table:style-name="ce161" table:formula="of:=IF([.J78]=1;&quot;종료&quot;;IF(AND([.J78]=0;[.$C$2]&lt;[.N78]);&quot;&quot;;IF(AND([.J78]=0;[.$C$2]&gt;[.O78]);&quot;지연&quot;;IF(AND([.O78]&lt;[.$C$2];[.J78]&lt;&gt;100);&quot;지연&quot;;&quot;진행&quot;))))">
            <text:p/>
          </table:table-cell>
          <table:table-cell table:style-name="ce189" office:value-type="date" office:date-value="2015-07-10" calcext:value-type="date">
            <text:p>2015-07-10</text:p>
          </table:table-cell>
          <table:table-cell table:style-name="ce189" office:value-type="date" office:date-value="2015-07-15" calcext:value-type="date">
            <text:p>2015-07-15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342" table:number-columns-repeated="2"/>
          <table:table-cell table:style-name="ce18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59" office:value-type="string" calcext:value-type="string">
            <text:p><text:span text:style-name="T16">2</text:span><text:span text:style-name="T6">차 변경관리</text:span><text:span text:style-name="T5">(</text:span><text:span text:style-name="T6">점검</text:span><text:span text:style-name="T5">)</text:span></text:p>
          </table:table-cell>
          <table:table-cell table:style-name="ce73" table:number-columns-repeated="2"/>
          <table:table-cell table:number-columns-repeated="2" table:style-name="ce112" office:value-type="float" office:value="0.01" calcext:value-type="float">
            <text:p>0.01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79];0;IF(AND([.N79]&lt;=[.$C$2];[.O79]&gt;=[.$C$2]);[.I79]*(DAYS360([.N79];[.$C$2]+1)/(VALUE([.O79])-VALUE([.N79])+1));[.I79]))" office:value-type="float" office:value="0" calcext:value-type="float">
            <text:p>0.000 </text:p>
          </table:table-cell>
          <table:table-cell table:style-name="ce145" table:formula="of:=[.J79]*[.I79]" office:value-type="float" office:value="0" calcext:value-type="float">
            <text:p>0.000 </text:p>
          </table:table-cell>
          <table:table-cell table:style-name="ce161" table:formula="of:=IF([.J79]=1;&quot;종료&quot;;IF(AND([.J79]=0;[.$C$2]&lt;[.N79]);&quot;&quot;;IF(AND([.J79]=0;[.$C$2]&gt;[.O79]);&quot;지연&quot;;IF(AND([.O79]&lt;[.$C$2];[.J79]&lt;&gt;100);&quot;지연&quot;;&quot;진행&quot;))))">
            <text:p/>
          </table:table-cell>
          <table:table-cell table:style-name="ce189" office:value-type="date" office:date-value="2015-08-25" calcext:value-type="date">
            <text:p>2015-08-25</text:p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301"/>
          <table:table-cell table:style-name="ce327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보고회</text:p>
          </table:table-cell>
          <table:table-cell table:style-name="ce35"/>
          <table:table-cell table:style-name="ce74" table:number-columns-repeated="2"/>
          <table:table-cell table:style-name="ce113" table:formula="of:=SUM([.H81:.H83])" office:value-type="float" office:value="0.3" calcext:value-type="float">
            <text:p>0.300 </text:p>
          </table:table-cell>
          <table:table-cell table:style-name="ce113" table:formula="of:=SUM([.I81:.I83])" office:value-type="float" office:value="0.3" calcext:value-type="float">
            <text:p>0.300 </text:p>
          </table:table-cell>
          <table:table-cell table:style-name="ce129" table:formula="of:=[.L80]/[.I80]" office:value-type="percentage" office:value="0" calcext:value-type="percentage">
            <text:p>0%</text:p>
          </table:table-cell>
          <table:table-cell table:style-name="ce113" table:formula="of:=SUM([.K81:.K83])" office:value-type="float" office:value="0" calcext:value-type="float">
            <text:p>0.000 </text:p>
          </table:table-cell>
          <table:table-cell table:style-name="ce113" table:formula="of:=SUM([.L81:.L83])" office:value-type="float" office:value="0" calcext:value-type="float">
            <text:p>0.000 </text:p>
          </table:table-cell>
          <table:table-cell table:style-name="ce163" table:formula="of:=IFERROR(([.L80]/[.K80])*100;0)" office:value-type="float" office:value="0" calcext:value-type="float">
            <text:p>0.00 </text:p>
          </table:table-cell>
          <table:table-cell table:style-name="ce190" table:formula="of:=MIN([.N81:.N83])" office:value-type="date" office:date-value="2015-06-23" calcext:value-type="date">
            <text:p>2015-06-23</text:p>
          </table:table-cell>
          <table:table-cell table:style-name="ce190" table:formula="of:=MAX([.O81:.O83])" office:value-type="date" office:date-value="2015-12-28" calcext:value-type="date">
            <text:p>2015-12-28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431"/>
          <table:table-cell table:style-name="ce299"/>
          <table:table-cell table:style-name="ce460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33" office:value-type="string" calcext:value-type="string">
            <text:p>착수보고회</text:p>
          </table:table-cell>
          <table:table-cell table:style-name="ce73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81];0;IF(AND([.N81]&lt;=[.$C$2];[.O81]&gt;=[.$C$2]);[.I81]*(DAYS360([.N81];[.$C$2]+1)/(VALUE([.O81])-VALUE([.N81])+1));[.I81]))" office:value-type="float" office:value="0" calcext:value-type="float">
            <text:p>0.000 </text:p>
          </table:table-cell>
          <table:table-cell table:style-name="ce145" table:formula="of:=[.J81]*[.I81]" office:value-type="float" office:value="0" calcext:value-type="float">
            <text:p>0.000 </text:p>
          </table:table-cell>
          <table:table-cell table:style-name="ce161" table:formula="of:=IF([.J81]=1;&quot;종료&quot;;IF(AND([.J81]=0;[.$C$2]&lt;[.N81]);&quot;&quot;;IF(AND([.J81]=0;[.$C$2]&gt;[.O81]);&quot;지연&quot;;IF(AND([.O81]&lt;[.$C$2];[.J81]&lt;&gt;100);&quot;지연&quot;;&quot;진행&quot;))))">
            <text:p/>
          </table:table-cell>
          <table:table-cell table:number-columns-repeated="2" table:style-name="ce189" office:value-type="date" office:date-value="2015-06-23" calcext:value-type="date">
            <text:p>2015-06-23</text:p>
          </table:table-cell>
          <table:table-cell table:style-name="ce216" office:value-type="string" calcext:value-type="string">
            <text:p>착수보고서</text:p>
          </table:table-cell>
          <table:table-cell table:style-name="ce236"/>
          <table:table-cell table:style-name="ce18" table:number-columns-repeated="2"/>
          <table:table-cell table:style-name="ce301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1">중간보고회 </text:span><text:span text:style-name="T2">- (</text:span><text:span text:style-name="T3">설계완료</text:span><text:span text:style-name="T2">)</text:span></text:p>
          </table:table-cell>
          <table:table-cell table:style-name="ce73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82];0;IF(AND([.N82]&lt;=[.$C$2];[.O82]&gt;=[.$C$2]);[.I82]*(DAYS360([.N82];[.$C$2]+1)/(VALUE([.O82])-VALUE([.N82])+1));[.I82]))" office:value-type="float" office:value="0" calcext:value-type="float">
            <text:p>0.000 </text:p>
          </table:table-cell>
          <table:table-cell table:style-name="ce145" table:formula="of:=[.J82]*[.I82]" office:value-type="float" office:value="0" calcext:value-type="float">
            <text:p>0.000 </text:p>
          </table:table-cell>
          <table:table-cell table:style-name="ce161" table:formula="of:=IF([.J82]=1;&quot;종료&quot;;IF(AND([.J82]=0;[.$C$2]&lt;[.N82]);&quot;&quot;;IF(AND([.J82]=0;[.$C$2]&gt;[.O82]);&quot;지연&quot;;IF(AND([.O82]&lt;[.$C$2];[.J82]&lt;&gt;100);&quot;지연&quot;;&quot;진행&quot;))))">
            <text:p/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189" office:value-type="date" office:date-value="2015-09-05" calcext:value-type="date">
            <text:p>2015-09-05</text:p>
          </table:table-cell>
          <table:table-cell table:style-name="ce216" office:value-type="string" calcext:value-type="string">
            <text:p>중간보고서</text:p>
          </table:table-cell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7"/>
          <table:table-cell table:style-name="ce351"/>
          <table:table-cell table:style-name="ce18" table:number-columns-repeated="2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프로젝트 완료보고</text:p>
          </table:table-cell>
          <table:table-cell table:style-name="ce73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83];0;IF(AND([.N83]&lt;=[.$C$2];[.O83]&gt;=[.$C$2]);[.I83]*(DAYS360([.N83];[.$C$2]+1)/(VALUE([.O83])-VALUE([.N83])+1));[.I83]))" office:value-type="float" office:value="0" calcext:value-type="float">
            <text:p>0.000 </text:p>
          </table:table-cell>
          <table:table-cell table:style-name="ce145" table:formula="of:=[.J83]*[.I83]" office:value-type="float" office:value="0" calcext:value-type="float">
            <text:p>0.000 </text:p>
          </table:table-cell>
          <table:table-cell table:style-name="ce161" table:formula="of:=IF([.J83]=1;&quot;종료&quot;;IF(AND([.J83]=0;[.$C$2]&lt;[.N83]);&quot;&quot;;IF(AND([.J83]=0;[.$C$2]&gt;[.O83]);&quot;지연&quot;;IF(AND([.O83]&lt;[.$C$2];[.J83]&lt;&gt;100);&quot;지연&quot;;&quot;진행&quot;))))">
            <text:p/>
          </table:table-cell>
          <table:table-cell table:style-name="ce189" office:value-type="date" office:date-value="2015-12-21" calcext:value-type="date">
            <text:p>2015-12-21</text:p>
          </table:table-cell>
          <table:table-cell table:style-name="ce189" office:value-type="date" office:date-value="2015-12-28" calcext:value-type="date">
            <text:p>2015-12-28</text:p>
          </table:table-cell>
          <table:table-cell table:style-name="ce216" office:value-type="string" calcext:value-type="string">
            <text:p>완료보고서</text:p>
          </table:table-cell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 office:value-type="string" calcext:value-type="string">
            <text:p>감리</text:p>
          </table:table-cell>
          <table:table-cell table:style-name="ce35" table:number-columns-repeated="2"/>
          <table:table-cell table:style-name="ce74" table:number-columns-repeated="2"/>
          <table:table-cell table:style-name="ce113" table:formula="of:=SUM([.H85];[.H90])" office:value-type="float" office:value="1" calcext:value-type="float">
            <text:p>1.000 </text:p>
          </table:table-cell>
          <table:table-cell table:style-name="ce113" table:formula="of:=SUM([.I85];[.I90])" office:value-type="float" office:value="1" calcext:value-type="float">
            <text:p>1.000 </text:p>
          </table:table-cell>
          <table:table-cell table:style-name="ce129" table:formula="of:=[.L84]/[.I84]" office:value-type="percentage" office:value="0" calcext:value-type="percentage">
            <text:p>0%</text:p>
          </table:table-cell>
          <table:table-cell table:style-name="ce113" table:formula="of:=SUM([.K85];[.K90])" office:value-type="float" office:value="0" calcext:value-type="float">
            <text:p>0.000 </text:p>
          </table:table-cell>
          <table:table-cell table:style-name="ce113" table:formula="of:=SUM([.L85];[.L90])" office:value-type="float" office:value="0" calcext:value-type="float">
            <text:p>0.000 </text:p>
          </table:table-cell>
          <table:table-cell table:style-name="ce163" table:formula="of:=IFERROR(([.L84]/[.K84])*100;0)" office:value-type="float" office:value="0" calcext:value-type="float">
            <text:p>0.00 </text:p>
          </table:table-cell>
          <table:table-cell table:style-name="ce190" table:formula="of:=MIN([.N85:.N94])" office:value-type="date" office:date-value="2015-08-31" calcext:value-type="date">
            <text:p>2015-08-31</text:p>
          </table:table-cell>
          <table:table-cell table:style-name="ce190" table:formula="of:=MAX([.O85:.O94])" office:value-type="date" office:date-value="2015-12-22" calcext:value-type="date">
            <text:p>2015-12-22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431"/>
          <table:table-cell table:style-name="ce299"/>
          <table:table-cell table:style-name="ce460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중간감리</text:p>
          </table:table-cell>
          <table:table-cell table:style-name="ce35"/>
          <table:table-cell table:style-name="ce74" table:number-columns-repeated="2"/>
          <table:table-cell table:style-name="ce113" table:formula="of:=SUM([.H86:.H89])" office:value-type="float" office:value="0.5" calcext:value-type="float">
            <text:p>0.500 </text:p>
          </table:table-cell>
          <table:table-cell table:style-name="ce113" table:formula="of:=SUM([.I86:.I89])" office:value-type="float" office:value="0.5" calcext:value-type="float">
            <text:p>0.500 </text:p>
          </table:table-cell>
          <table:table-cell table:style-name="ce129" table:formula="of:=[.L85]/[.I85]" office:value-type="percentage" office:value="0" calcext:value-type="percentage">
            <text:p>0%</text:p>
          </table:table-cell>
          <table:table-cell table:style-name="ce113" table:formula="of:=SUM([.K86:.K89])" office:value-type="float" office:value="0" calcext:value-type="float">
            <text:p>0.000 </text:p>
          </table:table-cell>
          <table:table-cell table:style-name="ce113" table:formula="of:=SUM([.L86:.L89])" office:value-type="float" office:value="0" calcext:value-type="float">
            <text:p>0.000 </text:p>
          </table:table-cell>
          <table:table-cell table:style-name="ce163" table:formula="of:=IFERROR(([.L85]/[.K85])*100;0)" office:value-type="float" office:value="0" calcext:value-type="float">
            <text:p>0.00 </text:p>
          </table:table-cell>
          <table:table-cell table:style-name="ce190" table:formula="of:=MIN([.N86:.N89])" office:value-type="date" office:date-value="2015-08-31" calcext:value-type="date">
            <text:p>2015-08-31</text:p>
          </table:table-cell>
          <table:table-cell table:style-name="ce190" table:formula="of:=MAX([.O86:.O89])" office:value-type="date" office:date-value="2015-09-15" calcext:value-type="date">
            <text:p>2015-09-15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324"/>
          <table:table-cell table:style-name="ce262" table:number-columns-repeated="2"/>
          <table:table-cell table:style-name="ce265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430"/>
          <table:table-cell table:style-name="ce297"/>
          <table:table-cell table:style-name="ce459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60" office:value-type="string" calcext:value-type="string">
            <text:p>감리대응 문서 준비</text:p>
          </table:table-cell>
          <table:table-cell table:style-name="ce75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86];0;IF(AND([.N86]&lt;=[.$C$2];[.O86]&gt;=[.$C$2]);[.I86]*(DAYS360([.N86];[.$C$2]+1)/(VALUE([.O86])-VALUE([.N86])+1));[.I86]))" office:value-type="float" office:value="0" calcext:value-type="float">
            <text:p>0.000 </text:p>
          </table:table-cell>
          <table:table-cell table:style-name="ce145" table:formula="of:=[.J86]*[.I86]" office:value-type="float" office:value="0" calcext:value-type="float">
            <text:p>0.000 </text:p>
          </table:table-cell>
          <table:table-cell table:style-name="ce161" table:formula="of:=IF([.J86]=1;&quot;종료&quot;;IF(AND([.J86]=0;[.$C$2]&lt;[.N86]);&quot;&quot;;IF(AND([.J86]=0;[.$C$2]&gt;[.O86]);&quot;지연&quot;;IF(AND([.O86]&lt;[.$C$2];[.J86]&lt;&gt;100);&quot;지연&quot;;&quot;진행&quot;))))">
            <text:p/>
          </table:table-cell>
          <table:table-cell table:style-name="ce189" office:value-type="date" office:date-value="2015-08-31" calcext:value-type="date">
            <text:p>2015-08-31</text:p>
          </table:table-cell>
          <table:table-cell table:style-name="ce189" office:value-type="date" office:date-value="2015-09-04" calcext:value-type="date">
            <text:p>2015-09-04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7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감리 수검</text:p>
          </table:table-cell>
          <table:table-cell table:style-name="ce75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87];0;IF(AND([.N87]&lt;=[.$C$2];[.O87]&gt;=[.$C$2]);[.I87]*(DAYS360([.N87];[.$C$2]+1)/(VALUE([.O87])-VALUE([.N87])+1));[.I87]))" office:value-type="float" office:value="0" calcext:value-type="float">
            <text:p>0.000 </text:p>
          </table:table-cell>
          <table:table-cell table:style-name="ce145" table:formula="of:=[.J87]*[.I87]" office:value-type="float" office:value="0" calcext:value-type="float">
            <text:p>0.000 </text:p>
          </table:table-cell>
          <table:table-cell table:style-name="ce161" table:formula="of:=IF([.J87]=1;&quot;종료&quot;;IF(AND([.J87]=0;[.$C$2]&lt;[.N87]);&quot;&quot;;IF(AND([.J87]=0;[.$C$2]&gt;[.O87]);&quot;지연&quot;;IF(AND([.O87]&lt;[.$C$2];[.J87]&lt;&gt;100);&quot;지연&quot;;&quot;진행&quot;))))">
            <text:p/>
          </table:table-cell>
          <table:table-cell table:style-name="ce189" office:value-type="date" office:date-value="2015-09-05" calcext:value-type="date">
            <text:p>2015-09-05</text:p>
          </table:table-cell>
          <table:table-cell table:style-name="ce189" office:value-type="date" office:date-value="2015-09-09" calcext:value-type="date">
            <text:p>2015-09-09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7"/>
          <table:table-cell table:style-name="ce351"/>
          <table:table-cell table:style-name="ce18" table:number-columns-repeated="2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감리 시정조치 계획 및 수행</text:p>
          </table:table-cell>
          <table:table-cell table:style-name="ce75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88];0;IF(AND([.N88]&lt;=[.$C$2];[.O88]&gt;=[.$C$2]);[.I88]*(DAYS360([.N88];[.$C$2]+1)/(VALUE([.O88])-VALUE([.N88])+1));[.I88]))" office:value-type="float" office:value="0" calcext:value-type="float">
            <text:p>0.000 </text:p>
          </table:table-cell>
          <table:table-cell table:style-name="ce145" table:formula="of:=[.J88]*[.I88]" office:value-type="float" office:value="0" calcext:value-type="float">
            <text:p>0.000 </text:p>
          </table:table-cell>
          <table:table-cell table:style-name="ce161" table:formula="of:=IF([.J88]=1;&quot;종료&quot;;IF(AND([.J88]=0;[.$C$2]&lt;[.N88]);&quot;&quot;;IF(AND([.J88]=0;[.$C$2]&gt;[.O88]);&quot;지연&quot;;IF(AND([.O88]&lt;[.$C$2];[.J88]&lt;&gt;100);&quot;지연&quot;;&quot;진행&quot;))))">
            <text:p/>
          </table:table-cell>
          <table:table-cell table:style-name="ce189" office:value-type="date" office:date-value="2015-09-08" calcext:value-type="date">
            <text:p>2015-09-08</text:p>
          </table:table-cell>
          <table:table-cell table:style-name="ce189" office:value-type="date" office:date-value="2015-09-14" calcext:value-type="date">
            <text:p>2015-09-14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351" table:number-columns-repeated="2"/>
          <table:table-cell table:style-name="ce18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시정조치 확인</text:p>
          </table:table-cell>
          <table:table-cell table:style-name="ce75" table:number-columns-repeated="2"/>
          <table:table-cell table:number-columns-repeated="2" table:style-name="ce112" office:value-type="float" office:value="0.2" calcext:value-type="float">
            <text:p>0.2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89];0;IF(AND([.N89]&lt;=[.$C$2];[.O89]&gt;=[.$C$2]);[.I89]*(DAYS360([.N89];[.$C$2]+1)/(VALUE([.O89])-VALUE([.N89])+1));[.I89]))" office:value-type="float" office:value="0" calcext:value-type="float">
            <text:p>0.000 </text:p>
          </table:table-cell>
          <table:table-cell table:style-name="ce145" table:formula="of:=[.J89]*[.I89]" office:value-type="float" office:value="0" calcext:value-type="float">
            <text:p>0.000 </text:p>
          </table:table-cell>
          <table:table-cell table:style-name="ce161" table:formula="of:=IF([.J89]=1;&quot;종료&quot;;IF(AND([.J89]=0;[.$C$2]&lt;[.N89]);&quot;&quot;;IF(AND([.J89]=0;[.$C$2]&gt;[.O89]);&quot;지연&quot;;IF(AND([.O89]&lt;[.$C$2];[.J89]&lt;&gt;100);&quot;지연&quot;;&quot;진행&quot;))))">
            <text:p/>
          </table:table-cell>
          <table:table-cell table:style-name="ce189" office:value-type="date" office:date-value="2015-09-14" calcext:value-type="date">
            <text:p>2015-09-14</text:p>
          </table:table-cell>
          <table:table-cell table:style-name="ce189" office:value-type="date" office:date-value="2015-09-15" calcext:value-type="date">
            <text:p>2015-09-15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/>
          <table:table-cell table:style-name="ce351"/>
          <table:table-cell table:style-name="ce18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최종감리</text:p>
          </table:table-cell>
          <table:table-cell table:style-name="ce35"/>
          <table:table-cell table:style-name="ce76" table:number-columns-repeated="2"/>
          <table:table-cell table:style-name="ce113" table:formula="of:=SUM([.H91:.H94])" office:value-type="float" office:value="0.5" calcext:value-type="float">
            <text:p>0.500 </text:p>
          </table:table-cell>
          <table:table-cell table:style-name="ce113" table:formula="of:=SUM([.I91:.I94])" office:value-type="float" office:value="0.5" calcext:value-type="float">
            <text:p>0.500 </text:p>
          </table:table-cell>
          <table:table-cell table:style-name="ce129" table:formula="of:=[.L90]/[.I90]" office:value-type="percentage" office:value="0" calcext:value-type="percentage">
            <text:p>0%</text:p>
          </table:table-cell>
          <table:table-cell table:style-name="ce113" table:formula="of:=SUM([.K91:.K94])" office:value-type="float" office:value="0" calcext:value-type="float">
            <text:p>0.000 </text:p>
          </table:table-cell>
          <table:table-cell table:style-name="ce113" table:formula="of:=SUM([.L91:.L94])" office:value-type="float" office:value="0" calcext:value-type="float">
            <text:p>0.000 </text:p>
          </table:table-cell>
          <table:table-cell table:style-name="ce163" table:formula="of:=IFERROR(([.L90]/[.K90])*100;0)" office:value-type="float" office:value="0" calcext:value-type="float">
            <text:p>0.00 </text:p>
          </table:table-cell>
          <table:table-cell table:style-name="ce190" table:formula="of:=MIN([.N91:.N94])" office:value-type="date" office:date-value="2015-12-07" calcext:value-type="date">
            <text:p>2015-12-07</text:p>
          </table:table-cell>
          <table:table-cell table:style-name="ce190" table:formula="of:=MAX([.O91:.O94])" office:value-type="date" office:date-value="2015-12-22" calcext:value-type="date">
            <text:p>2015-12-22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430"/>
          <table:table-cell table:style-name="ce297"/>
          <table:table-cell table:style-name="ce459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60" office:value-type="string" calcext:value-type="string">
            <text:p>감리대응 문서 준비</text:p>
          </table:table-cell>
          <table:table-cell table:style-name="ce75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91];0;IF(AND([.N91]&lt;=[.$C$2];[.O91]&gt;=[.$C$2]);[.I91]*(DAYS360([.N91];[.$C$2]+1)/(VALUE([.O91])-VALUE([.N91])+1));[.I91]))" office:value-type="float" office:value="0" calcext:value-type="float">
            <text:p>0.000 </text:p>
          </table:table-cell>
          <table:table-cell table:style-name="ce145" table:formula="of:=[.J91]*[.I91]" office:value-type="float" office:value="0" calcext:value-type="float">
            <text:p>0.000 </text:p>
          </table:table-cell>
          <table:table-cell table:style-name="ce161" table:formula="of:=IF([.J91]=1;&quot;종료&quot;;IF(AND([.J91]=0;[.$C$2]&lt;[.N91]);&quot;&quot;;IF(AND([.J91]=0;[.$C$2]&gt;[.O91]);&quot;지연&quot;;IF(AND([.O91]&lt;[.$C$2];[.J91]&lt;&gt;100);&quot;지연&quot;;&quot;진행&quot;))))">
            <text:p/>
          </table:table-cell>
          <table:table-cell table:style-name="ce189" office:value-type="date" office:date-value="2015-12-07" calcext:value-type="date">
            <text:p>2015-12-07</text:p>
          </table:table-cell>
          <table:table-cell table:style-name="ce189" office:value-type="date" office:date-value="2015-12-11" calcext:value-type="date">
            <text:p>2015-12-1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감리 수검</text:p>
          </table:table-cell>
          <table:table-cell table:style-name="ce75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92];0;IF(AND([.N92]&lt;=[.$C$2];[.O92]&gt;=[.$C$2]);[.I92]*(DAYS360([.N92];[.$C$2]+1)/(VALUE([.O92])-VALUE([.N92])+1));[.I92]))" office:value-type="float" office:value="0" calcext:value-type="float">
            <text:p>0.000 </text:p>
          </table:table-cell>
          <table:table-cell table:style-name="ce145" table:formula="of:=[.J92]*[.I92]" office:value-type="float" office:value="0" calcext:value-type="float">
            <text:p>0.000 </text:p>
          </table:table-cell>
          <table:table-cell table:style-name="ce161" table:formula="of:=IF([.J92]=1;&quot;종료&quot;;IF(AND([.J92]=0;[.$C$2]&lt;[.N92]);&quot;&quot;;IF(AND([.J92]=0;[.$C$2]&gt;[.O92]);&quot;지연&quot;;IF(AND([.O92]&lt;[.$C$2];[.J92]&lt;&gt;100);&quot;지연&quot;;&quot;진행&quot;))))">
            <text:p/>
          </table:table-cell>
          <table:table-cell table:style-name="ce189" office:value-type="date" office:date-value="2015-12-12" calcext:value-type="date">
            <text:p>2015-12-12</text:p>
          </table:table-cell>
          <table:table-cell table:style-name="ce189" office:value-type="date" office:date-value="2015-12-16" calcext:value-type="date">
            <text:p>2015-12-16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감리 시정조치 계획 및 수행</text:p>
          </table:table-cell>
          <table:table-cell table:style-name="ce75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93];0;IF(AND([.N93]&lt;=[.$C$2];[.O93]&gt;=[.$C$2]);[.I93]*(DAYS360([.N93];[.$C$2]+1)/(VALUE([.O93])-VALUE([.N93])+1));[.I93]))" office:value-type="float" office:value="0" calcext:value-type="float">
            <text:p>0.000 </text:p>
          </table:table-cell>
          <table:table-cell table:style-name="ce145" table:formula="of:=[.J93]*[.I93]" office:value-type="float" office:value="0" calcext:value-type="float">
            <text:p>0.000 </text:p>
          </table:table-cell>
          <table:table-cell table:style-name="ce161" table:formula="of:=IF([.J93]=1;&quot;종료&quot;;IF(AND([.J93]=0;[.$C$2]&lt;[.N93]);&quot;&quot;;IF(AND([.J93]=0;[.$C$2]&gt;[.O93]);&quot;지연&quot;;IF(AND([.O93]&lt;[.$C$2];[.J93]&lt;&gt;100);&quot;지연&quot;;&quot;진행&quot;))))">
            <text:p/>
          </table:table-cell>
          <table:table-cell table:style-name="ce189" office:value-type="date" office:date-value="2015-12-15" calcext:value-type="date">
            <text:p>2015-12-15</text:p>
          </table:table-cell>
          <table:table-cell table:style-name="ce189" office:value-type="date" office:date-value="2015-12-21" calcext:value-type="date">
            <text:p>2015-12-21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시정조치 확인</text:p>
          </table:table-cell>
          <table:table-cell table:style-name="ce75" table:number-columns-repeated="2"/>
          <table:table-cell table:number-columns-repeated="2" table:style-name="ce112" office:value-type="float" office:value="0.2" calcext:value-type="float">
            <text:p>0.2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94];0;IF(AND([.N94]&lt;=[.$C$2];[.O94]&gt;=[.$C$2]);[.I94]*(DAYS360([.N94];[.$C$2]+1)/(VALUE([.O94])-VALUE([.N94])+1));[.I94]))" office:value-type="float" office:value="0" calcext:value-type="float">
            <text:p>0.000 </text:p>
          </table:table-cell>
          <table:table-cell table:style-name="ce145" table:formula="of:=[.J94]*[.I94]" office:value-type="float" office:value="0" calcext:value-type="float">
            <text:p>0.000 </text:p>
          </table:table-cell>
          <table:table-cell table:style-name="ce161" table:formula="of:=IF([.J94]=1;&quot;종료&quot;;IF(AND([.J94]=0;[.$C$2]&lt;[.N94]);&quot;&quot;;IF(AND([.J94]=0;[.$C$2]&gt;[.O94]);&quot;지연&quot;;IF(AND([.O94]&lt;[.$C$2];[.J94]&lt;&gt;100);&quot;지연&quot;;&quot;진행&quot;))))">
            <text:p/>
          </table:table-cell>
          <table:table-cell table:style-name="ce189" office:value-type="date" office:date-value="2015-12-21" calcext:value-type="date">
            <text:p>2015-12-21</text:p>
          </table:table-cell>
          <table:table-cell table:style-name="ce189" office:value-type="date" office:date-value="2015-12-22" calcext:value-type="date">
            <text:p>2015-12-22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 office:value-type="string" calcext:value-type="string">
            <text:p>행사</text:p>
          </table:table-cell>
          <table:table-cell table:style-name="ce35" table:number-columns-repeated="2"/>
          <table:table-cell table:style-name="ce76" table:number-columns-repeated="2"/>
          <table:table-cell table:style-name="ce113" table:formula="of:=SUM([.H96])" office:value-type="float" office:value="0.4" calcext:value-type="float">
            <text:p>0.400 </text:p>
          </table:table-cell>
          <table:table-cell table:style-name="ce113" table:formula="of:=SUM([.I96])" office:value-type="float" office:value="0.4" calcext:value-type="float">
            <text:p>0.400 </text:p>
          </table:table-cell>
          <table:table-cell table:style-name="ce129" table:formula="of:=[.L95]/[.I95]" office:value-type="percentage" office:value="0" calcext:value-type="percentage">
            <text:p>0%</text:p>
          </table:table-cell>
          <table:table-cell table:style-name="ce113" table:formula="of:=SUM([.K96])" office:value-type="float" office:value="0" calcext:value-type="float">
            <text:p>0.000 </text:p>
          </table:table-cell>
          <table:table-cell table:style-name="ce113" table:formula="of:=SUM([.L96])" office:value-type="float" office:value="0" calcext:value-type="float">
            <text:p>0.000 </text:p>
          </table:table-cell>
          <table:table-cell table:style-name="ce163" table:formula="of:=IFERROR(([.L95]/[.K95])*100;0)" office:value-type="float" office:value="0" calcext:value-type="float">
            <text:p>0.00 </text:p>
          </table:table-cell>
          <table:table-cell table:style-name="ce190" table:formula="of:=MIN([.N96:.N98])" office:value-type="date" office:date-value="2015-07-20" calcext:value-type="date">
            <text:p>2015-07-20</text:p>
          </table:table-cell>
          <table:table-cell table:style-name="ce190" table:formula="of:=MAX([.O96:.O98])" office:value-type="date" office:date-value="2015-10-25" calcext:value-type="date">
            <text:p>2015-10-25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2"/>
          <table:table-cell table:style-name="ce262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7"/>
          <table:table-cell table:style-name="ce430"/>
          <table:table-cell table:style-name="ce297"/>
          <table:table-cell table:style-name="ce459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워크숍</text:p>
          </table:table-cell>
          <table:table-cell table:style-name="ce35"/>
          <table:table-cell table:style-name="ce76" table:number-columns-repeated="2"/>
          <table:table-cell table:style-name="ce113" table:formula="of:=SUM([.H97:.H98])" office:value-type="float" office:value="0.4" calcext:value-type="float">
            <text:p>0.400 </text:p>
          </table:table-cell>
          <table:table-cell table:style-name="ce113" table:formula="of:=SUM([.I97:.I98])" office:value-type="float" office:value="0.4" calcext:value-type="float">
            <text:p>0.400 </text:p>
          </table:table-cell>
          <table:table-cell table:style-name="ce129" table:formula="of:=[.L96]/[.I96]" office:value-type="percentage" office:value="0" calcext:value-type="percentage">
            <text:p>0%</text:p>
          </table:table-cell>
          <table:table-cell table:style-name="ce113" table:formula="of:=SUM([.K97:.K98])" office:value-type="float" office:value="0" calcext:value-type="float">
            <text:p>0.000 </text:p>
          </table:table-cell>
          <table:table-cell table:style-name="ce113" table:formula="of:=SUM([.L97:.L98])" office:value-type="float" office:value="0" calcext:value-type="float">
            <text:p>0.000 </text:p>
          </table:table-cell>
          <table:table-cell table:style-name="ce163" table:formula="of:=IFERROR(([.L96]/[.K96])*100;0)" office:value-type="float" office:value="0" calcext:value-type="float">
            <text:p>0.00 </text:p>
          </table:table-cell>
          <table:table-cell table:style-name="ce190" table:formula="of:=MIN([.N97:.N98])" office:value-type="date" office:date-value="2015-07-20" calcext:value-type="date">
            <text:p>2015-07-20</text:p>
          </table:table-cell>
          <table:table-cell table:style-name="ce190" table:formula="of:=MAX([.O97:.O98])" office:value-type="date" office:date-value="2015-10-25" calcext:value-type="date">
            <text:p>2015-10-25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2"/>
          <table:table-cell table:style-name="ce262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7"/>
          <table:table-cell table:style-name="ce430"/>
          <table:table-cell table:style-name="ce297"/>
          <table:table-cell table:style-name="ce459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13">워크숍</text:span><text:span text:style-name="T14">1</text:span><text:span text:style-name="T15">차</text:span></text:p>
          </table:table-cell>
          <table:table-cell table:style-name="ce75" table:number-columns-repeated="2"/>
          <table:table-cell table:number-columns-repeated="2" table:style-name="ce112" office:value-type="float" office:value="0.2" calcext:value-type="float">
            <text:p>0.2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97];0;IF(AND([.N97]&lt;=[.$C$2];[.O97]&gt;=[.$C$2]);[.I97]*(DAYS360([.N97];[.$C$2]+1)/(VALUE([.O97])-VALUE([.N97])+1));[.I97]))" office:value-type="float" office:value="0" calcext:value-type="float">
            <text:p>0.000 </text:p>
          </table:table-cell>
          <table:table-cell table:style-name="ce145" table:formula="of:=[.J97]*[.I97]" office:value-type="float" office:value="0" calcext:value-type="float">
            <text:p>0.000 </text:p>
          </table:table-cell>
          <table:table-cell table:style-name="ce161" table:formula="of:=IF([.J97]=1;&quot;종료&quot;;IF(AND([.J97]=0;[.$C$2]&lt;[.N97]);&quot;&quot;;IF(AND([.J97]=0;[.$C$2]&gt;[.O97]);&quot;지연&quot;;IF(AND([.O97]&lt;[.$C$2];[.J97]&lt;&gt;100);&quot;지연&quot;;&quot;진행&quot;))))">
            <text:p/>
          </table:table-cell>
          <table:table-cell table:style-name="ce189" office:value-type="date" office:date-value="2015-07-20" calcext:value-type="date">
            <text:p>2015-07-20</text:p>
          </table:table-cell>
          <table:table-cell table:style-name="ce189" office:value-type="date" office:date-value="2015-07-26" calcext:value-type="date">
            <text:p>2015-07-26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2"/>
          <table:table-cell table:style-name="ce351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13">워크숍</text:span><text:span text:style-name="T14">2</text:span><text:span text:style-name="T15">차</text:span></text:p>
          </table:table-cell>
          <table:table-cell table:style-name="ce75" table:number-columns-repeated="2"/>
          <table:table-cell table:number-columns-repeated="2" table:style-name="ce112" office:value-type="float" office:value="0.2" calcext:value-type="float">
            <text:p>0.2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98];0;IF(AND([.N98]&lt;=[.$C$2];[.O98]&gt;=[.$C$2]);[.I98]*(DAYS360([.N98];[.$C$2]+1)/(VALUE([.O98])-VALUE([.N98])+1));[.I98]))" office:value-type="float" office:value="0" calcext:value-type="float">
            <text:p>0.000 </text:p>
          </table:table-cell>
          <table:table-cell table:style-name="ce145" table:formula="of:=[.J98]*[.I98]" office:value-type="float" office:value="0" calcext:value-type="float">
            <text:p>0.000 </text:p>
          </table:table-cell>
          <table:table-cell table:style-name="ce161" table:formula="of:=IF([.J98]=1;&quot;종료&quot;;IF(AND([.J98]=0;[.$C$2]&lt;[.N98]);&quot;&quot;;IF(AND([.J98]=0;[.$C$2]&gt;[.O98]);&quot;지연&quot;;IF(AND([.O98]&lt;[.$C$2];[.J98]&lt;&gt;100);&quot;지연&quot;;&quot;진행&quot;))))">
            <text:p/>
          </table:table-cell>
          <table:table-cell table:style-name="ce189" office:value-type="date" office:date-value="2015-10-19" calcext:value-type="date">
            <text:p>2015-10-19</text:p>
          </table:table-cell>
          <table:table-cell table:style-name="ce189" office:value-type="date" office:date-value="2015-10-25" calcext:value-type="date">
            <text:p>2015-10-25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/>
          <table:table-cell table:style-name="ce351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 office:value-type="string" calcext:value-type="string">
            <text:p>도입솔루션</text:p>
          </table:table-cell>
          <table:table-cell table:style-name="ce35" table:number-columns-repeated="2"/>
          <table:table-cell table:style-name="ce76" table:number-columns-repeated="2"/>
          <table:table-cell table:style-name="ce113" table:formula="of:=SUM([.H100];[.H106])" office:value-type="float" office:value="0.025" calcext:value-type="float">
            <text:p>0.025 </text:p>
          </table:table-cell>
          <table:table-cell table:style-name="ce113" table:formula="of:=SUM([.I100];[.I106])" office:value-type="float" office:value="0.025" calcext:value-type="float">
            <text:p>0.025 </text:p>
          </table:table-cell>
          <table:table-cell table:style-name="ce129" table:formula="of:=[.L99]/[.I99]" office:value-type="percentage" office:value="0" calcext:value-type="percentage">
            <text:p>0%</text:p>
          </table:table-cell>
          <table:table-cell table:style-name="ce113" table:formula="of:=SUM([.K100];[.K106])" office:value-type="float" office:value="0" calcext:value-type="float">
            <text:p>0.000 </text:p>
          </table:table-cell>
          <table:table-cell table:style-name="ce113" table:formula="of:=SUM([.L100];[.L106])" office:value-type="float" office:value="0" calcext:value-type="float">
            <text:p>0.000 </text:p>
          </table:table-cell>
          <table:table-cell table:style-name="ce163" table:formula="of:=IFERROR(([.L99]/[.K99])*100;0)" office:value-type="float" office:value="0" calcext:value-type="float">
            <text:p>0.00 </text:p>
          </table:table-cell>
          <table:table-cell table:style-name="ce190" table:formula="of:=MIN([.N100:.N111])" office:value-type="date" office:date-value="2015-07-01" calcext:value-type="date">
            <text:p>2015-07-01</text:p>
          </table:table-cell>
          <table:table-cell table:style-name="ce190" table:formula="of:=MAX([.O100:.O111])" office:value-type="date" office:date-value="2015-11-17" calcext:value-type="date">
            <text:p>2015-11-17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324"/>
          <table:table-cell table:style-name="ce262" table:number-columns-repeated="3"/>
          <table:table-cell table:style-name="ce362"/>
          <table:table-cell table:style-name="ce387"/>
          <table:table-cell table:style-name="ce262" table:number-columns-repeated="2"/>
          <table:table-cell table:style-name="ce299"/>
          <table:table-cell table:style-name="ce431"/>
          <table:table-cell table:style-name="ce299"/>
          <table:table-cell table:style-name="ce460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35" office:value-type="string" calcext:value-type="string">
            <text:p><text:span text:style-name="T10">도입</text:span><text:span text:style-name="T11">.</text:span><text:span text:style-name="T12">착수</text:span></text:p>
          </table:table-cell>
          <table:table-cell table:style-name="ce35"/>
          <table:table-cell table:style-name="ce76" table:number-columns-repeated="2"/>
          <table:table-cell table:style-name="ce113" table:formula="of:=SUM([.H101:.H105])" office:value-type="float" office:value="0.01" calcext:value-type="float">
            <text:p>0.010 </text:p>
          </table:table-cell>
          <table:table-cell table:style-name="ce113" table:formula="of:=SUM([.I101:.I105])" office:value-type="float" office:value="0.01" calcext:value-type="float">
            <text:p>0.010 </text:p>
          </table:table-cell>
          <table:table-cell table:style-name="ce129" table:formula="of:=[.L100]/[.I100]" office:value-type="percentage" office:value="0" calcext:value-type="percentage">
            <text:p>0%</text:p>
          </table:table-cell>
          <table:table-cell table:style-name="ce113" table:formula="of:=SUM([.K101:.K105])" office:value-type="float" office:value="0" calcext:value-type="float">
            <text:p>0.000 </text:p>
          </table:table-cell>
          <table:table-cell table:style-name="ce113" table:formula="of:=SUM([.L101:.L105])" office:value-type="float" office:value="0" calcext:value-type="float">
            <text:p>0.000 </text:p>
          </table:table-cell>
          <table:table-cell table:style-name="ce163" table:formula="of:=IFERROR(([.L100]/[.K100])*100;0)" office:value-type="float" office:value="0" calcext:value-type="float">
            <text:p>0.00 </text:p>
          </table:table-cell>
          <table:table-cell table:style-name="ce190" table:formula="of:=MIN([.N101:.N105])" office:value-type="date" office:date-value="2015-07-01" calcext:value-type="date">
            <text:p>2015-07-01</text:p>
          </table:table-cell>
          <table:table-cell table:style-name="ce190" table:formula="of:=MAX([.O101:.O105])" office:value-type="date" office:date-value="2015-07-02" calcext:value-type="date">
            <text:p>2015-07-02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4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430"/>
          <table:table-cell table:style-name="ce297"/>
          <table:table-cell table:style-name="ce459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33" office:value-type="string" calcext:value-type="string">
            <text:p><text:span text:style-name="T4">웹정보수집기</text:span><text:span text:style-name="T5">(I-Spider4)</text:span></text:p>
          </table:table-cell>
          <table:table-cell table:style-name="ce75" table:number-columns-repeated="2"/>
          <table:table-cell table:number-columns-repeated="2" table:style-name="ce112" office:value-type="float" office:value="0.002" calcext:value-type="float">
            <text:p>0.002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01];0;IF(AND([.N101]&lt;=[.$C$2];[.O101]&gt;=[.$C$2]);[.I101]*(DAYS360([.N101];[.$C$2]+1)/(VALUE([.O101])-VALUE([.N101])+1));[.I101]))" office:value-type="float" office:value="0" calcext:value-type="float">
            <text:p>0.000 </text:p>
          </table:table-cell>
          <table:table-cell table:style-name="ce145" table:formula="of:=[.J101]*[.I101]" office:value-type="float" office:value="0" calcext:value-type="float">
            <text:p>0.000 </text:p>
          </table:table-cell>
          <table:table-cell table:style-name="ce161" table:formula="of:=IF([.J101]=1;&quot;종료&quot;;IF(AND([.J101]=0;[.$C$2]&lt;[.N101]);&quot;&quot;;IF(AND([.J101]=0;[.$C$2]&gt;[.O101]);&quot;지연&quot;;IF(AND([.O101]&lt;[.$C$2];[.J101]&lt;&gt;100);&quot;지연&quot;;&quot;진행&quot;))))">
            <text:p/>
          </table:table-cell>
          <table:table-cell table:style-name="ce189" office:value-type="date" office:date-value="2015-07-01" calcext:value-type="date">
            <text:p>2015-07-01</text:p>
          </table:table-cell>
          <table:table-cell table:style-name="ce189" office:value-type="date" office:date-value="2015-07-02" calcext:value-type="date">
            <text:p>2015-07-02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7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4">통합검색엔진</text:span><text:span text:style-name="T5">(Mariner4)</text:span></text:p>
          </table:table-cell>
          <table:table-cell table:style-name="ce75" table:number-columns-repeated="2"/>
          <table:table-cell table:number-columns-repeated="2" table:style-name="ce112" office:value-type="float" office:value="0.002" calcext:value-type="float">
            <text:p>0.002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02];0;IF(AND([.N102]&lt;=[.$C$2];[.O102]&gt;=[.$C$2]);[.I102]*(DAYS360([.N102];[.$C$2]+1)/(VALUE([.O102])-VALUE([.N102])+1));[.I102]))" office:value-type="float" office:value="0" calcext:value-type="float">
            <text:p>0.000 </text:p>
          </table:table-cell>
          <table:table-cell table:style-name="ce145" table:formula="of:=[.J102]*[.I102]" office:value-type="float" office:value="0" calcext:value-type="float">
            <text:p>0.000 </text:p>
          </table:table-cell>
          <table:table-cell table:style-name="ce161" table:formula="of:=IF([.J102]=1;&quot;종료&quot;;IF(AND([.J102]=0;[.$C$2]&lt;[.N102]);&quot;&quot;;IF(AND([.J102]=0;[.$C$2]&gt;[.O102]);&quot;지연&quot;;IF(AND([.O102]&lt;[.$C$2];[.J102]&lt;&gt;100);&quot;지연&quot;;&quot;진행&quot;))))">
            <text:p/>
          </table:table-cell>
          <table:table-cell table:style-name="ce189" office:value-type="date" office:date-value="2015-07-01" calcext:value-type="date">
            <text:p>2015-07-01</text:p>
          </table:table-cell>
          <table:table-cell table:style-name="ce189" office:value-type="date" office:date-value="2015-07-02" calcext:value-type="date">
            <text:p>2015-07-02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7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4">자동분류기</text:span><text:span text:style-name="T5">(DQCAT)</text:span></text:p>
          </table:table-cell>
          <table:table-cell table:style-name="ce75" table:number-columns-repeated="2"/>
          <table:table-cell table:number-columns-repeated="2" table:style-name="ce112" office:value-type="float" office:value="0.002" calcext:value-type="float">
            <text:p>0.002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03];0;IF(AND([.N103]&lt;=[.$C$2];[.O103]&gt;=[.$C$2]);[.I103]*(DAYS360([.N103];[.$C$2]+1)/(VALUE([.O103])-VALUE([.N103])+1));[.I103]))" office:value-type="float" office:value="0" calcext:value-type="float">
            <text:p>0.000 </text:p>
          </table:table-cell>
          <table:table-cell table:style-name="ce145" table:formula="of:=[.J103]*[.I103]" office:value-type="float" office:value="0" calcext:value-type="float">
            <text:p>0.000 </text:p>
          </table:table-cell>
          <table:table-cell table:style-name="ce161" table:formula="of:=IF([.J103]=1;&quot;종료&quot;;IF(AND([.J103]=0;[.$C$2]&lt;[.N103]);&quot;&quot;;IF(AND([.J103]=0;[.$C$2]&gt;[.O103]);&quot;지연&quot;;IF(AND([.O103]&lt;[.$C$2];[.J103]&lt;&gt;100);&quot;지연&quot;;&quot;진행&quot;))))">
            <text:p/>
          </table:table-cell>
          <table:table-cell table:style-name="ce189" office:value-type="date" office:date-value="2015-07-01" calcext:value-type="date">
            <text:p>2015-07-01</text:p>
          </table:table-cell>
          <table:table-cell table:style-name="ce189" office:value-type="date" office:date-value="2015-07-02" calcext:value-type="date">
            <text:p>2015-07-02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7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4">연관도분석기</text:span><text:span text:style-name="T5">(DRAMA)</text:span></text:p>
          </table:table-cell>
          <table:table-cell table:style-name="ce75" table:number-columns-repeated="2"/>
          <table:table-cell table:number-columns-repeated="2" table:style-name="ce112" office:value-type="float" office:value="0.002" calcext:value-type="float">
            <text:p>0.002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04];0;IF(AND([.N104]&lt;=[.$C$2];[.O104]&gt;=[.$C$2]);[.I104]*(DAYS360([.N104];[.$C$2]+1)/(VALUE([.O104])-VALUE([.N104])+1));[.I104]))" office:value-type="float" office:value="0" calcext:value-type="float">
            <text:p>0.000 </text:p>
          </table:table-cell>
          <table:table-cell table:style-name="ce145" table:formula="of:=[.J104]*[.I104]" office:value-type="float" office:value="0" calcext:value-type="float">
            <text:p>0.000 </text:p>
          </table:table-cell>
          <table:table-cell table:style-name="ce161" table:formula="of:=IF([.J104]=1;&quot;종료&quot;;IF(AND([.J104]=0;[.$C$2]&lt;[.N104]);&quot;&quot;;IF(AND([.J104]=0;[.$C$2]&gt;[.O104]);&quot;지연&quot;;IF(AND([.O104]&lt;[.$C$2];[.J104]&lt;&gt;100);&quot;지연&quot;;&quot;진행&quot;))))">
            <text:p/>
          </table:table-cell>
          <table:table-cell table:style-name="ce189" office:value-type="date" office:date-value="2015-07-01" calcext:value-type="date">
            <text:p>2015-07-01</text:p>
          </table:table-cell>
          <table:table-cell table:style-name="ce189" office:value-type="date" office:date-value="2015-07-02" calcext:value-type="date">
            <text:p>2015-07-02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7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4">빅데이터플랫폼</text:span><text:span text:style-name="T5">(Flamingo2.0)</text:span></text:p>
          </table:table-cell>
          <table:table-cell table:style-name="ce75" table:number-columns-repeated="2"/>
          <table:table-cell table:number-columns-repeated="2" table:style-name="ce112" office:value-type="float" office:value="0.002" calcext:value-type="float">
            <text:p>0.002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05];0;IF(AND([.N105]&lt;=[.$C$2];[.O105]&gt;=[.$C$2]);[.I105]*(DAYS360([.N105];[.$C$2]+1)/(VALUE([.O105])-VALUE([.N105])+1));[.I105]))" office:value-type="float" office:value="0" calcext:value-type="float">
            <text:p>0.000 </text:p>
          </table:table-cell>
          <table:table-cell table:style-name="ce145" table:formula="of:=[.J105]*[.I105]" office:value-type="float" office:value="0" calcext:value-type="float">
            <text:p>0.000 </text:p>
          </table:table-cell>
          <table:table-cell table:style-name="ce161" table:formula="of:=IF([.J105]=1;&quot;종료&quot;;IF(AND([.J105]=0;[.$C$2]&lt;[.N105]);&quot;&quot;;IF(AND([.J105]=0;[.$C$2]&gt;[.O105]);&quot;지연&quot;;IF(AND([.O105]&lt;[.$C$2];[.J105]&lt;&gt;100);&quot;지연&quot;;&quot;진행&quot;))))">
            <text:p/>
          </table:table-cell>
          <table:table-cell table:style-name="ce189" office:value-type="date" office:date-value="2015-07-01" calcext:value-type="date">
            <text:p>2015-07-01</text:p>
          </table:table-cell>
          <table:table-cell table:style-name="ce189" office:value-type="date" office:date-value="2015-07-02" calcext:value-type="date">
            <text:p>2015-07-02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7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/>
          <table:table-cell table:style-name="ce44" office:value-type="string" calcext:value-type="string">
            <text:p>License</text:p>
          </table:table-cell>
          <table:table-cell table:style-name="ce35"/>
          <table:table-cell table:style-name="ce76" table:number-columns-repeated="2"/>
          <table:table-cell table:style-name="ce113" table:formula="of:=SUM([.H107:.H111])" office:value-type="float" office:value="0.015" calcext:value-type="float">
            <text:p>0.015 </text:p>
          </table:table-cell>
          <table:table-cell table:style-name="ce113" table:formula="of:=SUM([.I107:.I111])" office:value-type="float" office:value="0.015" calcext:value-type="float">
            <text:p>0.015 </text:p>
          </table:table-cell>
          <table:table-cell table:style-name="ce129" table:formula="of:=[.L106]/[.I106]" office:value-type="percentage" office:value="0" calcext:value-type="percentage">
            <text:p>0%</text:p>
          </table:table-cell>
          <table:table-cell table:style-name="ce113" table:formula="of:=SUM([.K107:.K111])" office:value-type="float" office:value="0" calcext:value-type="float">
            <text:p>0.000 </text:p>
          </table:table-cell>
          <table:table-cell table:style-name="ce146" table:formula="of:=SUM([.L107:.L111])" office:value-type="float" office:value="0" calcext:value-type="float">
            <text:p>0.000 </text:p>
          </table:table-cell>
          <table:table-cell table:style-name="ce163" table:formula="of:=IFERROR(([.L106]/[.K106])*100;0)" office:value-type="float" office:value="0" calcext:value-type="float">
            <text:p>0.00 </text:p>
          </table:table-cell>
          <table:table-cell table:style-name="ce190" table:formula="of:=MIN([.N107:.N111])" office:value-type="date" office:date-value="2015-11-16" calcext:value-type="date">
            <text:p>2015-11-16</text:p>
          </table:table-cell>
          <table:table-cell table:style-name="ce190" table:formula="of:=MAX([.O107:.O111])" office:value-type="date" office:date-value="2015-11-17" calcext:value-type="date">
            <text:p>2015-11-17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430"/>
          <table:table-cell table:style-name="ce297"/>
          <table:table-cell table:style-name="ce459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/>
          <table:table-cell table:style-name="ce33" office:value-type="string" calcext:value-type="string">
            <text:p><text:span text:style-name="T4">웹정보수집기</text:span><text:span text:style-name="T5">(I-Spider4)</text:span></text:p>
          </table:table-cell>
          <table:table-cell table:style-name="ce75" table:number-columns-repeated="2"/>
          <table:table-cell table:number-columns-repeated="2" table:style-name="ce112" office:value-type="float" office:value="0.003" calcext:value-type="float">
            <text:p>0.003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07];0;IF(AND([.N107]&lt;=[.$C$2];[.O107]&gt;=[.$C$2]);[.I107]*(DAYS360([.N107];[.$C$2]+1)/(VALUE([.O107])-VALUE([.N107])+1));[.I107]))" office:value-type="float" office:value="0" calcext:value-type="float">
            <text:p>0.000 </text:p>
          </table:table-cell>
          <table:table-cell table:style-name="ce145" table:formula="of:=[.J107]*[.I107]" office:value-type="float" office:value="0" calcext:value-type="float">
            <text:p>0.000 </text:p>
          </table:table-cell>
          <table:table-cell table:style-name="ce161" table:formula="of:=IF([.J107]=1;&quot;종료&quot;;IF(AND([.J107]=0;[.$C$2]&lt;[.N107]);&quot;&quot;;IF(AND([.J107]=0;[.$C$2]&gt;[.O107]);&quot;지연&quot;;IF(AND([.O107]&lt;[.$C$2];[.J107]&lt;&gt;100);&quot;지연&quot;;&quot;진행&quot;))))">
            <text:p/>
          </table:table-cell>
          <table:table-cell table:style-name="ce189" office:value-type="date" office:date-value="2015-11-16" calcext:value-type="date">
            <text:p>2015-11-16</text:p>
          </table:table-cell>
          <table:table-cell table:style-name="ce189" office:value-type="date" office:date-value="2015-11-17" calcext:value-type="date">
            <text:p>2015-11-17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4">통합검색엔진</text:span><text:span text:style-name="T5">(Mariner4)</text:span></text:p>
          </table:table-cell>
          <table:table-cell table:style-name="ce75" table:number-columns-repeated="2"/>
          <table:table-cell table:number-columns-repeated="2" table:style-name="ce112" office:value-type="float" office:value="0.003" calcext:value-type="float">
            <text:p>0.003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08];0;IF(AND([.N108]&lt;=[.$C$2];[.O108]&gt;=[.$C$2]);[.I108]*(DAYS360([.N108];[.$C$2]+1)/(VALUE([.O108])-VALUE([.N108])+1));[.I108]))" office:value-type="float" office:value="0" calcext:value-type="float">
            <text:p>0.000 </text:p>
          </table:table-cell>
          <table:table-cell table:style-name="ce145" table:formula="of:=[.J108]*[.I108]" office:value-type="float" office:value="0" calcext:value-type="float">
            <text:p>0.000 </text:p>
          </table:table-cell>
          <table:table-cell table:style-name="ce161" table:formula="of:=IF([.J108]=1;&quot;종료&quot;;IF(AND([.J108]=0;[.$C$2]&lt;[.N108]);&quot;&quot;;IF(AND([.J108]=0;[.$C$2]&gt;[.O108]);&quot;지연&quot;;IF(AND([.O108]&lt;[.$C$2];[.J108]&lt;&gt;100);&quot;지연&quot;;&quot;진행&quot;))))">
            <text:p/>
          </table:table-cell>
          <table:table-cell table:style-name="ce189" office:value-type="date" office:date-value="2015-11-16" calcext:value-type="date">
            <text:p>2015-11-16</text:p>
          </table:table-cell>
          <table:table-cell table:style-name="ce189" office:value-type="date" office:date-value="2015-11-17" calcext:value-type="date">
            <text:p>2015-11-17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4">자동분류기</text:span><text:span text:style-name="T5">(DQCAT)</text:span></text:p>
          </table:table-cell>
          <table:table-cell table:style-name="ce75" table:number-columns-repeated="2"/>
          <table:table-cell table:number-columns-repeated="2" table:style-name="ce112" office:value-type="float" office:value="0.003" calcext:value-type="float">
            <text:p>0.003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09];0;IF(AND([.N109]&lt;=[.$C$2];[.O109]&gt;=[.$C$2]);[.I109]*(DAYS360([.N109];[.$C$2]+1)/(VALUE([.O109])-VALUE([.N109])+1));[.I109]))" office:value-type="float" office:value="0" calcext:value-type="float">
            <text:p>0.000 </text:p>
          </table:table-cell>
          <table:table-cell table:style-name="ce145" table:formula="of:=[.J109]*[.I109]" office:value-type="float" office:value="0" calcext:value-type="float">
            <text:p>0.000 </text:p>
          </table:table-cell>
          <table:table-cell table:style-name="ce161" table:formula="of:=IF([.J109]=1;&quot;종료&quot;;IF(AND([.J109]=0;[.$C$2]&lt;[.N109]);&quot;&quot;;IF(AND([.J109]=0;[.$C$2]&gt;[.O109]);&quot;지연&quot;;IF(AND([.O109]&lt;[.$C$2];[.J109]&lt;&gt;100);&quot;지연&quot;;&quot;진행&quot;))))">
            <text:p/>
          </table:table-cell>
          <table:table-cell table:style-name="ce189" office:value-type="date" office:date-value="2015-11-16" calcext:value-type="date">
            <text:p>2015-11-16</text:p>
          </table:table-cell>
          <table:table-cell table:style-name="ce189" office:value-type="date" office:date-value="2015-11-17" calcext:value-type="date">
            <text:p>2015-11-17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4">연관도분석기</text:span><text:span text:style-name="T5">(DRAMA)</text:span></text:p>
          </table:table-cell>
          <table:table-cell table:style-name="ce75" table:number-columns-repeated="2"/>
          <table:table-cell table:number-columns-repeated="2" table:style-name="ce112" office:value-type="float" office:value="0.003" calcext:value-type="float">
            <text:p>0.003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10];0;IF(AND([.N110]&lt;=[.$C$2];[.O110]&gt;=[.$C$2]);[.I110]*(DAYS360([.N110];[.$C$2]+1)/(VALUE([.O110])-VALUE([.N110])+1));[.I110]))" office:value-type="float" office:value="0" calcext:value-type="float">
            <text:p>0.000 </text:p>
          </table:table-cell>
          <table:table-cell table:style-name="ce145" table:formula="of:=[.J110]*[.I110]" office:value-type="float" office:value="0" calcext:value-type="float">
            <text:p>0.000 </text:p>
          </table:table-cell>
          <table:table-cell table:style-name="ce161" table:formula="of:=IF([.J110]=1;&quot;종료&quot;;IF(AND([.J110]=0;[.$C$2]&lt;[.N110]);&quot;&quot;;IF(AND([.J110]=0;[.$C$2]&gt;[.O110]);&quot;지연&quot;;IF(AND([.O110]&lt;[.$C$2];[.J110]&lt;&gt;100);&quot;지연&quot;;&quot;진행&quot;))))">
            <text:p/>
          </table:table-cell>
          <table:table-cell table:style-name="ce189" office:value-type="date" office:date-value="2015-11-16" calcext:value-type="date">
            <text:p>2015-11-16</text:p>
          </table:table-cell>
          <table:table-cell table:style-name="ce189" office:value-type="date" office:date-value="2015-11-17" calcext:value-type="date">
            <text:p>2015-11-17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 table:number-columns-repeated="2"/>
          <table:table-cell table:style-name="ce33" office:value-type="string" calcext:value-type="string">
            <text:p><text:span text:style-name="T4">빅데이터플랫폼</text:span><text:span text:style-name="T5">(Flamingo2.0)</text:span></text:p>
          </table:table-cell>
          <table:table-cell table:style-name="ce75" table:number-columns-repeated="2"/>
          <table:table-cell table:number-columns-repeated="2" table:style-name="ce112" office:value-type="float" office:value="0.003" calcext:value-type="float">
            <text:p>0.003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11];0;IF(AND([.N111]&lt;=[.$C$2];[.O111]&gt;=[.$C$2]);[.I111]*(DAYS360([.N111];[.$C$2]+1)/(VALUE([.O111])-VALUE([.N111])+1));[.I111]))" office:value-type="float" office:value="0" calcext:value-type="float">
            <text:p>0.000 </text:p>
          </table:table-cell>
          <table:table-cell table:style-name="ce145" table:formula="of:=[.J111]*[.I111]" office:value-type="float" office:value="0" calcext:value-type="float">
            <text:p>0.000 </text:p>
          </table:table-cell>
          <table:table-cell table:style-name="ce161" table:formula="of:=IF([.J111]=1;&quot;종료&quot;;IF(AND([.J111]=0;[.$C$2]&lt;[.N111]);&quot;&quot;;IF(AND([.J111]=0;[.$C$2]&gt;[.O111]);&quot;지연&quot;;IF(AND([.O111]&lt;[.$C$2];[.J111]&lt;&gt;100);&quot;지연&quot;;&quot;진행&quot;))))">
            <text:p/>
          </table:table-cell>
          <table:table-cell table:style-name="ce189" office:value-type="date" office:date-value="2015-11-16" calcext:value-type="date">
            <text:p>2015-11-16</text:p>
          </table:table-cell>
          <table:table-cell table:style-name="ce189" office:value-type="date" office:date-value="2015-11-17" calcext:value-type="date">
            <text:p>2015-11-17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5"/>
          <table:table-cell table:style-name="ce20"/>
          <table:table-cell table:style-name="ce35" office:value-type="string" calcext:value-type="string">
            <text:p>종료</text:p>
          </table:table-cell>
          <table:table-cell table:style-name="ce35" table:number-columns-repeated="2"/>
          <table:table-cell table:style-name="ce76" table:number-columns-repeated="2"/>
          <table:table-cell table:style-name="ce113" table:formula="of:=SUM([.H113:.H121])" office:value-type="float" office:value="0.44" calcext:value-type="float">
            <text:p>0.440 </text:p>
          </table:table-cell>
          <table:table-cell table:style-name="ce113" table:formula="of:=SUM([.I113:.I121])" office:value-type="float" office:value="0.44" calcext:value-type="float">
            <text:p>0.440 </text:p>
          </table:table-cell>
          <table:table-cell table:style-name="ce129" table:formula="of:=[.L112]/[.I112]" office:value-type="percentage" office:value="0" calcext:value-type="percentage">
            <text:p>0%</text:p>
          </table:table-cell>
          <table:table-cell table:style-name="ce113" table:formula="of:=SUM([.K113:.K121])" office:value-type="float" office:value="0" calcext:value-type="float">
            <text:p>0.000 </text:p>
          </table:table-cell>
          <table:table-cell table:style-name="ce146" table:formula="of:=SUM([.L113:.L121])" office:value-type="float" office:value="0" calcext:value-type="float">
            <text:p>0.000 </text:p>
          </table:table-cell>
          <table:table-cell table:style-name="ce163" table:formula="of:=IFERROR(([.L112]/[.K112])*100;0)" office:value-type="float" office:value="0" calcext:value-type="float">
            <text:p>0.00 </text:p>
          </table:table-cell>
          <table:table-cell table:style-name="ce190" table:formula="of:=MIN([.N113:.N121])" office:value-type="date" office:date-value="2015-12-19" calcext:value-type="date">
            <text:p>2015-12-19</text:p>
          </table:table-cell>
          <table:table-cell table:style-name="ce190" table:formula="of:=MAX([.O113:.O121])" office:value-type="date" office:date-value="2015-12-28" calcext:value-type="date">
            <text:p>2015-12-28</text:p>
          </table:table-cell>
          <table:table-cell table:style-name="ce216"/>
          <table:table-cell table:style-name="ce238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322"/>
          <table:table-cell table:style-name="ce265" table:number-columns-repeated="3"/>
          <table:table-cell table:style-name="ce359"/>
          <table:table-cell table:style-name="ce384"/>
          <table:table-cell table:style-name="ce265" table:number-columns-repeated="2"/>
          <table:table-cell table:style-name="ce297"/>
          <table:table-cell table:style-name="ce430"/>
          <table:table-cell table:style-name="ce297"/>
          <table:table-cell table:style-name="ce459"/>
          <table:table-cell table:style-name="ce5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 office:value-type="string" calcext:value-type="string">
            <text:p>검수준비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1" calcext:value-type="float">
            <text:p>0.10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13];0;IF(AND([.N113]&lt;=[.$C$2];[.O113]&gt;=[.$C$2]);[.I113]*(DAYS360([.N113];[.$C$2]+1)/(VALUE([.O113])-VALUE([.N113])+1));[.I113]))" office:value-type="float" office:value="0" calcext:value-type="float">
            <text:p>0.000 </text:p>
          </table:table-cell>
          <table:table-cell table:style-name="ce145" table:formula="of:=[.J113]*[.I113]" office:value-type="float" office:value="0" calcext:value-type="float">
            <text:p>0.000 </text:p>
          </table:table-cell>
          <table:table-cell table:style-name="ce161" table:formula="of:=IF([.J113]=1;&quot;종료&quot;;IF(AND([.J113]=0;[.$C$2]&lt;[.N113]);&quot;&quot;;IF(AND([.J113]=0;[.$C$2]&gt;[.O113]);&quot;지연&quot;;IF(AND([.O113]&lt;[.$C$2];[.J113]&lt;&gt;100);&quot;지연&quot;;&quot;진행&quot;))))">
            <text:p/>
          </table:table-cell>
          <table:table-cell table:style-name="ce189" office:value-type="date" office:date-value="2015-12-19" calcext:value-type="date">
            <text:p>2015-12-19</text:p>
          </table:table-cell>
          <table:table-cell table:style-name="ce189" office:value-type="date" office:date-value="2015-12-23" calcext:value-type="date">
            <text:p>2015-12-23</text:p>
          </table:table-cell>
          <table:table-cell table:style-name="ce216" office:value-type="string" calcext:value-type="string">
            <text:p>종료계획서</text:p>
          </table:table-cell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6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 office:value-type="string" calcext:value-type="string">
            <text:p>용역완료 내역 확인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14];0;IF(AND([.N114]&lt;=[.$C$2];[.O114]&gt;=[.$C$2]);[.I114]*(DAYS360([.N114];[.$C$2]+1)/(VALUE([.O114])-VALUE([.N114])+1));[.I114]))" office:value-type="float" office:value="0" calcext:value-type="float">
            <text:p>0.000 </text:p>
          </table:table-cell>
          <table:table-cell table:style-name="ce145" table:formula="of:=[.J114]*[.I114]" office:value-type="float" office:value="0" calcext:value-type="float">
            <text:p>0.000 </text:p>
          </table:table-cell>
          <table:table-cell table:style-name="ce161" table:formula="of:=IF([.J114]=1;&quot;종료&quot;;IF(AND([.J114]=0;[.$C$2]&lt;[.N114]);&quot;&quot;;IF(AND([.J114]=0;[.$C$2]&gt;[.O114]);&quot;지연&quot;;IF(AND([.O114]&lt;[.$C$2];[.J114]&lt;&gt;100);&quot;지연&quot;;&quot;진행&quot;))))">
            <text:p/>
          </table:table-cell>
          <table:table-cell table:style-name="ce189" office:value-type="date" office:date-value="2015-12-22" calcext:value-type="date">
            <text:p>2015-12-22</text:p>
          </table:table-cell>
          <table:table-cell table:style-name="ce189" office:value-type="date" office:date-value="2015-12-23" calcext:value-type="date">
            <text:p>2015-12-23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 office:value-type="string" calcext:value-type="string">
            <text:p>인수인계수행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15];0;IF(AND([.N115]&lt;=[.$C$2];[.O115]&gt;=[.$C$2]);[.I115]*(DAYS360([.N115];[.$C$2]+1)/(VALUE([.O115])-VALUE([.N115])+1));[.I115]))" office:value-type="float" office:value="0" calcext:value-type="float">
            <text:p>0.000 </text:p>
          </table:table-cell>
          <table:table-cell table:style-name="ce145" table:formula="of:=[.J115]*[.I115]" office:value-type="float" office:value="0" calcext:value-type="float">
            <text:p>0.000 </text:p>
          </table:table-cell>
          <table:table-cell table:style-name="ce161" table:formula="of:=IF([.J115]=1;&quot;종료&quot;;IF(AND([.J115]=0;[.$C$2]&lt;[.N115]);&quot;&quot;;IF(AND([.J115]=0;[.$C$2]&gt;[.O115]);&quot;지연&quot;;IF(AND([.O115]&lt;[.$C$2];[.J115]&lt;&gt;100);&quot;지연&quot;;&quot;진행&quot;))))">
            <text:p/>
          </table:table-cell>
          <table:table-cell table:style-name="ce189" office:value-type="date" office:date-value="2015-12-23" calcext:value-type="date">
            <text:p>2015-12-23</text:p>
          </table:table-cell>
          <table:table-cell table:style-name="ce189" office:value-type="date" office:date-value="2015-12-25" calcext:value-type="date">
            <text:p>2015-12-25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 office:value-type="string" calcext:value-type="string">
            <text:p>검수요청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4" calcext:value-type="float">
            <text:p>0.04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16];0;IF(AND([.N116]&lt;=[.$C$2];[.O116]&gt;=[.$C$2]);[.I116]*(DAYS360([.N116];[.$C$2]+1)/(VALUE([.O116])-VALUE([.N116])+1));[.I116]))" office:value-type="float" office:value="0" calcext:value-type="float">
            <text:p>0.000 </text:p>
          </table:table-cell>
          <table:table-cell table:style-name="ce145" table:formula="of:=[.J116]*[.I116]" office:value-type="float" office:value="0" calcext:value-type="float">
            <text:p>0.000 </text:p>
          </table:table-cell>
          <table:table-cell table:style-name="ce161" table:formula="of:=IF([.J116]=1;&quot;종료&quot;;IF(AND([.J116]=0;[.$C$2]&lt;[.N116]);&quot;&quot;;IF(AND([.J116]=0;[.$C$2]&gt;[.O116]);&quot;지연&quot;;IF(AND([.O116]&lt;[.$C$2];[.J116]&lt;&gt;100);&quot;지연&quot;;&quot;진행&quot;))))">
            <text:p/>
          </table:table-cell>
          <table:table-cell table:number-columns-repeated="2" table:style-name="ce189" office:value-type="date" office:date-value="2015-12-26" calcext:value-type="date">
            <text:p>2015-12-26</text:p>
          </table:table-cell>
          <table:table-cell table:style-name="ce216" office:value-type="string" calcext:value-type="string">
            <text:p>검수요청서</text:p>
          </table:table-cell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 office:value-type="string" calcext:value-type="string">
            <text:p>검수확인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8" calcext:value-type="float">
            <text:p>0.08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17];0;IF(AND([.N117]&lt;=[.$C$2];[.O117]&gt;=[.$C$2]);[.I117]*(DAYS360([.N117];[.$C$2]+1)/(VALUE([.O117])-VALUE([.N117])+1));[.I117]))" office:value-type="float" office:value="0" calcext:value-type="float">
            <text:p>0.000 </text:p>
          </table:table-cell>
          <table:table-cell table:style-name="ce145" table:formula="of:=[.J117]*[.I117]" office:value-type="float" office:value="0" calcext:value-type="float">
            <text:p>0.000 </text:p>
          </table:table-cell>
          <table:table-cell table:style-name="ce161" table:formula="of:=IF([.J117]=1;&quot;종료&quot;;IF(AND([.J117]=0;[.$C$2]&lt;[.N117]);&quot;&quot;;IF(AND([.J117]=0;[.$C$2]&gt;[.O117]);&quot;지연&quot;;IF(AND([.O117]&lt;[.$C$2];[.J117]&lt;&gt;100);&quot;지연&quot;;&quot;진행&quot;))))">
            <text:p/>
          </table:table-cell>
          <table:table-cell table:style-name="ce189" office:value-type="date" office:date-value="2015-12-26" calcext:value-type="date">
            <text:p>2015-12-26</text:p>
          </table:table-cell>
          <table:table-cell table:style-name="ce189" office:value-type="date" office:date-value="2015-12-28" calcext:value-type="date">
            <text:p>2015-12-28</text:p>
          </table:table-cell>
          <table:table-cell table:style-name="ce216" office:value-type="string" calcext:value-type="string">
            <text:p>검수확인서</text:p>
          </table:table-cell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 office:value-type="string" calcext:value-type="string">
            <text:p>종료처리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18];0;IF(AND([.N118]&lt;=[.$C$2];[.O118]&gt;=[.$C$2]);[.I118]*(DAYS360([.N118];[.$C$2]+1)/(VALUE([.O118])-VALUE([.N118])+1));[.I118]))" office:value-type="float" office:value="0" calcext:value-type="float">
            <text:p>0.000 </text:p>
          </table:table-cell>
          <table:table-cell table:style-name="ce145" table:formula="of:=[.J118]*[.I118]" office:value-type="float" office:value="0" calcext:value-type="float">
            <text:p>0.000 </text:p>
          </table:table-cell>
          <table:table-cell table:style-name="ce161" table:formula="of:=IF([.J118]=1;&quot;종료&quot;;IF(AND([.J118]=0;[.$C$2]&lt;[.N118]);&quot;&quot;;IF(AND([.J118]=0;[.$C$2]&gt;[.O118]);&quot;지연&quot;;IF(AND([.O118]&lt;[.$C$2];[.J118]&lt;&gt;100);&quot;지연&quot;;&quot;진행&quot;))))">
            <text:p/>
          </table:table-cell>
          <table:table-cell table:number-columns-repeated="2" table:style-name="ce189" office:value-type="date" office:date-value="2015-12-28" calcext:value-type="date">
            <text:p>2015-12-28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33" office:value-type="string" calcext:value-type="string">
            <text:p><text:span text:style-name="T4">프로젝트 평가 및 </text:span><text:span text:style-name="T5">Lessons learned</text:span>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5" calcext:value-type="float">
            <text:p>0.05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19];0;IF(AND([.N119]&lt;=[.$C$2];[.O119]&gt;=[.$C$2]);[.I119]*(DAYS360([.N119];[.$C$2]+1)/(VALUE([.O119])-VALUE([.N119])+1));[.I119]))" office:value-type="float" office:value="0" calcext:value-type="float">
            <text:p>0.000 </text:p>
          </table:table-cell>
          <table:table-cell table:style-name="ce145" table:formula="of:=[.J119]*[.I119]" office:value-type="float" office:value="0" calcext:value-type="float">
            <text:p>0.000 </text:p>
          </table:table-cell>
          <table:table-cell table:style-name="ce161" table:formula="of:=IF([.J119]=1;&quot;종료&quot;;IF(AND([.J119]=0;[.$C$2]&lt;[.N119]);&quot;&quot;;IF(AND([.J119]=0;[.$C$2]&gt;[.O119]);&quot;지연&quot;;IF(AND([.O119]&lt;[.$C$2];[.J119]&lt;&gt;100);&quot;지연&quot;;&quot;진행&quot;))))">
            <text:p/>
          </table:table-cell>
          <table:table-cell table:number-columns-repeated="2" table:style-name="ce189" office:value-type="date" office:date-value="2015-12-28" calcext:value-type="date">
            <text:p>2015-12-28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1"/>
          <table:table-cell table:style-name="ce33"/>
          <table:table-cell table:style-name="ce18" office:value-type="string" calcext:value-type="string">
            <text:p>사업비 정산</text:p>
          </table:table-cell>
          <table:table-cell table:style-name="ce33"/>
          <table:table-cell table:style-name="ce73" table:number-columns-repeated="2"/>
          <table:table-cell table:number-columns-repeated="2" table:style-name="ce112" office:value-type="float" office:value="0.01" calcext:value-type="float">
            <text:p>0.010 </text:p>
          </table:table-cell>
          <table:table-cell table:style-name="ce132" office:value-type="percentage" office:value="0" calcext:value-type="percentage">
            <text:p>0%</text:p>
          </table:table-cell>
          <table:table-cell table:style-name="ce112" table:formula="of:=IF([.$C$2]&lt;[.N120];0;IF(AND([.N120]&lt;=[.$C$2];[.O120]&gt;=[.$C$2]);[.I120]*(DAYS360([.N120];[.$C$2]+1)/(VALUE([.O120])-VALUE([.N120])+1));[.I120]))" office:value-type="float" office:value="0" calcext:value-type="float">
            <text:p>0.000 </text:p>
          </table:table-cell>
          <table:table-cell table:style-name="ce145" table:formula="of:=[.J120]*[.I120]" office:value-type="float" office:value="0" calcext:value-type="float">
            <text:p>0.000 </text:p>
          </table:table-cell>
          <table:table-cell table:style-name="ce161" table:formula="of:=IF([.J120]=1;&quot;종료&quot;;IF(AND([.J120]=0;[.$C$2]&lt;[.N120]);&quot;&quot;;IF(AND([.J120]=0;[.$C$2]&gt;[.O120]);&quot;지연&quot;;IF(AND([.O120]&lt;[.$C$2];[.J120]&lt;&gt;100);&quot;지연&quot;;&quot;진행&quot;))))">
            <text:p/>
          </table:table-cell>
          <table:table-cell table:number-columns-repeated="2" table:style-name="ce189" office:value-type="date" office:date-value="2015-12-28" calcext:value-type="date">
            <text:p>2015-12-28</text:p>
          </table:table-cell>
          <table:table-cell table:style-name="ce216"/>
          <table:table-cell table:style-name="ce236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320"/>
          <table:table-cell table:style-name="ce18" table:number-columns-repeated="3"/>
          <table:table-cell table:style-name="ce357"/>
          <table:table-cell table:style-name="ce382"/>
          <table:table-cell table:style-name="ce18" table:number-columns-repeated="2"/>
          <table:table-cell table:style-name="ce295"/>
          <table:table-cell table:style-name="ce428"/>
          <table:table-cell table:style-name="ce295"/>
          <table:table-cell table:style-name="ce457"/>
          <table:table-cell table:style-name="ce3" table:number-columns-repeated="975"/>
          <table:table-cell table:number-columns-repeated="8"/>
        </table:table-row>
        <table:table-row table:style-name="ro4" table:visibility="collapse">
          <table:table-cell table:style-name="ce6"/>
          <table:table-cell table:style-name="ce22"/>
          <table:table-cell table:style-name="ce36"/>
          <table:table-cell table:style-name="ce45" office:value-type="string" calcext:value-type="string">
            <text:p><text:span text:style-name="T13">자원반납</text:span><text:span text:style-name="T14">.</text:span><text:span text:style-name="T15">팀 해체</text:span></text:p>
          </table:table-cell>
          <table:table-cell table:style-name="ce36"/>
          <table:table-cell table:style-name="ce77" table:number-columns-repeated="2"/>
          <table:table-cell table:number-columns-repeated="2" table:style-name="ce114" office:value-type="float" office:value="0.01" calcext:value-type="float">
            <text:p>0.010 </text:p>
          </table:table-cell>
          <table:table-cell table:style-name="ce133" office:value-type="percentage" office:value="0" calcext:value-type="percentage">
            <text:p>0%</text:p>
          </table:table-cell>
          <table:table-cell table:style-name="ce114" table:formula="of:=IF([.$C$2]&lt;[.N121];0;IF(AND([.N121]&lt;=[.$C$2];[.O121]&gt;=[.$C$2]);[.I121]*(DAYS360([.N121];[.$C$2]+1)/(VALUE([.O121])-VALUE([.N121])+1));[.I121]))" office:value-type="float" office:value="0" calcext:value-type="float">
            <text:p>0.000 </text:p>
          </table:table-cell>
          <table:table-cell table:style-name="ce147" table:formula="of:=[.J121]*[.I121]" office:value-type="float" office:value="0" calcext:value-type="float">
            <text:p>0.000 </text:p>
          </table:table-cell>
          <table:table-cell table:style-name="ce167" table:formula="of:=IF([.J121]=1;&quot;종료&quot;;IF(AND([.J121]=0;[.$C$2]&lt;[.N121]);&quot;&quot;;IF(AND([.J121]=0;[.$C$2]&gt;[.O121]);&quot;지연&quot;;IF(AND([.O121]&lt;[.$C$2];[.J121]&lt;&gt;100);&quot;지연&quot;;&quot;진행&quot;))))">
            <text:p/>
          </table:table-cell>
          <table:table-cell table:number-columns-repeated="2" table:style-name="ce191" office:value-type="date" office:date-value="2015-12-28" calcext:value-type="date">
            <text:p>2015-12-28</text:p>
          </table:table-cell>
          <table:table-cell table:style-name="ce217"/>
          <table:table-cell table:style-name="ce239"/>
          <table:table-cell table:style-name="ce45" table:number-columns-repeated="2"/>
          <table:table-cell table:style-name="ce302"/>
          <table:table-cell table:style-name="ce328"/>
          <table:table-cell table:style-name="ce45" table:number-columns-repeated="3"/>
          <table:table-cell table:style-name="ce364"/>
          <table:table-cell table:style-name="ce389"/>
          <table:table-cell table:style-name="ce45" table:number-columns-repeated="2"/>
          <table:table-cell table:style-name="ce302"/>
          <table:table-cell table:style-name="ce328"/>
          <table:table-cell table:style-name="ce45" table:number-columns-repeated="3"/>
          <table:table-cell table:style-name="ce364"/>
          <table:table-cell table:style-name="ce389"/>
          <table:table-cell table:style-name="ce45" table:number-columns-repeated="2"/>
          <table:table-cell table:style-name="ce302"/>
          <table:table-cell table:style-name="ce435"/>
          <table:table-cell table:style-name="ce302"/>
          <table:table-cell table:style-name="ce464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8"/>
          <table:table-cell table:style-name="ce23" office:value-type="string" calcext:value-type="string" table:number-columns-spanned="4" table:number-rows-spanned="1">
            <text:p>병원관리시스템</text:p>
          </table:table-cell>
          <table:covered-table-cell table:number-columns-repeated="3" table:style-name="ce37"/>
          <table:table-cell table:style-name="ce78" table:number-columns-repeated="2"/>
          <table:table-cell table:style-name="ce115" table:number-columns-repeated="2"/>
          <table:table-cell table:style-name="ce134"/>
          <table:table-cell table:style-name="ce115" table:number-columns-repeated="2"/>
          <table:table-cell table:style-name="ce168"/>
          <table:table-cell table:style-name="ce192" table:number-columns-repeated="2"/>
          <table:table-cell table:style-name="ce218"/>
          <table:table-cell table:style-name="ce240" office:value-type="string" calcext:value-type="string" table:number-columns-spanned="25" table:number-rows-spanned="1">
            <text:p><text:span text:style-name="T34">프로젝트</text:span></text:p>
            <text:p><text:span text:style-name="T34">2018.27~2018.104</text:span></text:p>
          </table:table-cell>
          <table:covered-table-cell table:style-name="ce266"/>
          <table:covered-table-cell table:number-columns-repeated="20" table:style-name="ce279"/>
          <table:covered-table-cell table:style-name="ce436"/>
          <table:covered-table-cell table:style-name="ce279"/>
          <table:covered-table-cell table:style-name="ce465"/>
          <table:table-cell table:style-name="ce8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4"/>
          <table:table-cell table:style-name="ce38" office:value-type="string" calcext:value-type="string">
            <text:p>분석</text:p>
          </table:table-cell>
          <table:table-cell table:style-name="ce46"/>
          <table:table-cell table:style-name="ce61"/>
          <table:table-cell table:style-name="ce79" table:number-columns-repeated="2"/>
          <table:table-cell table:style-name="ce116" table:number-columns-repeated="2"/>
          <table:table-cell table:style-name="ce135"/>
          <table:table-cell table:style-name="ce116" table:number-columns-repeated="2"/>
          <table:table-cell table:style-name="ce169"/>
          <table:table-cell table:style-name="ce193"/>
          <table:table-cell table:style-name="ce203"/>
          <table:table-cell table:style-name="ce219"/>
          <table:table-cell table:style-name="ce241" office:value-type="string" calcext:value-type="string" table:number-columns-spanned="3" table:number-rows-spanned="1">
            <text:p>분석</text:p>
          </table:table-cell>
          <table:covered-table-cell table:style-name="ce267"/>
          <table:covered-table-cell table:style-name="ce280"/>
          <table:table-cell table:style-name="ce303" table:number-columns-repeated="3"/>
          <table:table-cell table:style-name="ce285" table:number-columns-repeated="2"/>
          <table:table-cell table:style-name="ce365"/>
          <table:table-cell table:style-name="ce390"/>
          <table:table-cell table:style-name="ce285" table:number-columns-repeated="2"/>
          <table:table-cell table:style-name="ce312"/>
          <table:table-cell table:style-name="ce335"/>
          <table:table-cell table:style-name="ce285" table:number-columns-repeated="3"/>
          <table:table-cell table:style-name="ce365"/>
          <table:table-cell table:style-name="ce390"/>
          <table:table-cell table:style-name="ce285" table:number-columns-repeated="2"/>
          <table:table-cell table:style-name="ce312"/>
          <table:table-cell table:style-name="ce437"/>
          <table:table-cell table:style-name="ce312"/>
          <table:table-cell table:style-name="ce466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9"/>
          <table:table-cell table:style-name="ce47" office:value-type="string" calcext:value-type="string">
            <text:p>요구사항정의</text:p>
          </table:table-cell>
          <table:table-cell table:style-name="ce62"/>
          <table:table-cell table:style-name="ce80"/>
          <table:table-cell table:style-name="ce92" office:value-type="string" calcext:value-type="string">
            <text:p>팀</text:p>
          </table:table-cell>
          <table:table-cell table:style-name="ce117" table:number-columns-repeated="2"/>
          <table:table-cell table:style-name="ce136"/>
          <table:table-cell table:style-name="ce117" table:number-columns-repeated="2"/>
          <table:table-cell table:style-name="ce170"/>
          <table:table-cell table:style-name="ce194" office:value-type="string" calcext:value-type="string">
            <text:p>2018.8.27</text:p>
          </table:table-cell>
          <table:table-cell table:style-name="ce204" office:value-type="string" calcext:value-type="string">
            <text:p>2018.8.29</text:p>
          </table:table-cell>
          <table:table-cell table:style-name="ce220" office:value-type="string" calcext:value-type="string">
            <text:p><text:span text:style-name="T23">요구사항정의서</text:span><text:span text:style-name="T24">, </text:span><text:span text:style-name="T25">요구사항추적매트릭스</text:span></text:p>
          </table:table-cell>
          <table:table-cell table:style-name="ce242" office:value-type="string" calcext:value-type="string" table:number-columns-spanned="3" table:number-rows-spanned="1">
            <text:p>요구사항정의</text:p>
          </table:table-cell>
          <table:covered-table-cell table:style-name="ce268"/>
          <table:covered-table-cell table:style-name="ce281"/>
          <table:table-cell table:style-name="ce304"/>
          <table:table-cell table:style-name="ce281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8"/>
          <table:table-cell table:style-name="ce63"/>
          <table:table-cell table:style-name="ce81"/>
          <table:table-cell table:style-name="ce93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1"/>
          <table:table-cell table:style-name="ce195"/>
          <table:table-cell table:style-name="ce205"/>
          <table:table-cell table:style-name="ce221"/>
          <table:table-cell table:style-name="ce243"/>
          <table:table-cell table:style-name="Default"/>
          <table:table-cell table:style-name="ce281" table:number-columns-repeated="3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9"/>
          <table:table-cell table:style-name="ce63"/>
          <table:table-cell table:style-name="ce81"/>
          <table:table-cell table:style-name="ce93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2"/>
          <table:table-cell table:style-name="ce195"/>
          <table:table-cell table:style-name="ce205"/>
          <table:table-cell table:style-name="ce221"/>
          <table:table-cell table:style-name="ce243"/>
          <table:table-cell table:style-name="ce269"/>
          <table:table-cell table:style-name="Default"/>
          <table:table-cell table:style-name="ce281" table:number-columns-repeated="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9"/>
          <table:table-cell table:style-name="ce47" office:value-type="string" calcext:value-type="string">
            <text:p>업무흐름</text:p>
          </table:table-cell>
          <table:table-cell table:style-name="ce62"/>
          <table:table-cell table:style-name="ce80"/>
          <table:table-cell table:style-name="ce92" office:value-type="string" calcext:value-type="string">
            <text:p>팀</text:p>
          </table:table-cell>
          <table:table-cell table:style-name="ce117" table:number-columns-repeated="2"/>
          <table:table-cell table:style-name="ce136"/>
          <table:table-cell table:style-name="ce117" table:number-columns-repeated="2"/>
          <table:table-cell table:style-name="ce170"/>
          <table:table-cell table:style-name="ce196" office:value-type="string" calcext:value-type="string">
            <text:p>2018.8.27</text:p>
          </table:table-cell>
          <table:table-cell table:style-name="ce206" office:value-type="string" calcext:value-type="string">
            <text:p>2018.8.29</text:p>
          </table:table-cell>
          <table:table-cell table:style-name="ce220" office:value-type="string" calcext:value-type="string">
            <text:p><text:span text:style-name="T29">업무흐름도</text:span><text:span text:style-name="T30">, </text:span><text:span text:style-name="T31">기능차트</text:span><text:span text:style-name="T32">, </text:span><text:span text:style-name="T31">프로세스정의서</text:span><text:span text:style-name="T32">, </text:span><text:span text:style-name="T31">용어정의서</text:span></text:p>
          </table:table-cell>
          <table:table-cell table:style-name="ce244" office:value-type="string" calcext:value-type="string" table:number-columns-spanned="3" table:number-rows-spanned="1">
            <text:p>업무흐름</text:p>
          </table:table-cell>
          <table:covered-table-cell table:style-name="ce242"/>
          <table:covered-table-cell table:style-name="ce281"/>
          <table:table-cell table:style-name="ce281" table:number-columns-repeated="3"/>
          <table:table-cell table:style-name="ce282" table:number-columns-repeated="2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8"/>
          <table:table-cell table:style-name="ce63" office:value-type="string" calcext:value-type="string">
            <text:p>프로세서용어정의</text:p>
          </table:table-cell>
          <table:table-cell table:style-name="ce81"/>
          <table:table-cell table:style-name="ce92" office:value-type="string" calcext:value-type="string">
            <text:p>팀</text:p>
          </table:table-cell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3"/>
          <table:table-cell table:style-name="ce196" office:value-type="string" calcext:value-type="string">
            <text:p>2018.8.27</text:p>
          </table:table-cell>
          <table:table-cell table:style-name="ce196" office:value-type="string" calcext:value-type="string">
            <text:p>2018.8.29</text:p>
          </table:table-cell>
          <table:table-cell table:style-name="ce220"/>
          <table:table-cell table:style-name="ce245" office:value-type="string" calcext:value-type="string" table:number-columns-spanned="3" table:number-rows-spanned="1">
            <text:p>프로세서용어정의</text:p>
          </table:table-cell>
          <table:covered-table-cell table:style-name="ce270"/>
          <table:covered-table-cell table:style-name="ce242"/>
          <table:table-cell table:style-name="ce281" table:number-columns-repeated="3"/>
          <table:table-cell table:style-name="ce282" table:number-columns-repeated="2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8"/>
          <table:table-cell table:style-name="ce64"/>
          <table:table-cell table:style-name="ce82"/>
          <table:table-cell table:style-name="ce94"/>
          <table:table-cell table:style-name="ce119" table:number-columns-repeated="2"/>
          <table:table-cell table:style-name="ce138"/>
          <table:table-cell table:style-name="ce119"/>
          <table:table-cell table:style-name="ce149"/>
          <table:table-cell table:style-name="ce174"/>
          <table:table-cell table:style-name="ce197"/>
          <table:table-cell table:style-name="ce207"/>
          <table:table-cell table:style-name="ce222"/>
          <table:table-cell table:style-name="ce246"/>
          <table:table-cell table:style-name="ce271"/>
          <table:table-cell table:style-name="ce281" table:number-columns-repeated="4"/>
          <table:table-cell table:style-name="ce282"/>
          <table:table-cell table:style-name="ce283"/>
          <table:table-cell table:style-name="ce367"/>
          <table:table-cell table:style-name="ce392"/>
          <table:table-cell table:style-name="ce283" table:number-columns-repeated="2"/>
          <table:table-cell table:style-name="ce310"/>
          <table:table-cell table:style-name="ce333"/>
          <table:table-cell table:style-name="ce283" table:number-columns-repeated="3"/>
          <table:table-cell table:style-name="ce367"/>
          <table:table-cell table:style-name="ce392"/>
          <table:table-cell table:style-name="ce283" table:number-columns-repeated="2"/>
          <table:table-cell table:style-name="ce310"/>
          <table:table-cell table:style-name="ce439"/>
          <table:table-cell table:style-name="ce310"/>
          <table:table-cell table:style-name="ce468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8" office:value-type="string" calcext:value-type="string">
            <text:p>설계</text:p>
          </table:table-cell>
          <table:table-cell table:style-name="ce50"/>
          <table:table-cell table:style-name="ce61"/>
          <table:table-cell table:style-name="ce79"/>
          <table:table-cell table:style-name="ce95"/>
          <table:table-cell table:style-name="ce116" table:number-columns-repeated="2"/>
          <table:table-cell table:style-name="ce135"/>
          <table:table-cell table:style-name="ce116" table:number-columns-repeated="2"/>
          <table:table-cell table:style-name="ce169"/>
          <table:table-cell table:style-name="ce193"/>
          <table:table-cell table:style-name="ce208"/>
          <table:table-cell table:style-name="ce219"/>
          <table:table-cell table:style-name="ce247"/>
          <table:table-cell table:style-name="ce272"/>
          <table:table-cell table:style-name="ce243"/>
          <table:table-cell table:style-name="ce305" office:value-type="string" calcext:value-type="string" table:number-columns-spanned="3" table:number-rows-spanned="1">
            <text:p>설계</text:p>
          </table:table-cell>
          <table:covered-table-cell table:number-columns-repeated="2" table:style-name="ce329"/>
          <table:table-cell table:style-name="ce329"/>
          <table:table-cell table:style-name="ce352" table:number-columns-repeated="6"/>
          <table:table-cell table:style-name="ce334"/>
          <table:table-cell table:style-name="ce284" table:number-columns-repeated="3"/>
          <table:table-cell table:style-name="ce415"/>
          <table:table-cell table:style-name="ce416"/>
          <table:table-cell table:style-name="ce284" table:number-columns-repeated="2"/>
          <table:table-cell table:style-name="ce311"/>
          <table:table-cell table:style-name="ce440"/>
          <table:table-cell table:style-name="ce311"/>
          <table:table-cell table:style-name="ce469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9"/>
          <table:table-cell table:style-name="ce47" office:value-type="string" calcext:value-type="string">
            <text:p>DB설계</text:p>
          </table:table-cell>
          <table:table-cell table:style-name="ce62"/>
          <table:table-cell table:style-name="ce80"/>
          <table:table-cell table:style-name="ce96" office:value-type="string" calcext:value-type="string">
            <text:p>박훈</text:p>
          </table:table-cell>
          <table:table-cell table:style-name="ce117" table:number-columns-repeated="2"/>
          <table:table-cell table:style-name="ce136"/>
          <table:table-cell table:style-name="ce117" table:number-columns-repeated="2"/>
          <table:table-cell table:style-name="ce170"/>
          <table:table-cell table:style-name="ce196" office:value-type="string" calcext:value-type="string">
            <text:p>2018.8.30</text:p>
          </table:table-cell>
          <table:table-cell table:style-name="ce196" office:value-type="string" calcext:value-type="string">
            <text:p>2018.9.3</text:p>
          </table:table-cell>
          <table:table-cell table:style-name="ce220" office:value-type="string" calcext:value-type="string">
            <text:p><text:span text:style-name="T23">아키텍처정의서</text:span><text:span text:style-name="T24">, </text:span><text:span text:style-name="T25">목표시스템구성도</text:span></text:p>
          </table:table-cell>
          <table:table-cell table:style-name="ce248"/>
          <table:table-cell table:style-name="ce273"/>
          <table:table-cell table:style-name="ce282"/>
          <table:table-cell table:style-name="ce306" office:value-type="string" calcext:value-type="string" table:number-columns-spanned="3" table:number-rows-spanned="1">
            <text:p>DB설계</text:p>
          </table:table-cell>
          <table:covered-table-cell table:number-columns-repeated="2" table:style-name="ce330"/>
          <table:table-cell table:style-name="ce330"/>
          <table:table-cell table:style-name="ce282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9"/>
          <table:table-cell table:style-name="ce63"/>
          <table:table-cell table:style-name="ce81"/>
          <table:table-cell table:style-name="ce93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5"/>
          <table:table-cell table:style-name="ce198"/>
          <table:table-cell table:style-name="ce195"/>
          <table:table-cell table:style-name="ce220"/>
          <table:table-cell table:style-name="ce249"/>
          <table:table-cell table:style-name="ce269"/>
          <table:table-cell table:style-name="ce282"/>
          <table:table-cell table:style-name="ce307"/>
          <table:table-cell table:style-name="Default"/>
          <table:table-cell table:style-name="ce330" table:number-columns-repeated="2"/>
          <table:table-cell table:style-name="ce282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9"/>
          <table:table-cell table:style-name="ce47" office:value-type="string" calcext:value-type="string">
            <text:p>ERD설계</text:p>
          </table:table-cell>
          <table:table-cell table:style-name="ce62"/>
          <table:table-cell table:style-name="ce80"/>
          <table:table-cell table:style-name="ce97" office:value-type="string" calcext:value-type="string">
            <text:p>김은별</text:p>
          </table:table-cell>
          <table:table-cell table:style-name="ce117" table:number-columns-repeated="2"/>
          <table:table-cell table:style-name="ce136"/>
          <table:table-cell table:style-name="ce117" table:number-columns-repeated="2"/>
          <table:table-cell table:style-name="ce170"/>
          <table:table-cell table:style-name="ce196" office:value-type="string" calcext:value-type="string">
            <text:p>2018.8.30</text:p>
          </table:table-cell>
          <table:table-cell table:style-name="ce196" office:value-type="string" calcext:value-type="string">
            <text:p>2018.9.3</text:p>
          </table:table-cell>
          <table:table-cell table:style-name="ce223" office:value-type="string" calcext:value-type="string">
            <text:p><text:span text:style-name="T33">ERD, </text:span><text:span text:style-name="T28">테이블목록</text:span><text:span text:style-name="T27">, </text:span><text:span text:style-name="T28">테이블정의서</text:span></text:p>
          </table:table-cell>
          <table:table-cell table:style-name="ce249"/>
          <table:table-cell table:style-name="ce269"/>
          <table:table-cell table:style-name="ce282"/>
          <table:table-cell table:style-name="ce308" office:value-type="string" calcext:value-type="string" table:number-columns-spanned="3" table:number-rows-spanned="1">
            <text:p>ERD설계</text:p>
          </table:table-cell>
          <table:covered-table-cell table:style-name="ce331"/>
          <table:covered-table-cell table:style-name="Default"/>
          <table:table-cell table:style-name="ce281" table:number-columns-repeated="4"/>
          <table:table-cell table:style-name="ce401"/>
          <table:table-cell table:style-name="ce28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8"/>
          <table:table-cell table:style-name="ce63"/>
          <table:table-cell table:style-name="ce81"/>
          <table:table-cell table:style-name="ce93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5"/>
          <table:table-cell table:style-name="ce195" table:number-columns-repeated="2"/>
          <table:table-cell table:style-name="ce220"/>
          <table:table-cell table:style-name="ce249"/>
          <table:table-cell table:style-name="ce269"/>
          <table:table-cell table:style-name="ce282"/>
          <table:table-cell table:style-name="ce307"/>
          <table:table-cell table:style-name="ce332"/>
          <table:table-cell table:style-name="ce282"/>
          <table:table-cell table:style-name="ce307"/>
          <table:table-cell table:style-name="ce281"/>
          <table:table-cell table:style-name="ce368"/>
          <table:table-cell table:style-name="ce393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9"/>
          <table:table-cell table:style-name="ce65"/>
          <table:table-cell table:style-name="ce81"/>
          <table:table-cell table:style-name="ce93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5"/>
          <table:table-cell table:style-name="ce195" table:number-columns-repeated="2"/>
          <table:table-cell table:style-name="ce220"/>
          <table:table-cell table:style-name="ce249"/>
          <table:table-cell table:style-name="ce269"/>
          <table:table-cell table:style-name="ce282"/>
          <table:table-cell table:style-name="ce307"/>
          <table:table-cell table:style-name="ce332"/>
          <table:table-cell table:style-name="ce282"/>
          <table:table-cell table:style-name="ce344" table:number-columns-repeated="2"/>
          <table:table-cell table:style-name="ce281" table:number-columns-repeated="2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9"/>
          <table:table-cell table:style-name="ce47" office:value-type="string" calcext:value-type="string">
            <text:p>화면설계</text:p>
          </table:table-cell>
          <table:table-cell table:style-name="ce62"/>
          <table:table-cell table:style-name="ce80"/>
          <table:table-cell table:style-name="ce98" office:value-type="string" calcext:value-type="string">
            <text:p>차정환</text:p>
          </table:table-cell>
          <table:table-cell table:style-name="ce117" table:number-columns-repeated="2"/>
          <table:table-cell table:style-name="ce136"/>
          <table:table-cell table:style-name="ce117" table:number-columns-repeated="2"/>
          <table:table-cell table:style-name="ce170"/>
          <table:table-cell table:style-name="ce194" office:value-type="string" calcext:value-type="string">
            <text:p>2018.8.30</text:p>
          </table:table-cell>
          <table:table-cell table:style-name="ce196" office:value-type="string" calcext:value-type="string">
            <text:p>2018.9.3</text:p>
          </table:table-cell>
          <table:table-cell table:style-name="ce220" office:value-type="string" calcext:value-type="string">
            <text:p><text:span text:style-name="T23">메뉴구성도</text:span><text:span text:style-name="T24">, </text:span><text:span text:style-name="T25">사용자화면정의서</text:span><text:span text:style-name="T24">, </text:span><text:span text:style-name="T25">인터페이스정의서</text:span></text:p>
          </table:table-cell>
          <table:table-cell table:style-name="ce249"/>
          <table:table-cell table:style-name="ce269"/>
          <table:table-cell table:style-name="ce282"/>
          <table:table-cell table:style-name="ce309" office:value-type="string" calcext:value-type="string" table:number-columns-spanned="3" table:number-rows-spanned="1">
            <text:p>화면설계</text:p>
          </table:table-cell>
          <table:covered-table-cell table:style-name="ce332"/>
          <table:covered-table-cell table:style-name="ce343"/>
          <table:table-cell table:style-name="ce345" table:number-columns-repeated="7"/>
          <table:table-cell table:style-name="ce406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8"/>
          <table:table-cell table:style-name="ce63"/>
          <table:table-cell table:style-name="ce81"/>
          <table:table-cell table:style-name="ce93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5"/>
          <table:table-cell table:style-name="ce195" table:number-columns-repeated="2"/>
          <table:table-cell table:style-name="ce220"/>
          <table:table-cell table:style-name="ce249"/>
          <table:table-cell table:style-name="ce269"/>
          <table:table-cell table:style-name="ce282"/>
          <table:table-cell table:style-name="ce307"/>
          <table:table-cell table:style-name="ce332"/>
          <table:table-cell table:style-name="ce282"/>
          <table:table-cell table:style-name="ce281" table:number-columns-repeated="2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38"/>
          <table:table-cell table:style-name="ce307"/>
          <table:table-cell table:style-name="ce467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8"/>
          <table:table-cell table:style-name="ce64"/>
          <table:table-cell table:style-name="ce82"/>
          <table:table-cell table:style-name="ce94"/>
          <table:table-cell table:style-name="ce119" table:number-columns-repeated="2"/>
          <table:table-cell table:style-name="ce138"/>
          <table:table-cell table:style-name="ce119"/>
          <table:table-cell table:style-name="ce149"/>
          <table:table-cell table:style-name="ce176"/>
          <table:table-cell table:style-name="Default"/>
          <table:table-cell table:style-name="ce197"/>
          <table:table-cell table:style-name="ce222"/>
          <table:table-cell table:style-name="ce250"/>
          <table:table-cell table:style-name="ce274"/>
          <table:table-cell table:style-name="ce283"/>
          <table:table-cell table:style-name="ce310"/>
          <table:table-cell table:style-name="ce333"/>
          <table:table-cell table:style-name="ce283" table:number-columns-repeated="2"/>
          <table:table-cell table:style-name="ce353" table:number-columns-repeated="6"/>
          <table:table-cell table:style-name="ce333"/>
          <table:table-cell table:style-name="ce283" table:number-columns-repeated="3"/>
          <table:table-cell table:style-name="ce367"/>
          <table:table-cell table:style-name="ce392"/>
          <table:table-cell table:style-name="ce283" table:number-columns-repeated="2"/>
          <table:table-cell table:style-name="ce310"/>
          <table:table-cell table:style-name="ce439"/>
          <table:table-cell table:style-name="ce310"/>
          <table:table-cell table:style-name="ce468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8" office:value-type="string" calcext:value-type="string">
            <text:p>개발</text:p>
          </table:table-cell>
          <table:table-cell table:style-name="ce51"/>
          <table:table-cell table:style-name="ce61"/>
          <table:table-cell table:style-name="ce79"/>
          <table:table-cell table:style-name="ce95"/>
          <table:table-cell table:style-name="ce116" table:number-columns-repeated="2"/>
          <table:table-cell table:style-name="ce135"/>
          <table:table-cell table:style-name="ce116" table:number-columns-repeated="2"/>
          <table:table-cell table:style-name="ce169"/>
          <table:table-cell table:style-name="Default"/>
          <table:table-cell table:style-name="ce193"/>
          <table:table-cell table:style-name="ce219"/>
          <table:table-cell table:style-name="ce251"/>
          <table:table-cell table:style-name="ce267"/>
          <table:table-cell table:style-name="ce284"/>
          <table:table-cell table:style-name="ce311"/>
          <table:table-cell table:style-name="ce334"/>
          <table:table-cell table:style-name="ce284"/>
          <table:table-cell table:style-name="ce346" office:value-type="string" calcext:value-type="string" table:number-columns-spanned="13" table:number-rows-spanned="1">
            <text:p>개발</text:p>
          </table:table-cell>
          <table:covered-table-cell table:style-name="ce346"/>
          <table:covered-table-cell table:style-name="ce369"/>
          <table:covered-table-cell table:style-name="ce394"/>
          <table:covered-table-cell table:number-columns-repeated="2" table:style-name="ce346"/>
          <table:covered-table-cell table:style-name="ce403"/>
          <table:covered-table-cell table:number-columns-repeated="6" table:style-name="ce407"/>
          <table:table-cell table:style-name="ce417" table:number-columns-repeated="3"/>
          <table:table-cell table:style-name="ce441"/>
          <table:table-cell table:style-name="ce417"/>
          <table:table-cell table:style-name="ce470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52" office:value-type="string" calcext:value-type="string">
            <text:p>구현</text:p>
          </table:table-cell>
          <table:table-cell table:style-name="ce66" office:value-type="string" calcext:value-type="string">
            <text:p>로그인/로그아웃 <text:s/></text:p>
          </table:table-cell>
          <table:table-cell table:style-name="ce81"/>
          <table:table-cell table:style-name="ce99" office:value-type="string" calcext:value-type="string">
            <text:p>팀</text:p>
          </table:table-cell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7"/>
          <table:table-cell table:style-name="ce196" office:value-type="string" calcext:value-type="string">
            <text:p>2018.9.4</text:p>
          </table:table-cell>
          <table:table-cell table:style-name="ce196" office:value-type="string" calcext:value-type="string">
            <text:p>2018.9.6</text:p>
          </table:table-cell>
          <table:table-cell table:style-name="ce220" office:value-type="string" calcext:value-type="string">
            <text:p><text:span text:style-name="T23">프로그램목록</text:span><text:span text:style-name="T24">, </text:span><text:span text:style-name="T25">프로그램명세서</text:span><text:span text:style-name="T24">, </text:span><text:span text:style-name="T25">프로그램테이블상관도</text:span></text:p>
          </table:table-cell>
          <table:table-cell table:style-name="ce249"/>
          <table:table-cell table:style-name="ce269"/>
          <table:table-cell table:style-name="ce282"/>
          <table:table-cell table:style-name="ce307"/>
          <table:table-cell table:style-name="ce332"/>
          <table:table-cell table:style-name="ce282"/>
          <table:table-cell table:style-name="ce347" office:value-type="string" calcext:value-type="string" table:number-columns-spanned="3" table:number-rows-spanned="1">
            <text:p>로그인/로그아웃</text:p>
          </table:table-cell>
          <table:covered-table-cell table:style-name="ce354"/>
          <table:covered-table-cell table:style-name="ce370"/>
          <table:table-cell table:style-name="ce391"/>
          <table:table-cell table:style-name="ce282" table:number-columns-repeated="2"/>
          <table:table-cell table:style-name="ce307"/>
          <table:table-cell table:style-name="ce330" table:number-columns-repeated="9"/>
          <table:table-cell table:style-name="ce442"/>
          <table:table-cell table:style-name="ce330"/>
          <table:table-cell table:style-name="ce471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52"/>
          <table:table-cell table:style-name="ce66" office:value-type="string" calcext:value-type="string">
            <text:p>직원관리(CRUD) <text:s/></text:p>
          </table:table-cell>
          <table:table-cell table:style-name="ce81"/>
          <table:table-cell table:style-name="ce100" office:value-type="string" calcext:value-type="string">
            <text:p>김은별</text:p>
          </table:table-cell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7"/>
          <table:table-cell table:style-name="ce196" office:value-type="string" calcext:value-type="string">
            <text:p>2018.9.4</text:p>
          </table:table-cell>
          <table:table-cell table:style-name="ce196" office:value-type="string" calcext:value-type="string">
            <text:p>2018.9.20</text:p>
          </table:table-cell>
          <table:table-cell table:style-name="ce220"/>
          <table:table-cell table:style-name="ce249"/>
          <table:table-cell table:style-name="ce269"/>
          <table:table-cell table:style-name="ce282"/>
          <table:table-cell table:style-name="ce307"/>
          <table:table-cell table:style-name="ce332"/>
          <table:table-cell table:style-name="ce282"/>
          <table:table-cell table:style-name="ce348" office:value-type="string" calcext:value-type="string" table:number-columns-spanned="13" table:number-rows-spanned="1">
            <text:p>직원관리(CRUD)</text:p>
          </table:table-cell>
          <table:covered-table-cell table:style-name="ce348"/>
          <table:covered-table-cell table:style-name="ce371"/>
          <table:covered-table-cell table:style-name="ce395"/>
          <table:covered-table-cell table:number-columns-repeated="2" table:style-name="ce348"/>
          <table:covered-table-cell table:style-name="ce308"/>
          <table:covered-table-cell table:style-name="ce408"/>
          <table:covered-table-cell table:number-columns-repeated="5" table:style-name="ce411"/>
          <table:table-cell table:style-name="ce344" table:number-columns-repeated="6"/>
          <table:table-cell table:style-name="Default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52"/>
          <table:table-cell table:style-name="ce66" office:value-type="string" calcext:value-type="string">
            <text:p>환자관리(CRUD) </text:p>
          </table:table-cell>
          <table:table-cell table:style-name="ce81"/>
          <table:table-cell table:style-name="ce101" office:value-type="string" calcext:value-type="string">
            <text:p>박훈</text:p>
          </table:table-cell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7"/>
          <table:table-cell table:style-name="ce196" office:value-type="string" calcext:value-type="string">
            <text:p>2018.9.4</text:p>
          </table:table-cell>
          <table:table-cell table:style-name="ce196" office:value-type="string" calcext:value-type="string">
            <text:p>2018.9.20</text:p>
          </table:table-cell>
          <table:table-cell table:style-name="ce220"/>
          <table:table-cell table:style-name="ce249"/>
          <table:table-cell table:style-name="ce269"/>
          <table:table-cell table:style-name="ce282"/>
          <table:table-cell table:style-name="ce307"/>
          <table:table-cell table:style-name="ce332"/>
          <table:table-cell table:style-name="ce282"/>
          <table:table-cell table:style-name="ce349" office:value-type="string" calcext:value-type="string" table:number-columns-spanned="13" table:number-rows-spanned="1">
            <text:p>환자관리(CRUD)</text:p>
          </table:table-cell>
          <table:covered-table-cell table:style-name="ce349"/>
          <table:covered-table-cell table:style-name="ce372"/>
          <table:covered-table-cell table:style-name="ce396"/>
          <table:covered-table-cell table:number-columns-repeated="2" table:style-name="ce349"/>
          <table:covered-table-cell table:style-name="ce404"/>
          <table:covered-table-cell table:style-name="ce409"/>
          <table:covered-table-cell table:number-columns-repeated="5" table:style-name="ce412"/>
          <table:table-cell table:style-name="ce344" table:number-columns-repeated="6"/>
          <table:table-cell table:style-name="Default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52"/>
          <table:table-cell table:style-name="ce66" office:value-type="string" calcext:value-type="string">
            <text:p>게시판 </text:p>
          </table:table-cell>
          <table:table-cell table:style-name="ce81"/>
          <table:table-cell table:style-name="ce102" office:value-type="string" calcext:value-type="string">
            <text:p>차정환</text:p>
          </table:table-cell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7"/>
          <table:table-cell table:style-name="ce196" office:value-type="string" calcext:value-type="string">
            <text:p>2018.9.4</text:p>
          </table:table-cell>
          <table:table-cell table:style-name="ce196" office:value-type="string" calcext:value-type="string">
            <text:p>2018.9.20</text:p>
          </table:table-cell>
          <table:table-cell table:style-name="ce220"/>
          <table:table-cell table:style-name="ce249"/>
          <table:table-cell table:style-name="ce269"/>
          <table:table-cell table:style-name="ce282"/>
          <table:table-cell table:style-name="ce307"/>
          <table:table-cell table:style-name="ce332"/>
          <table:table-cell table:style-name="ce282"/>
          <table:table-cell table:style-name="ce350" office:value-type="string" calcext:value-type="string" table:number-columns-spanned="13" table:number-rows-spanned="1">
            <text:p>게시판</text:p>
          </table:table-cell>
          <table:covered-table-cell table:style-name="ce282"/>
          <table:covered-table-cell table:style-name="ce366"/>
          <table:covered-table-cell table:style-name="ce391"/>
          <table:covered-table-cell table:number-columns-repeated="2" table:style-name="ce282"/>
          <table:covered-table-cell table:style-name="ce307"/>
          <table:covered-table-cell table:style-name="ce406"/>
          <table:covered-table-cell table:style-name="ce344"/>
          <table:covered-table-cell table:style-name="ce413"/>
          <table:covered-table-cell table:number-columns-repeated="3" table:style-name="ce344"/>
          <table:table-cell table:style-name="ce344" table:number-columns-repeated="6"/>
          <table:table-cell table:style-name="Default" table:number-columns-repeated="975"/>
          <table:table-cell table:number-columns-repeated="8"/>
        </table:table-row>
        <table:table-row table:style-name="ro6" table:number-rows-repeated="4">
          <table:table-cell table:style-name="ce6"/>
          <table:table-cell table:style-name="ce25"/>
          <table:table-cell table:style-name="ce39"/>
          <table:table-cell table:style-name="ce52"/>
          <table:table-cell table:style-name="ce66"/>
          <table:table-cell table:style-name="ce81"/>
          <table:table-cell table:style-name="ce93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7"/>
          <table:table-cell table:style-name="ce195" table:number-columns-repeated="2"/>
          <table:table-cell table:style-name="ce220"/>
          <table:table-cell table:style-name="ce249"/>
          <table:table-cell table:style-name="ce269"/>
          <table:table-cell table:style-name="ce282"/>
          <table:table-cell table:style-name="ce307"/>
          <table:table-cell table:style-name="ce332"/>
          <table:table-cell table:style-name="ce282" table:number-columns-repeated="3"/>
          <table:table-cell table:style-name="ce366"/>
          <table:table-cell table:style-name="ce391"/>
          <table:table-cell table:style-name="ce282" table:number-columns-repeated="2"/>
          <table:table-cell table:style-name="ce307"/>
          <table:table-cell table:style-name="ce406"/>
          <table:table-cell table:style-name="ce344" table:number-columns-repeated="11"/>
          <table:table-cell table:style-name="Default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53"/>
          <table:table-cell table:style-name="ce67"/>
          <table:table-cell table:style-name="ce82"/>
          <table:table-cell table:style-name="ce94"/>
          <table:table-cell table:style-name="ce119" table:number-columns-repeated="2"/>
          <table:table-cell table:style-name="ce138"/>
          <table:table-cell table:style-name="ce119"/>
          <table:table-cell table:style-name="ce149"/>
          <table:table-cell table:style-name="ce176"/>
          <table:table-cell table:style-name="ce197" table:number-columns-repeated="2"/>
          <table:table-cell table:style-name="ce222" office:value-type="string" calcext:value-type="string">
            <text:p><text:span text:style-name="T26">단위테스트정의서</text:span><text:span text:style-name="T27">(</text:span><text:span text:style-name="T28">결과</text:span><text:span text:style-name="T27">)</text:span></text:p>
          </table:table-cell>
          <table:table-cell table:style-name="ce250"/>
          <table:table-cell table:style-name="ce274"/>
          <table:table-cell table:style-name="ce283"/>
          <table:table-cell table:style-name="ce310"/>
          <table:table-cell table:style-name="ce333"/>
          <table:table-cell table:style-name="ce283" table:number-columns-repeated="3"/>
          <table:table-cell table:style-name="ce367"/>
          <table:table-cell table:style-name="ce392"/>
          <table:table-cell table:style-name="ce283" table:number-columns-repeated="2"/>
          <table:table-cell table:style-name="ce310"/>
          <table:table-cell table:style-name="ce410"/>
          <table:table-cell table:style-name="ce281"/>
          <table:table-cell table:style-name="ce414" table:number-columns-repeated="7"/>
          <table:table-cell table:style-name="ce443"/>
          <table:table-cell table:style-name="ce414"/>
          <table:table-cell table:style-name="ce472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8" office:value-type="string" calcext:value-type="string">
            <text:p>통합테스트</text:p>
          </table:table-cell>
          <table:table-cell table:style-name="ce54"/>
          <table:table-cell table:style-name="ce61"/>
          <table:table-cell table:style-name="ce79"/>
          <table:table-cell table:style-name="ce95"/>
          <table:table-cell table:style-name="ce116" table:number-columns-repeated="2"/>
          <table:table-cell table:style-name="ce135"/>
          <table:table-cell table:style-name="ce116" table:number-columns-repeated="2"/>
          <table:table-cell table:style-name="ce169"/>
          <table:table-cell table:style-name="ce193" table:number-columns-repeated="2"/>
          <table:table-cell table:style-name="ce219" office:value-type="string" calcext:value-type="string">
            <text:p><text:span text:style-name="T26">통합테스트정의서</text:span><text:span text:style-name="T27">(</text:span><text:span text:style-name="T28">결과</text:span><text:span text:style-name="T27">)</text:span></text:p>
          </table:table-cell>
          <table:table-cell table:style-name="ce251"/>
          <table:table-cell table:style-name="ce267"/>
          <table:table-cell table:style-name="ce285"/>
          <table:table-cell table:style-name="ce312"/>
          <table:table-cell table:style-name="ce335"/>
          <table:table-cell table:style-name="ce285" table:number-columns-repeated="3"/>
          <table:table-cell table:style-name="ce365"/>
          <table:table-cell table:style-name="ce390"/>
          <table:table-cell table:style-name="ce285" table:number-columns-repeated="2"/>
          <table:table-cell table:style-name="ce312"/>
          <table:table-cell table:style-name="ce335"/>
          <table:table-cell table:style-name="ce285" table:number-columns-repeated="3"/>
          <table:table-cell table:style-name="ce365"/>
          <table:table-cell table:style-name="ce390"/>
          <table:table-cell table:style-name="ce346" office:value-type="string" calcext:value-type="string" table:number-columns-spanned="6" table:number-rows-spanned="1">
            <text:p>테스트/전개</text:p>
          </table:table-cell>
          <table:covered-table-cell table:style-name="ce346"/>
          <table:covered-table-cell table:style-name="ce403"/>
          <table:covered-table-cell table:style-name="ce444"/>
          <table:covered-table-cell table:style-name="ce403"/>
          <table:covered-table-cell table:style-name="ce473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40"/>
          <table:table-cell table:style-name="ce55" office:value-type="string" calcext:value-type="string">
            <text:p>통합테스트</text:p>
          </table:table-cell>
          <table:table-cell table:style-name="ce68"/>
          <table:table-cell table:style-name="ce83"/>
          <table:table-cell table:style-name="ce103" office:value-type="string" calcext:value-type="string">
            <text:p>차정환</text:p>
          </table:table-cell>
          <table:table-cell table:style-name="ce120" table:number-columns-repeated="2"/>
          <table:table-cell table:style-name="ce139"/>
          <table:table-cell table:style-name="ce120"/>
          <table:table-cell table:style-name="ce150"/>
          <table:table-cell table:style-name="ce178"/>
          <table:table-cell table:style-name="ce199" office:value-type="string" calcext:value-type="string">
            <text:p>2018.9.21</text:p>
          </table:table-cell>
          <table:table-cell table:style-name="ce199" office:value-type="string" calcext:value-type="string">
            <text:p>2018.9.28</text:p>
          </table:table-cell>
          <table:table-cell table:style-name="ce224"/>
          <table:table-cell table:style-name="ce252"/>
          <table:table-cell table:style-name="ce275"/>
          <table:table-cell table:style-name="ce286"/>
          <table:table-cell table:style-name="ce313"/>
          <table:table-cell table:style-name="ce336"/>
          <table:table-cell table:style-name="ce286" table:number-columns-repeated="3"/>
          <table:table-cell table:style-name="ce373"/>
          <table:table-cell table:style-name="ce397"/>
          <table:table-cell table:style-name="ce286" table:number-columns-repeated="2"/>
          <table:table-cell table:style-name="ce313"/>
          <table:table-cell table:style-name="ce336"/>
          <table:table-cell table:style-name="ce286" table:number-columns-repeated="3"/>
          <table:table-cell table:style-name="ce373"/>
          <table:table-cell table:style-name="ce397"/>
          <table:table-cell table:style-name="ce418" office:value-type="string" calcext:value-type="string" table:number-columns-spanned="3" table:number-rows-spanned="1">
            <text:p>통합테스트</text:p>
          </table:table-cell>
          <table:covered-table-cell table:style-name="ce286"/>
          <table:covered-table-cell table:style-name="ce313"/>
          <table:table-cell table:style-name="ce445"/>
          <table:table-cell table:style-name="ce313"/>
          <table:table-cell table:style-name="ce474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41" office:value-type="string" calcext:value-type="string">
            <text:p>전개</text:p>
          </table:table-cell>
          <table:table-cell table:style-name="ce56"/>
          <table:table-cell table:style-name="ce69"/>
          <table:table-cell table:style-name="ce84"/>
          <table:table-cell table:style-name="ce104"/>
          <table:table-cell table:style-name="ce121" table:number-columns-repeated="2"/>
          <table:table-cell table:style-name="ce140"/>
          <table:table-cell table:style-name="ce121" table:number-columns-repeated="2"/>
          <table:table-cell table:style-name="ce179"/>
          <table:table-cell table:style-name="ce200" table:number-columns-repeated="2"/>
          <table:table-cell table:style-name="ce213"/>
          <table:table-cell table:style-name="ce253"/>
          <table:table-cell table:style-name="ce276"/>
          <table:table-cell table:style-name="ce287"/>
          <table:table-cell table:style-name="ce314"/>
          <table:table-cell table:style-name="ce337"/>
          <table:table-cell table:style-name="ce287" table:number-columns-repeated="3"/>
          <table:table-cell table:style-name="ce374"/>
          <table:table-cell table:style-name="ce398"/>
          <table:table-cell table:style-name="ce287" table:number-columns-repeated="2"/>
          <table:table-cell table:style-name="ce314"/>
          <table:table-cell table:style-name="ce337"/>
          <table:table-cell table:style-name="ce287" table:number-columns-repeated="3"/>
          <table:table-cell table:style-name="ce374"/>
          <table:table-cell table:style-name="ce398"/>
          <table:table-cell table:style-name="Default"/>
          <table:table-cell table:style-name="ce287"/>
          <table:table-cell table:style-name="ce314"/>
          <table:table-cell table:style-name="ce446"/>
          <table:table-cell table:style-name="ce314"/>
          <table:table-cell table:style-name="ce475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9"/>
          <table:table-cell table:style-name="ce47" office:value-type="string" calcext:value-type="string">
            <text:p>메뉴얼</text:p>
          </table:table-cell>
          <table:table-cell table:style-name="ce62"/>
          <table:table-cell table:style-name="ce80"/>
          <table:table-cell table:style-name="ce96" office:value-type="string" calcext:value-type="string">
            <text:p>박훈</text:p>
          </table:table-cell>
          <table:table-cell table:style-name="ce117" table:number-columns-repeated="2"/>
          <table:table-cell table:style-name="ce136"/>
          <table:table-cell table:style-name="ce117"/>
          <table:table-cell table:style-name="ce151"/>
          <table:table-cell table:style-name="ce170"/>
          <table:table-cell table:style-name="ce196" office:value-type="string" calcext:value-type="string">
            <text:p>2018.9.21</text:p>
          </table:table-cell>
          <table:table-cell table:style-name="ce196" office:value-type="string" calcext:value-type="string">
            <text:p>2018.9.28</text:p>
          </table:table-cell>
          <table:table-cell table:style-name="ce220"/>
          <table:table-cell table:style-name="ce249"/>
          <table:table-cell table:style-name="ce269"/>
          <table:table-cell table:style-name="ce288"/>
          <table:table-cell table:style-name="ce315"/>
          <table:table-cell table:style-name="ce338"/>
          <table:table-cell table:style-name="ce288" table:number-columns-repeated="3"/>
          <table:table-cell table:style-name="ce375"/>
          <table:table-cell table:style-name="ce399"/>
          <table:table-cell table:style-name="ce288" table:number-columns-repeated="2"/>
          <table:table-cell table:style-name="ce315"/>
          <table:table-cell table:style-name="ce338"/>
          <table:table-cell table:style-name="ce288" table:number-columns-repeated="3"/>
          <table:table-cell table:style-name="ce375"/>
          <table:table-cell table:style-name="ce399"/>
          <table:table-cell table:style-name="ce349" office:value-type="string" calcext:value-type="string" table:number-columns-spanned="3" table:number-rows-spanned="1">
            <text:p>메뉴얼</text:p>
          </table:table-cell>
          <table:covered-table-cell table:style-name="ce420"/>
          <table:covered-table-cell table:style-name="ce315"/>
          <table:table-cell table:style-name="ce447"/>
          <table:table-cell table:style-name="ce315"/>
          <table:table-cell table:style-name="ce476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9"/>
          <table:table-cell table:style-name="ce63"/>
          <table:table-cell table:style-name="ce81"/>
          <table:table-cell table:style-name="ce93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5"/>
          <table:table-cell table:style-name="ce195" table:number-columns-repeated="2"/>
          <table:table-cell table:style-name="ce220"/>
          <table:table-cell table:style-name="ce249"/>
          <table:table-cell table:style-name="ce269"/>
          <table:table-cell table:style-name="ce288"/>
          <table:table-cell table:style-name="ce315"/>
          <table:table-cell table:style-name="ce338"/>
          <table:table-cell table:style-name="ce288" table:number-columns-repeated="3"/>
          <table:table-cell table:style-name="ce375"/>
          <table:table-cell table:style-name="ce399"/>
          <table:table-cell table:style-name="ce288" table:number-columns-repeated="2"/>
          <table:table-cell table:style-name="ce315"/>
          <table:table-cell table:style-name="ce338"/>
          <table:table-cell table:style-name="ce288" table:number-columns-repeated="3"/>
          <table:table-cell table:style-name="ce375"/>
          <table:table-cell table:style-name="ce399"/>
          <table:table-cell table:style-name="ce288" table:number-columns-repeated="2"/>
          <table:table-cell table:style-name="Default"/>
          <table:table-cell table:style-name="ce447"/>
          <table:table-cell table:style-name="ce315"/>
          <table:table-cell table:style-name="ce476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9"/>
          <table:table-cell table:style-name="ce47" office:value-type="string" calcext:value-type="string">
            <text:p>유지보수계획</text:p>
          </table:table-cell>
          <table:table-cell table:style-name="ce62"/>
          <table:table-cell table:style-name="ce80"/>
          <table:table-cell table:style-name="ce97" office:value-type="string" calcext:value-type="string">
            <text:p>김은별</text:p>
          </table:table-cell>
          <table:table-cell table:style-name="ce117" table:number-columns-repeated="2"/>
          <table:table-cell table:style-name="ce136"/>
          <table:table-cell table:style-name="ce117" table:number-columns-repeated="2"/>
          <table:table-cell table:style-name="ce170"/>
          <table:table-cell table:style-name="ce196" office:value-type="string" calcext:value-type="string">
            <text:p>2018.9.21</text:p>
          </table:table-cell>
          <table:table-cell table:style-name="ce196" office:value-type="string" calcext:value-type="string">
            <text:p>2018.9.28</text:p>
          </table:table-cell>
          <table:table-cell table:style-name="ce220"/>
          <table:table-cell table:style-name="ce249"/>
          <table:table-cell table:style-name="ce269"/>
          <table:table-cell table:style-name="ce288"/>
          <table:table-cell table:style-name="ce315"/>
          <table:table-cell table:style-name="ce338"/>
          <table:table-cell table:style-name="ce288" table:number-columns-repeated="3"/>
          <table:table-cell table:style-name="ce375"/>
          <table:table-cell table:style-name="ce399"/>
          <table:table-cell table:style-name="ce288" table:number-columns-repeated="2"/>
          <table:table-cell table:style-name="ce315"/>
          <table:table-cell table:style-name="ce338"/>
          <table:table-cell table:style-name="ce288" table:number-columns-repeated="3"/>
          <table:table-cell table:style-name="ce375"/>
          <table:table-cell table:style-name="ce399"/>
          <table:table-cell table:style-name="ce348" office:value-type="string" calcext:value-type="string" table:number-columns-spanned="3" table:number-rows-spanned="1">
            <text:p>유지보수계획</text:p>
          </table:table-cell>
          <table:covered-table-cell table:style-name="ce348"/>
          <table:covered-table-cell table:style-name="ce421"/>
          <table:table-cell table:style-name="Default"/>
          <table:table-cell table:style-name="ce282" table:number-columns-repeated="2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8"/>
          <table:table-cell table:style-name="ce63"/>
          <table:table-cell table:style-name="ce85"/>
          <table:table-cell table:style-name="ce105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5"/>
          <table:table-cell table:style-name="ce195" table:number-columns-repeated="2"/>
          <table:table-cell table:style-name="ce220" office:value-type="string" calcext:value-type="string">
            <text:p>사용자매뉴얼</text:p>
          </table:table-cell>
          <table:table-cell table:style-name="ce249"/>
          <table:table-cell table:style-name="ce269"/>
          <table:table-cell table:style-name="ce288"/>
          <table:table-cell table:style-name="ce315"/>
          <table:table-cell table:style-name="ce338"/>
          <table:table-cell table:style-name="ce288" table:number-columns-repeated="3"/>
          <table:table-cell table:style-name="ce375"/>
          <table:table-cell table:style-name="ce399"/>
          <table:table-cell table:style-name="ce288" table:number-columns-repeated="2"/>
          <table:table-cell table:style-name="ce315"/>
          <table:table-cell table:style-name="ce338"/>
          <table:table-cell table:style-name="ce288" table:number-columns-repeated="3"/>
          <table:table-cell table:style-name="ce375"/>
          <table:table-cell table:style-name="ce399"/>
          <table:table-cell table:style-name="ce288" table:number-columns-repeated="2"/>
          <table:table-cell table:style-name="ce315"/>
          <table:table-cell table:style-name="ce447"/>
          <table:table-cell table:style-name="ce315"/>
          <table:table-cell table:style-name="ce476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9"/>
          <table:table-cell table:style-name="ce63"/>
          <table:table-cell table:style-name="ce85"/>
          <table:table-cell table:style-name="ce105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75"/>
          <table:table-cell table:style-name="ce195" table:number-columns-repeated="2"/>
          <table:table-cell table:style-name="ce220" office:value-type="string" calcext:value-type="string">
            <text:p>운영자매뉴얼</text:p>
          </table:table-cell>
          <table:table-cell table:style-name="ce254"/>
          <table:table-cell table:style-name="ce277"/>
          <table:table-cell table:style-name="ce289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448"/>
          <table:table-cell table:style-name="ce316"/>
          <table:table-cell table:style-name="ce477"/>
          <table:table-cell table:style-name="ce3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9"/>
          <table:table-cell table:style-name="ce47" office:value-type="string" calcext:value-type="string">
            <text:p>안정화</text:p>
          </table:table-cell>
          <table:table-cell table:style-name="ce62"/>
          <table:table-cell table:style-name="ce80"/>
          <table:table-cell table:style-name="ce92" office:value-type="string" calcext:value-type="string">
            <text:p>팀</text:p>
          </table:table-cell>
          <table:table-cell table:style-name="ce117" table:number-columns-repeated="2"/>
          <table:table-cell table:style-name="ce136"/>
          <table:table-cell table:style-name="ce117"/>
          <table:table-cell table:style-name="ce151"/>
          <table:table-cell table:style-name="ce170"/>
          <table:table-cell table:style-name="ce194" office:value-type="string" calcext:value-type="string">
            <text:p>2018.10.1</text:p>
          </table:table-cell>
          <table:table-cell table:style-name="ce194" office:value-type="string" calcext:value-type="string">
            <text:p>2018.10.4</text:p>
          </table:table-cell>
          <table:table-cell table:style-name="ce220"/>
          <table:table-cell table:style-name="ce254"/>
          <table:table-cell table:style-name="ce277"/>
          <table:table-cell table:style-name="ce289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449" office:value-type="string" calcext:value-type="string" table:number-columns-spanned="3" table:number-rows-spanned="1">
            <text:p>안정화</text:p>
          </table:table-cell>
          <table:covered-table-cell table:style-name="ce316"/>
          <table:covered-table-cell table:style-name="ce477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5"/>
          <table:table-cell table:style-name="ce39"/>
          <table:table-cell table:style-name="ce49"/>
          <table:table-cell table:style-name="ce63"/>
          <table:table-cell table:style-name="ce85" table:number-columns-repeated="2"/>
          <table:table-cell table:style-name="ce118" table:number-columns-repeated="2"/>
          <table:table-cell table:style-name="ce137"/>
          <table:table-cell table:style-name="ce118"/>
          <table:table-cell table:style-name="ce148"/>
          <table:table-cell table:style-name="ce180"/>
          <table:table-cell table:style-name="ce195" table:number-columns-repeated="2"/>
          <table:table-cell table:style-name="ce220" office:value-type="string" calcext:value-type="string">
            <text:p>유지보수계획서</text:p>
          </table:table-cell>
          <table:table-cell table:style-name="ce254"/>
          <table:table-cell table:style-name="ce277"/>
          <table:table-cell table:style-name="ce289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448"/>
          <table:table-cell table:style-name="ce316"/>
          <table:table-cell table:style-name="ce477"/>
          <table:table-cell table:style-name="ce6" table:number-columns-repeated="975"/>
          <table:table-cell table:number-columns-repeated="8"/>
        </table:table-row>
        <table:table-row table:style-name="ro6">
          <table:table-cell table:style-name="ce9"/>
          <table:table-cell table:style-name="ce25"/>
          <table:table-cell table:style-name="ce39"/>
          <table:table-cell table:style-name="ce47"/>
          <table:table-cell table:style-name="ce62"/>
          <table:table-cell table:style-name="ce80" table:number-columns-repeated="2"/>
          <table:table-cell table:style-name="ce117" table:number-columns-repeated="2"/>
          <table:table-cell table:style-name="ce136"/>
          <table:table-cell table:style-name="ce117"/>
          <table:table-cell table:style-name="ce151"/>
          <table:table-cell table:style-name="ce170"/>
          <table:table-cell table:style-name="ce194" table:number-columns-repeated="2"/>
          <table:table-cell table:style-name="ce220"/>
          <table:table-cell table:style-name="ce254"/>
          <table:table-cell table:style-name="ce277"/>
          <table:table-cell table:style-name="ce289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448"/>
          <table:table-cell table:style-name="ce316"/>
          <table:table-cell table:style-name="ce477"/>
          <table:table-cell table:style-name="ce9" table:number-columns-repeated="975"/>
          <table:table-cell table:number-columns-repeated="8"/>
        </table:table-row>
        <table:table-row table:style-name="ro6">
          <table:table-cell table:style-name="ce6"/>
          <table:table-cell table:style-name="ce26"/>
          <table:table-cell table:style-name="ce42"/>
          <table:table-cell table:style-name="ce49"/>
          <table:table-cell table:style-name="ce70"/>
          <table:table-cell table:style-name="ce86" table:number-columns-repeated="2"/>
          <table:table-cell table:style-name="ce122" table:number-columns-repeated="2"/>
          <table:table-cell table:style-name="ce141"/>
          <table:table-cell table:style-name="ce122"/>
          <table:table-cell table:style-name="ce152"/>
          <table:table-cell table:style-name="ce181"/>
          <table:table-cell table:style-name="ce201" table:number-columns-repeated="2"/>
          <table:table-cell table:style-name="ce220"/>
          <table:table-cell table:style-name="ce254"/>
          <table:table-cell table:style-name="ce277"/>
          <table:table-cell table:style-name="ce289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339"/>
          <table:table-cell table:style-name="ce289" table:number-columns-repeated="3"/>
          <table:table-cell table:style-name="ce376"/>
          <table:table-cell table:style-name="ce400"/>
          <table:table-cell table:style-name="ce289" table:number-columns-repeated="2"/>
          <table:table-cell table:style-name="ce316"/>
          <table:table-cell table:style-name="ce450"/>
          <table:table-cell table:style-name="ce316"/>
          <table:table-cell table:style-name="ce478"/>
          <table:table-cell table:style-name="ce6" table:number-columns-repeated="975"/>
          <table:table-cell table:number-columns-repeated="8"/>
        </table:table-row>
        <table:table-row table:style-name="ro4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 table:number-rows-repeated="104840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cause" table:base-cell-address="$'e-로봇'.$A$1" table:expression="#REF!"/>
          <table:named-expression table:name="Comments" table:base-cell-address="$'e-로봇'.$A$1" table:expression="#REF!"/>
          <table:named-expression table:name="Severity" table:base-cell-address="$'e-로봇'.$A$1" table:expression="#REF!"/>
          <table:named-expression table:name="State_of_Origin" table:base-cell-address="$'e-로봇'.$A$1" table:expression="#REF!"/>
          <table:named-expression table:name="_2007_12_12" table:base-cell-address="$'e-로봇'.$A$1" table:expression="'e-로봇'!xep1048574"/>
          <table:named-range table:name="_xlnm.Print_Titles" table:base-cell-address="$'e-로봇'.$A$1" table:cell-range-address="$'e-로봇'.$A$1:.$AMJ$6" table:range-usable-as="repeat-column repeat-row"/>
          <table:named-range table:name="_xlnm.Print_Titles_0" table:base-cell-address="$'e-로봇'.$A$1" table:cell-range-address="$'e-로봇'.$A$1:.$AMJ$6" table:range-usable-as="repeat-column repeat-row"/>
          <table:named-range table:name="_xlnm._FilterDatabase" table:base-cell-address="$'e-로봇'.$A$1" table:cell-range-address="$'e-로봇'.$B$5:.$P$15"/>
          <table:named-expression table:name="가중치_전체" table:base-cell-address="$'e-로봇'.$A$1" table:expression="#REF!"/>
        </table:named-expressions>
        <calcext:conditional-formats>
          <calcext:conditional-format calcext:target-range-address="'e-로봇'.M18:'e-로봇'.M18">
            <calcext:condition calcext:apply-style-name="ConditionalStyle_17" calcext:value="contains-text(&quot;지연&quot;)" calcext:base-cell-address="'e-로봇'.M18"/>
            <calcext:condition calcext:apply-style-name="ConditionalStyle_18" calcext:value="contains-text(&quot;종료&quot;)" calcext:base-cell-address="'e-로봇'.M18"/>
            <calcext:condition calcext:apply-style-name="ConditionalStyle_19" calcext:value="contains-text(&quot;진행&quot;)" calcext:base-cell-address="'e-로봇'.M18"/>
          </calcext:conditional-format>
          <calcext:conditional-format calcext:target-range-address="'e-로봇'.M18:'e-로봇'.M18">
            <calcext:condition calcext:apply-style-name="ConditionalStyle_20" calcext:value="contains-text(0)" calcext:base-cell-address="'e-로봇'.M18"/>
          </calcext:conditional-format>
          <calcext:conditional-format calcext:target-range-address="'e-로봇'.M125:'e-로봇'.M125">
            <calcext:condition calcext:apply-style-name="ConditionalStyle_21" calcext:value="contains-text(&quot;지연&quot;)" calcext:base-cell-address="'e-로봇'.M125"/>
            <calcext:condition calcext:apply-style-name="ConditionalStyle_22" calcext:value="contains-text(&quot;종료&quot;)" calcext:base-cell-address="'e-로봇'.M125"/>
            <calcext:condition calcext:apply-style-name="ConditionalStyle_23" calcext:value="contains-text(&quot;진행&quot;)" calcext:base-cell-address="'e-로봇'.M125"/>
          </calcext:conditional-format>
          <calcext:conditional-format calcext:target-range-address="'e-로봇'.M125:'e-로봇'.M125">
            <calcext:condition calcext:apply-style-name="ConditionalStyle_24" calcext:value="contains-text(0)" calcext:base-cell-address="'e-로봇'.M125"/>
          </calcext:conditional-format>
          <calcext:conditional-format calcext:target-range-address="'e-로봇'.M10:'e-로봇'.M10">
            <calcext:condition calcext:apply-style-name="ConditionalStyle_25" calcext:value="contains-text(&quot;지연&quot;)" calcext:base-cell-address="'e-로봇'.M10"/>
            <calcext:condition calcext:apply-style-name="ConditionalStyle_26" calcext:value="contains-text(&quot;종료&quot;)" calcext:base-cell-address="'e-로봇'.M10"/>
            <calcext:condition calcext:apply-style-name="ConditionalStyle_27" calcext:value="contains-text(&quot;진행&quot;)" calcext:base-cell-address="'e-로봇'.M10"/>
          </calcext:conditional-format>
          <calcext:conditional-format calcext:target-range-address="'e-로봇'.M10:'e-로봇'.M10">
            <calcext:condition calcext:apply-style-name="ConditionalStyle_28" calcext:value="contains-text(0)" calcext:base-cell-address="'e-로봇'.M10"/>
          </calcext:conditional-format>
          <calcext:conditional-format calcext:target-range-address="'e-로봇'.M16:'e-로봇'.M16">
            <calcext:condition calcext:apply-style-name="ConditionalStyle_29" calcext:value="contains-text(&quot;지연&quot;)" calcext:base-cell-address="'e-로봇'.M16"/>
            <calcext:condition calcext:apply-style-name="ConditionalStyle_30" calcext:value="contains-text(&quot;종료&quot;)" calcext:base-cell-address="'e-로봇'.M16"/>
            <calcext:condition calcext:apply-style-name="ConditionalStyle_31" calcext:value="contains-text(&quot;진행&quot;)" calcext:base-cell-address="'e-로봇'.M16"/>
          </calcext:conditional-format>
          <calcext:conditional-format calcext:target-range-address="'e-로봇'.M16:'e-로봇'.M16">
            <calcext:condition calcext:apply-style-name="ConditionalStyle_32" calcext:value="contains-text(0)" calcext:base-cell-address="'e-로봇'.M16"/>
          </calcext:conditional-format>
          <calcext:conditional-format calcext:target-range-address="'e-로봇'.M140:'e-로봇'.M147">
            <calcext:condition calcext:apply-style-name="ConditionalStyle_33" calcext:value="contains-text(&quot;지연&quot;)" calcext:base-cell-address="'e-로봇'.M140"/>
            <calcext:condition calcext:apply-style-name="ConditionalStyle_34" calcext:value="contains-text(&quot;종료&quot;)" calcext:base-cell-address="'e-로봇'.M140"/>
            <calcext:condition calcext:apply-style-name="ConditionalStyle_35" calcext:value="contains-text(&quot;진행&quot;)" calcext:base-cell-address="'e-로봇'.M140"/>
          </calcext:conditional-format>
          <calcext:conditional-format calcext:target-range-address="'e-로봇'.M140:'e-로봇'.M147">
            <calcext:condition calcext:apply-style-name="ConditionalStyle_36" calcext:value="contains-text(0)" calcext:base-cell-address="'e-로봇'.M140"/>
          </calcext:conditional-format>
          <calcext:conditional-format calcext:target-range-address="'e-로봇'.M11:'e-로봇'.M11">
            <calcext:condition calcext:apply-style-name="ConditionalStyle_37" calcext:value="contains-text(0)" calcext:base-cell-address="'e-로봇'.M11"/>
          </calcext:conditional-format>
          <calcext:conditional-format calcext:target-range-address="'e-로봇'.M11:'e-로봇'.M11">
            <calcext:condition calcext:apply-style-name="ConditionalStyle_38" calcext:value="contains-text(&quot;지연&quot;)" calcext:base-cell-address="'e-로봇'.M11"/>
            <calcext:condition calcext:apply-style-name="ConditionalStyle_39" calcext:value="contains-text(&quot;종료&quot;)" calcext:base-cell-address="'e-로봇'.M11"/>
            <calcext:condition calcext:apply-style-name="ConditionalStyle_40" calcext:value="contains-text(&quot;진행&quot;)" calcext:base-cell-address="'e-로봇'.M11"/>
          </calcext:conditional-format>
          <calcext:conditional-format calcext:target-range-address="'e-로봇'.M13:'e-로봇'.M13">
            <calcext:condition calcext:apply-style-name="ConditionalStyle_41" calcext:value="contains-text(0)" calcext:base-cell-address="'e-로봇'.M13"/>
          </calcext:conditional-format>
          <calcext:conditional-format calcext:target-range-address="'e-로봇'.M20:'e-로봇'.M20">
            <calcext:condition calcext:apply-style-name="ConditionalStyle_42" calcext:value="contains-text(&quot;지연&quot;)" calcext:base-cell-address="'e-로봇'.M20"/>
            <calcext:condition calcext:apply-style-name="ConditionalStyle_43" calcext:value="contains-text(&quot;종료&quot;)" calcext:base-cell-address="'e-로봇'.M20"/>
            <calcext:condition calcext:apply-style-name="ConditionalStyle_44" calcext:value="contains-text(&quot;진행&quot;)" calcext:base-cell-address="'e-로봇'.M20"/>
          </calcext:conditional-format>
          <calcext:conditional-format calcext:target-range-address="'e-로봇'.M20:'e-로봇'.M20">
            <calcext:condition calcext:apply-style-name="ConditionalStyle_45" calcext:value="contains-text(0)" calcext:base-cell-address="'e-로봇'.M20"/>
          </calcext:conditional-format>
          <calcext:conditional-format calcext:target-range-address="'e-로봇'.M13:'e-로봇'.M13">
            <calcext:condition calcext:apply-style-name="ConditionalStyle_46" calcext:value="contains-text(&quot;지연&quot;)" calcext:base-cell-address="'e-로봇'.M13"/>
            <calcext:condition calcext:apply-style-name="ConditionalStyle_47" calcext:value="contains-text(&quot;종료&quot;)" calcext:base-cell-address="'e-로봇'.M13"/>
            <calcext:condition calcext:apply-style-name="ConditionalStyle_48" calcext:value="contains-text(&quot;진행&quot;)" calcext:base-cell-address="'e-로봇'.M13"/>
          </calcext:conditional-format>
          <calcext:conditional-format calcext:target-range-address="'e-로봇'.M19:'e-로봇'.M19">
            <calcext:condition calcext:apply-style-name="ConditionalStyle_49" calcext:value="contains-text(&quot;지연&quot;)" calcext:base-cell-address="'e-로봇'.M19"/>
            <calcext:condition calcext:apply-style-name="ConditionalStyle_50" calcext:value="contains-text(&quot;종료&quot;)" calcext:base-cell-address="'e-로봇'.M19"/>
            <calcext:condition calcext:apply-style-name="ConditionalStyle_51" calcext:value="contains-text(&quot;진행&quot;)" calcext:base-cell-address="'e-로봇'.M19"/>
          </calcext:conditional-format>
          <calcext:conditional-format calcext:target-range-address="'e-로봇'.M19:'e-로봇'.M19">
            <calcext:condition calcext:apply-style-name="ConditionalStyle_52" calcext:value="contains-text(0)" calcext:base-cell-address="'e-로봇'.M19"/>
          </calcext:conditional-format>
          <calcext:conditional-format calcext:target-range-address="'e-로봇'.M128:'e-로봇'.M128">
            <calcext:condition calcext:apply-style-name="ConditionalStyle_53" calcext:value="contains-text(0)" calcext:base-cell-address="'e-로봇'.M128"/>
          </calcext:conditional-format>
          <calcext:conditional-format calcext:target-range-address="'e-로봇'.M128:'e-로봇'.M128">
            <calcext:condition calcext:apply-style-name="ConditionalStyle_54" calcext:value="contains-text(&quot;지연&quot;)" calcext:base-cell-address="'e-로봇'.M128"/>
            <calcext:condition calcext:apply-style-name="ConditionalStyle_55" calcext:value="contains-text(&quot;종료&quot;)" calcext:base-cell-address="'e-로봇'.M128"/>
            <calcext:condition calcext:apply-style-name="ConditionalStyle_56" calcext:value="contains-text(&quot;진행&quot;)" calcext:base-cell-address="'e-로봇'.M128"/>
          </calcext:conditional-format>
          <calcext:conditional-format calcext:target-range-address="'e-로봇'.M158:'e-로봇'.M158">
            <calcext:condition calcext:apply-style-name="ConditionalStyle_57" calcext:value="contains-text(0)" calcext:base-cell-address="'e-로봇'.M158"/>
          </calcext:conditional-format>
          <calcext:conditional-format calcext:target-range-address="'e-로봇'.M158:'e-로봇'.M158">
            <calcext:condition calcext:apply-style-name="ConditionalStyle_58" calcext:value="contains-text(&quot;지연&quot;)" calcext:base-cell-address="'e-로봇'.M158"/>
            <calcext:condition calcext:apply-style-name="ConditionalStyle_59" calcext:value="contains-text(&quot;종료&quot;)" calcext:base-cell-address="'e-로봇'.M158"/>
            <calcext:condition calcext:apply-style-name="ConditionalStyle_60" calcext:value="contains-text(&quot;진행&quot;)" calcext:base-cell-address="'e-로봇'.M158"/>
          </calcext:conditional-format>
          <calcext:conditional-format calcext:target-range-address="'e-로봇'.M160:'e-로봇'.M160">
            <calcext:condition calcext:apply-style-name="ConditionalStyle_61" calcext:value="contains-text(&quot;지연&quot;)" calcext:base-cell-address="'e-로봇'.M160"/>
            <calcext:condition calcext:apply-style-name="ConditionalStyle_62" calcext:value="contains-text(&quot;종료&quot;)" calcext:base-cell-address="'e-로봇'.M160"/>
            <calcext:condition calcext:apply-style-name="ConditionalStyle_63" calcext:value="contains-text(&quot;진행&quot;)" calcext:base-cell-address="'e-로봇'.M160"/>
          </calcext:conditional-format>
          <calcext:conditional-format calcext:target-range-address="'e-로봇'.M160:'e-로봇'.M160">
            <calcext:condition calcext:apply-style-name="ConditionalStyle_64" calcext:value="contains-text(0)" calcext:base-cell-address="'e-로봇'.M160"/>
          </calcext:conditional-format>
          <calcext:conditional-format calcext:target-range-address="'e-로봇'.M150:'e-로봇'.M150">
            <calcext:condition calcext:apply-style-name="ConditionalStyle_65" calcext:value="contains-text(&quot;지연&quot;)" calcext:base-cell-address="'e-로봇'.M150"/>
            <calcext:condition calcext:apply-style-name="ConditionalStyle_66" calcext:value="contains-text(&quot;종료&quot;)" calcext:base-cell-address="'e-로봇'.M150"/>
            <calcext:condition calcext:apply-style-name="ConditionalStyle_67" calcext:value="contains-text(&quot;진행&quot;)" calcext:base-cell-address="'e-로봇'.M150"/>
          </calcext:conditional-format>
          <calcext:conditional-format calcext:target-range-address="'e-로봇'.M150:'e-로봇'.M150">
            <calcext:condition calcext:apply-style-name="ConditionalStyle_68" calcext:value="contains-text(0)" calcext:base-cell-address="'e-로봇'.M150"/>
          </calcext:conditional-format>
          <calcext:conditional-format calcext:target-range-address="'e-로봇'.M129:'e-로봇'.M129">
            <calcext:condition calcext:apply-style-name="ConditionalStyle_69" calcext:value="contains-text(&quot;지연&quot;)" calcext:base-cell-address="'e-로봇'.M129"/>
            <calcext:condition calcext:apply-style-name="ConditionalStyle_70" calcext:value="contains-text(&quot;종료&quot;)" calcext:base-cell-address="'e-로봇'.M129"/>
            <calcext:condition calcext:apply-style-name="ConditionalStyle_71" calcext:value="contains-text(&quot;진행&quot;)" calcext:base-cell-address="'e-로봇'.M129"/>
          </calcext:conditional-format>
          <calcext:conditional-format calcext:target-range-address="'e-로봇'.M129:'e-로봇'.M129">
            <calcext:condition calcext:apply-style-name="ConditionalStyle_72" calcext:value="contains-text(0)" calcext:base-cell-address="'e-로봇'.M129"/>
          </calcext:conditional-format>
          <calcext:conditional-format calcext:target-range-address="'e-로봇'.M126:'e-로봇'.M126">
            <calcext:condition calcext:apply-style-name="ConditionalStyle_73" calcext:value="contains-text(&quot;지연&quot;)" calcext:base-cell-address="'e-로봇'.M126"/>
            <calcext:condition calcext:apply-style-name="ConditionalStyle_74" calcext:value="contains-text(&quot;종료&quot;)" calcext:base-cell-address="'e-로봇'.M126"/>
            <calcext:condition calcext:apply-style-name="ConditionalStyle_75" calcext:value="contains-text(&quot;진행&quot;)" calcext:base-cell-address="'e-로봇'.M126"/>
          </calcext:conditional-format>
          <calcext:conditional-format calcext:target-range-address="'e-로봇'.M126:'e-로봇'.M126">
            <calcext:condition calcext:apply-style-name="ConditionalStyle_76" calcext:value="contains-text(0)" calcext:base-cell-address="'e-로봇'.M126"/>
          </calcext:conditional-format>
        </calcext:conditional-formats>
      </table:table>
      <table:named-expressions>
        <table:named-expression table:name="cause" table:base-cell-address="$'e-로봇'.$A$1" table:expression="#REF!"/>
        <table:named-expression table:name="Comments" table:base-cell-address="$'e-로봇'.$A$1" table:expression="#REF!"/>
        <table:named-expression table:name="Ltst_TestLog" table:base-cell-address="$'e-로봇'.$A$1" table:expression="&quot;'Test log'&quot;"/>
        <table:named-expression table:name="Severity" table:base-cell-address="$'e-로봇'.$A$1" table:expression="#REF!"/>
        <table:named-expression table:name="State_of_Origin" table:base-cell-address="$'e-로봇'.$A$1" table:expression="#REF!"/>
        <table:named-expression table:name="_2007_12_12" table:base-cell-address="$'e-로봇'.$A$1" table:expression="#REF!"/>
        <table:named-expression table:name="가중치_전체" table:base-cell-address="$'e-로봇'.$A$1" table:expression="#REF!"/>
      </table:named-expressions>
      <table:database-ranges>
        <table:database-range table:name="__Anonymous_Sheet_DB__0" table:target-range-address="'e-로봇'.B5:'e-로봇'.P1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돋움" svg:font-family="돋움" style:font-family-generic="modern"/>
    <style:font-face style:name="맑은 고딕" svg:font-family="'맑은 고딕'" style:font-family-generic="modern"/>
    <style:font-face style:name="나눔고딕" svg:font-family="나눔고딕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number number:decimal-places="3" loext:min-decimal-places="3" number:min-integer-digits="1"/>
      <number:text> </number:text>
    </number:number-style>
    <number:number-style style:name="N154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/>
      <number:text> </number:text>
    </number:number-style>
    <number:number-style style:name="N15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56P0"/>
    </number:number-style>
    <number:date-style style:name="N157">
      <number:month number:style="long"/>
      <number:text>.</number:text>
      <number:day number:style="long"/>
    </number:date-style>
    <number:date-style style:name="N158">
      <number:month number:style="long"/>
      <number:text>월 </number:text>
      <number:day number:style="long"/>
      <number:text>일</number:text>
    </number:date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fill-character> </loext:fill-character>
      <number:text>- </number:text>
    </number:number-style>
    <number:text-style style:name="N10182" number:language="ko" number:country="KR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style:font-name="나눔고딕" fo:font-family="나눔고딕" style:font-family-generic="swiss" fo:font-size="11pt" style:font-name-asian="나눔고딕" style:font-family-asian="나눔고딕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bold" style:font-size-asian="11pt" style:font-style-asian="normal" style:font-weight-asian="bold" style:font-name-complex="돋움" style:font-family-complex="돋움" style:font-family-generic-complex="modern" style:font-size-complex="11pt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3" style:display-name="ConditionalStyle_3" style:family="table-cell" style:parent-style-name="Default">
      <style:table-cell-properties fo:background-color="#ffffff"/>
    </style:style>
    <style:style style:name="ConditionalStyle_5f_4" style:display-name="ConditionalStyle_4" style:family="table-cell" style:parent-style-name="Default">
      <style:table-cell-properties fo:background-color="#ffffff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92d050"/>
    </style:style>
    <style:style style:name="ConditionalStyle_5f_7" style:display-name="ConditionalStyle_7" style:family="table-cell" style:parent-style-name="Default">
      <style:table-cell-properties fo:background-color="#ffffff"/>
    </style:style>
    <style:style style:name="ConditionalStyle_5f_8" style:display-name="ConditionalStyle_8" style:family="table-cell" style:parent-style-name="Default">
      <style:table-cell-properties fo:background-color="#ffffff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ffff"/>
    </style:style>
    <style:style style:name="ConditionalStyle_5f_12" style:display-name="ConditionalStyle_12" style:family="table-cell" style:parent-style-name="Default">
      <style:table-cell-properties fo:background-color="#ffffff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92d050"/>
    </style:style>
    <style:style style:name="ConditionalStyle_5f_15" style:display-name="ConditionalStyle_15" style:family="table-cell" style:parent-style-name="Default">
      <style:table-cell-properties fo:background-color="#ffffff"/>
    </style:style>
    <style:style style:name="ConditionalStyle_5f_16" style:display-name="ConditionalStyle_16" style:family="table-cell" style:parent-style-name="Default">
      <style:table-cell-properties fo:background-color="#ffffff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92d050"/>
    </style:style>
    <style:style style:name="ConditionalStyle_5f_19" style:display-name="ConditionalStyle_19" style:family="table-cell" style:parent-style-name="Default">
      <style:table-cell-properties fo:background-color="#ffffff"/>
    </style:style>
    <style:style style:name="ConditionalStyle_5f_20" style:display-name="ConditionalStyle_20" style:family="table-cell" style:parent-style-name="Default">
      <style:table-cell-properties fo:background-color="#ffffff"/>
    </style:style>
    <style:style style:name="ConditionalStyle_5f_21" style:display-name="ConditionalStyle_21" style:family="table-cell" style:parent-style-name="Default">
      <style:table-cell-properties fo:background-color="#ff0000"/>
    </style:style>
    <style:style style:name="ConditionalStyle_5f_22" style:display-name="ConditionalStyle_22" style:family="table-cell" style:parent-style-name="Default">
      <style:table-cell-properties fo:background-color="#92d050"/>
    </style:style>
    <style:style style:name="ConditionalStyle_5f_23" style:display-name="ConditionalStyle_23" style:family="table-cell" style:parent-style-name="Default">
      <style:table-cell-properties fo:background-color="#ffffff"/>
    </style:style>
    <style:style style:name="ConditionalStyle_5f_24" style:display-name="ConditionalStyle_24" style:family="table-cell" style:parent-style-name="Default">
      <style:table-cell-properties fo:background-color="#ffffff"/>
    </style:style>
    <style:style style:name="ConditionalStyle_5f_25" style:display-name="ConditionalStyle_25" style:family="table-cell" style:parent-style-name="Default">
      <style:table-cell-properties fo:background-color="#ff0000"/>
    </style:style>
    <style:style style:name="ConditionalStyle_5f_26" style:display-name="ConditionalStyle_26" style:family="table-cell" style:parent-style-name="Default">
      <style:table-cell-properties fo:background-color="#92d050"/>
    </style:style>
    <style:style style:name="ConditionalStyle_5f_27" style:display-name="ConditionalStyle_27" style:family="table-cell" style:parent-style-name="Default">
      <style:table-cell-properties fo:background-color="#ffffff"/>
    </style:style>
    <style:style style:name="ConditionalStyle_5f_28" style:display-name="ConditionalStyle_28" style:family="table-cell" style:parent-style-name="Default">
      <style:table-cell-properties fo:background-color="#ffffff"/>
    </style:style>
    <style:style style:name="ConditionalStyle_5f_29" style:display-name="ConditionalStyle_29" style:family="table-cell" style:parent-style-name="Default">
      <style:table-cell-properties fo:background-color="#ff0000"/>
    </style:style>
    <style:style style:name="ConditionalStyle_5f_30" style:display-name="ConditionalStyle_30" style:family="table-cell" style:parent-style-name="Default">
      <style:table-cell-properties fo:background-color="#92d050"/>
    </style:style>
    <style:style style:name="ConditionalStyle_5f_31" style:display-name="ConditionalStyle_31" style:family="table-cell" style:parent-style-name="Default">
      <style:table-cell-properties fo:background-color="#ffffff"/>
    </style:style>
    <style:style style:name="ConditionalStyle_5f_32" style:display-name="ConditionalStyle_32" style:family="table-cell" style:parent-style-name="Default">
      <style:table-cell-properties fo:background-color="#ffffff"/>
    </style:style>
    <style:style style:name="ConditionalStyle_5f_33" style:display-name="ConditionalStyle_33" style:family="table-cell" style:parent-style-name="Default">
      <style:table-cell-properties fo:background-color="#ff0000"/>
    </style:style>
    <style:style style:name="ConditionalStyle_5f_34" style:display-name="ConditionalStyle_34" style:family="table-cell" style:parent-style-name="Default">
      <style:table-cell-properties fo:background-color="#92d050"/>
    </style:style>
    <style:style style:name="ConditionalStyle_5f_35" style:display-name="ConditionalStyle_35" style:family="table-cell" style:parent-style-name="Default">
      <style:table-cell-properties fo:background-color="#ffffff"/>
    </style:style>
    <style:style style:name="ConditionalStyle_5f_36" style:display-name="ConditionalStyle_36" style:family="table-cell" style:parent-style-name="Default">
      <style:table-cell-properties fo:background-color="#ffffff"/>
    </style:style>
    <style:style style:name="ConditionalStyle_5f_37" style:display-name="ConditionalStyle_37" style:family="table-cell" style:parent-style-name="Default">
      <style:table-cell-properties fo:background-color="#ffffff"/>
    </style:style>
    <style:style style:name="ConditionalStyle_5f_38" style:display-name="ConditionalStyle_38" style:family="table-cell" style:parent-style-name="Default">
      <style:table-cell-properties fo:background-color="#ff0000"/>
    </style:style>
    <style:style style:name="ConditionalStyle_5f_39" style:display-name="ConditionalStyle_39" style:family="table-cell" style:parent-style-name="Default">
      <style:table-cell-properties fo:background-color="#92d050"/>
    </style:style>
    <style:style style:name="ConditionalStyle_5f_40" style:display-name="ConditionalStyle_40" style:family="table-cell" style:parent-style-name="Default">
      <style:table-cell-properties fo:background-color="#ffffff"/>
    </style:style>
    <style:style style:name="ConditionalStyle_5f_41" style:display-name="ConditionalStyle_41" style:family="table-cell" style:parent-style-name="Default">
      <style:table-cell-properties fo:background-color="#ffffff"/>
    </style:style>
    <style:style style:name="ConditionalStyle_5f_42" style:display-name="ConditionalStyle_42" style:family="table-cell" style:parent-style-name="Default">
      <style:table-cell-properties fo:background-color="#ff0000"/>
    </style:style>
    <style:style style:name="ConditionalStyle_5f_43" style:display-name="ConditionalStyle_43" style:family="table-cell" style:parent-style-name="Default">
      <style:table-cell-properties fo:background-color="#92d050"/>
    </style:style>
    <style:style style:name="ConditionalStyle_5f_44" style:display-name="ConditionalStyle_44" style:family="table-cell" style:parent-style-name="Default">
      <style:table-cell-properties fo:background-color="#ffffff"/>
    </style:style>
    <style:style style:name="ConditionalStyle_5f_45" style:display-name="ConditionalStyle_45" style:family="table-cell" style:parent-style-name="Default">
      <style:table-cell-properties fo:background-color="#ffffff"/>
    </style:style>
    <style:style style:name="ConditionalStyle_5f_46" style:display-name="ConditionalStyle_46" style:family="table-cell" style:parent-style-name="Default">
      <style:table-cell-properties fo:background-color="#ff0000"/>
    </style:style>
    <style:style style:name="ConditionalStyle_5f_47" style:display-name="ConditionalStyle_47" style:family="table-cell" style:parent-style-name="Default">
      <style:table-cell-properties fo:background-color="#92d050"/>
    </style:style>
    <style:style style:name="ConditionalStyle_5f_48" style:display-name="ConditionalStyle_48" style:family="table-cell" style:parent-style-name="Default">
      <style:table-cell-properties fo:background-color="#ffffff"/>
    </style:style>
    <style:style style:name="ConditionalStyle_5f_49" style:display-name="ConditionalStyle_49" style:family="table-cell" style:parent-style-name="Default">
      <style:table-cell-properties fo:background-color="#ff0000"/>
    </style:style>
    <style:style style:name="ConditionalStyle_5f_50" style:display-name="ConditionalStyle_50" style:family="table-cell" style:parent-style-name="Default">
      <style:table-cell-properties fo:background-color="#92d050"/>
    </style:style>
    <style:style style:name="ConditionalStyle_5f_51" style:display-name="ConditionalStyle_51" style:family="table-cell" style:parent-style-name="Default">
      <style:table-cell-properties fo:background-color="#ffffff"/>
    </style:style>
    <style:style style:name="ConditionalStyle_5f_52" style:display-name="ConditionalStyle_52" style:family="table-cell" style:parent-style-name="Default">
      <style:table-cell-properties fo:background-color="#ffffff"/>
    </style:style>
    <style:style style:name="ConditionalStyle_5f_53" style:display-name="ConditionalStyle_53" style:family="table-cell" style:parent-style-name="Default">
      <style:table-cell-properties fo:background-color="#ffffff"/>
    </style:style>
    <style:style style:name="ConditionalStyle_5f_54" style:display-name="ConditionalStyle_54" style:family="table-cell" style:parent-style-name="Default">
      <style:table-cell-properties fo:background-color="#ff0000"/>
    </style:style>
    <style:style style:name="ConditionalStyle_5f_55" style:display-name="ConditionalStyle_55" style:family="table-cell" style:parent-style-name="Default">
      <style:table-cell-properties fo:background-color="#92d050"/>
    </style:style>
    <style:style style:name="ConditionalStyle_5f_56" style:display-name="ConditionalStyle_56" style:family="table-cell" style:parent-style-name="Default">
      <style:table-cell-properties fo:background-color="#ffffff"/>
    </style:style>
    <style:style style:name="ConditionalStyle_5f_57" style:display-name="ConditionalStyle_57" style:family="table-cell" style:parent-style-name="Default">
      <style:table-cell-properties fo:background-color="#ffffff"/>
    </style:style>
    <style:style style:name="ConditionalStyle_5f_58" style:display-name="ConditionalStyle_58" style:family="table-cell" style:parent-style-name="Default">
      <style:table-cell-properties fo:background-color="#ff0000"/>
    </style:style>
    <style:style style:name="ConditionalStyle_5f_59" style:display-name="ConditionalStyle_59" style:family="table-cell" style:parent-style-name="Default">
      <style:table-cell-properties fo:background-color="#92d050"/>
    </style:style>
    <style:style style:name="ConditionalStyle_5f_60" style:display-name="ConditionalStyle_60" style:family="table-cell" style:parent-style-name="Default">
      <style:table-cell-properties fo:background-color="#ffffff"/>
    </style:style>
    <style:style style:name="ConditionalStyle_5f_61" style:display-name="ConditionalStyle_61" style:family="table-cell" style:parent-style-name="Default">
      <style:table-cell-properties fo:background-color="#ff0000"/>
    </style:style>
    <style:style style:name="ConditionalStyle_5f_62" style:display-name="ConditionalStyle_62" style:family="table-cell" style:parent-style-name="Default">
      <style:table-cell-properties fo:background-color="#92d050"/>
    </style:style>
    <style:style style:name="ConditionalStyle_5f_63" style:display-name="ConditionalStyle_63" style:family="table-cell" style:parent-style-name="Default">
      <style:table-cell-properties fo:background-color="#ffffff"/>
    </style:style>
    <style:style style:name="ConditionalStyle_5f_64" style:display-name="ConditionalStyle_64" style:family="table-cell" style:parent-style-name="Default">
      <style:table-cell-properties fo:background-color="#ffffff"/>
    </style:style>
    <style:style style:name="ConditionalStyle_5f_65" style:display-name="ConditionalStyle_65" style:family="table-cell" style:parent-style-name="Default">
      <style:table-cell-properties fo:background-color="#ff0000"/>
    </style:style>
    <style:style style:name="ConditionalStyle_5f_66" style:display-name="ConditionalStyle_66" style:family="table-cell" style:parent-style-name="Default">
      <style:table-cell-properties fo:background-color="#92d050"/>
    </style:style>
    <style:style style:name="ConditionalStyle_5f_67" style:display-name="ConditionalStyle_67" style:family="table-cell" style:parent-style-name="Default">
      <style:table-cell-properties fo:background-color="#ffffff"/>
    </style:style>
    <style:style style:name="ConditionalStyle_5f_68" style:display-name="ConditionalStyle_68" style:family="table-cell" style:parent-style-name="Default">
      <style:table-cell-properties fo:background-color="#ffffff"/>
    </style:style>
    <style:style style:name="ConditionalStyle_5f_69" style:display-name="ConditionalStyle_69" style:family="table-cell" style:parent-style-name="Default">
      <style:table-cell-properties fo:background-color="#ff0000"/>
    </style:style>
    <style:style style:name="ConditionalStyle_5f_70" style:display-name="ConditionalStyle_70" style:family="table-cell" style:parent-style-name="Default">
      <style:table-cell-properties fo:background-color="#92d050"/>
    </style:style>
    <style:style style:name="ConditionalStyle_5f_71" style:display-name="ConditionalStyle_71" style:family="table-cell" style:parent-style-name="Default">
      <style:table-cell-properties fo:background-color="#ffffff"/>
    </style:style>
    <style:style style:name="ConditionalStyle_5f_72" style:display-name="ConditionalStyle_72" style:family="table-cell" style:parent-style-name="Default">
      <style:table-cell-properties fo:background-color="#ffffff"/>
    </style:style>
    <style:style style:name="ConditionalStyle_5f_73" style:display-name="ConditionalStyle_73" style:family="table-cell" style:parent-style-name="Default">
      <style:table-cell-properties fo:background-color="#ff0000"/>
    </style:style>
    <style:style style:name="ConditionalStyle_5f_74" style:display-name="ConditionalStyle_74" style:family="table-cell" style:parent-style-name="Default">
      <style:table-cell-properties fo:background-color="#92d050"/>
    </style:style>
    <style:style style:name="ConditionalStyle_5f_75" style:display-name="ConditionalStyle_75" style:family="table-cell" style:parent-style-name="Default">
      <style:table-cell-properties fo:background-color="#ffffff"/>
    </style:style>
    <style:style style:name="ConditionalStyle_5f_76" style:display-name="ConditionalStyle_76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4mm" fo:margin-bottom="1.99mm" fo:margin-left="1.99mm" fo:margin-right="1.99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00/00/00</text:date>, <text:time style:data-style-name="N2" text:time-value="09:15:07.12427559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e-로봇" style:display-name="PageStyle_e-로봇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4-20T00:53:55</meta:creation-date>
    <meta:initial-creator>Administrator</meta:initial-creator>
    <dc:language>ko-KR</dc:language>
    <meta:print-date>2015-06-29T07:02:41</meta:print-date>
    <dc:date>2018-08-31T09:23:12.739127601</dc:date>
    <meta:editing-cycles>13</meta:editing-cycles>
    <meta:editing-duration>PT1H46M57S</meta:editing-duration>
    <meta:generator>LibreOffice/5.1.6.2$Linux_X86_64 LibreOffice_project/10m0$Build-2</meta:generator>
    <meta:document-statistic meta:table-count="1" meta:cell-count="1280" meta:object-count="0"/>
    <meta:user-defined meta:name="AppVersion">14.0300</meta:user-defined>
    <meta:user-defined meta:name="Company">SKC&amp;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